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標楷體" svg:font-family="標楷體"/>
    <style:font-face style:name="Helv" svg:font-family="Helv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" style:family="table-cell" style:parent-style-name="_21315__20998__20301__32_2_32_2" style:data-style-name="N49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48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_21315__20998__20301__32_2_32_2" style:data-style-name="N4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13" style:family="table-cell" style:parent-style-name="_21315__20998__20301__32_2_32_2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" style:family="table-cell" style:parent-style-name="_21315__20998__20301__32_2_32_2" style:data-style-name="N30">
      <style:table-cell-properties fo:border="thin solid #000000" style:vertical-align="middle" fo:wrap-option="wrap" fo:background-color="#FFFFFF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_21315__20998__20301__32_2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" style:family="table-cell" style:parent-style-name="_21315__20998__20301__32_2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20" style:family="table-cell" style:parent-style-name="_19968__33324__Sheet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_19968__33324__Sheet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26" style:family="table-cell" style:parent-style-name="_21315__20998__20301__32_2_32_2" style:data-style-name="N30">
      <style:table-cell-properties fo:border="thin solid #000000" style:vertical-align="middle" fo:background-color="#FFFFFF"/>
      <style:text-properties fo:color="#000000" style:font-name="Arial" style:font-name-asian="Arial" style:font-name-complex="Arial" style:font-family-generic="swiss"/>
    </style:style>
    <style:style style:name="ce27" style:family="table-cell" style:parent-style-name="_21315__20998__20301__32_2_32_2" style:data-style-name="N3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</style:style>
    <style:style style:name="ce28" style:family="table-cell" style:parent-style-name="_21315__20998__20301__32_2_32_2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ce30" style:family="table-cell" style:parent-style-name="_21315__20998__20301__32_2_32_2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_21315__20998__20301__32_2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_21315__20998__20301__32_2_32_2" style:data-style-name="N3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34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30">
      <style:table-cell-properties style:vertical-align="middle" fo:wrap-option="wrap"/>
      <style:text-properties style:font-name="Arial" style:font-name-asian="Arial" style:font-name-complex="Arial" style:font-family-generic="swiss"/>
    </style:style>
    <style:style style:name="ce41" style:family="table-cell" style:parent-style-name="_21315__20998__20301__32_2_32_2" style:data-style-name="N49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FFFFF" style:shrink-to-fit="tru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6" style:family="table-cell" style:parent-style-name="_21315__20998__20301__32_2_32_2" style:data-style-name="N49">
      <style:table-cell-properties fo:border="thin solid #000000" style:vertical-align="middle" fo:wrap-option="wrap" fo:background-color="#FFFF00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="thin solid #000000" style:vertical-align="middle" fo:background-color="#FFFF00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#FFFF00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FFFF00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52" style:family="table-cell" style:parent-style-name="_21315__20998__20301__32_2_32_2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7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style:vertical-align="middle" fo:wrap-option="wrap" fo:background-color="#FFFF00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49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6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6.0325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8.22854166666667cm"/>
    </style:style>
    <style:style style:name="co10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59.25pt" style:use-optimal-row-height="false" fo:break-before="auto"/>
    </style:style>
    <style:style style:name="ro7" style:family="table-row">
      <style:table-row-properties style:row-height="99.75pt" style:use-optimal-row-height="false" fo:break-before="auto"/>
    </style:style>
    <style:style style:name="ro8" style:family="table-row">
      <style:table-row-properties style:row-height="82.5pt" style:use-optimal-row-height="false" fo:break-before="auto"/>
    </style:style>
    <style:style style:name="ro9" style:family="table-row">
      <style:table-row-properties style:row-height="75pt" style:use-optimal-row-height="false" fo:break-before="auto"/>
    </style:style>
    <style:style style:name="ro10" style:family="table-row">
      <style:table-row-properties style:row-height="87.75pt" style:use-optimal-row-height="false" fo:break-before="auto"/>
    </style:style>
    <style:style style:name="ro11" style:family="table-row">
      <style:table-row-properties style:row-height="81.75pt" style:use-optimal-row-height="false" fo:break-before="auto"/>
    </style:style>
    <style:style style:name="ro12" style:family="table-row">
      <style:table-row-properties style:row-height="79.5pt" style:use-optimal-row-height="false" fo:break-before="auto"/>
    </style:style>
    <style:style style:name="ro13" style:family="table-row">
      <style:table-row-properties style:row-height="111pt" style:use-optimal-row-height="false" fo:break-before="auto"/>
    </style:style>
    <style:style style:name="ro14" style:family="table-row">
      <style:table-row-properties style:row-height="68.25pt" style:use-optimal-row-height="false" fo:break-before="auto"/>
    </style:style>
    <style:style style:name="ro15" style:family="table-row">
      <style:table-row-properties style:row-height="88.5pt" style:use-optimal-row-height="false" fo:break-before="auto"/>
    </style:style>
    <style:style style:name="ro16" style:family="table-row">
      <style:table-row-properties style:row-height="94.5pt" style:use-optimal-row-height="false" fo:break-before="auto"/>
    </style:style>
    <style:style style:name="ro17" style:family="table-row">
      <style:table-row-properties style:row-height="73.5pt" style:use-optimal-row-height="false" fo:break-before="auto"/>
    </style:style>
    <style:style style:name="ro18" style:family="table-row">
      <style:table-row-properties style:row-height="111.75pt" style:use-optimal-row-height="false" fo:break-before="auto"/>
    </style:style>
    <style:style style:name="ro19" style:family="table-row">
      <style:table-row-properties style:row-height="92.25pt" style:use-optimal-row-height="false" fo:break-before="auto"/>
    </style:style>
    <style:style style:name="ro20" style:family="table-row">
      <style:table-row-properties style:row-height="83.25pt" style:use-optimal-row-height="false" fo:break-before="auto"/>
    </style:style>
    <style:style style:name="ro21" style:family="table-row">
      <style:table-row-properties style:row-height="77.25pt" style:use-optimal-row-height="false" fo:break-before="auto"/>
    </style:style>
    <style:style style:name="ro22" style:family="table-row">
      <style:table-row-properties style:row-height="90pt" style:use-optimal-row-height="false" fo:break-before="auto"/>
    </style:style>
    <style:style style:name="ro23" style:family="table-row">
      <style:table-row-properties style:row-height="89.25pt" style:use-optimal-row-height="false" fo:break-before="auto"/>
    </style:style>
    <style:style style:name="ro24" style:family="table-row">
      <style:table-row-properties style:row-height="134.25pt" style:use-optimal-row-height="false" fo:break-before="auto"/>
    </style:style>
    <style:style style:name="ro25" style:family="table-row">
      <style:table-row-properties style:row-height="141pt" style:use-optimal-row-height="false" fo:break-before="auto"/>
    </style:style>
    <style:style style:name="ro26" style:family="table-row">
      <style:table-row-properties style:row-height="254.25pt" style:use-optimal-row-height="false" fo:break-before="auto"/>
    </style:style>
    <style:style style:name="ro27" style:family="table-row">
      <style:table-row-properties style:row-height="248.25pt" style:use-optimal-row-height="false" fo:break-before="auto"/>
    </style:style>
    <style:style style:name="ro28" style:family="table-row">
      <style:table-row-properties style:row-height="255pt" style:use-optimal-row-height="false" fo:break-before="auto"/>
    </style:style>
    <style:style style:name="ro29" style:family="table-row">
      <style:table-row-properties style:row-height="250.5pt" style:use-optimal-row-height="false" fo:break-before="auto"/>
    </style:style>
    <style:style style:name="ro30" style:family="table-row">
      <style:table-row-properties style:row-height="261pt" style:use-optimal-row-height="false" fo:break-before="auto"/>
    </style:style>
    <style:style style:name="ro31" style:family="table-row">
      <style:table-row-properties style:row-height="258.75pt" style:use-optimal-row-height="false" fo:break-before="auto"/>
    </style:style>
    <style:style style:name="ro32" style:family="table-row">
      <style:table-row-properties style:row-height="262.5pt" style:use-optimal-row-height="false" fo:break-before="auto"/>
    </style:style>
    <style:style style:name="ro33" style:family="table-row">
      <style:table-row-properties style:row-height="255.75pt" style:use-optimal-row-height="false" fo:break-before="auto"/>
    </style:style>
    <style:style style:name="ro34" style:family="table-row">
      <style:table-row-properties style:row-height="270pt" style:use-optimal-row-height="false" fo:break-before="auto"/>
    </style:style>
    <style:style style:name="ro35" style:family="table-row">
      <style:table-row-properties style:row-height="135pt" style:use-optimal-row-height="false" fo:break-before="auto"/>
    </style:style>
    <style:style style:name="ro36" style:family="table-row">
      <style:table-row-properties style:row-height="256.5pt" style:use-optimal-row-height="false" fo:break-before="auto"/>
    </style:style>
    <style:style style:name="ro37" style:family="table-row">
      <style:table-row-properties style:row-height="252.75pt" style:use-optimal-row-height="false" fo:break-before="auto"/>
    </style:style>
    <style:style style:name="ro38" style:family="table-row">
      <style:table-row-properties style:row-height="249pt" style:use-optimal-row-height="false" fo:break-before="auto"/>
    </style:style>
    <style:style style:name="ro39" style:family="table-row">
      <style:table-row-properties style:row-height="253.5pt" style:use-optimal-row-height="false" fo:break-before="auto"/>
    </style:style>
    <style:style style:name="ro40" style:family="table-row">
      <style:table-row-properties style:row-height="184.5pt" style:use-optimal-row-height="false" fo:break-before="auto"/>
    </style:style>
    <style:style style:name="ro41" style:family="table-row">
      <style:table-row-properties style:row-height="242.25pt" style:use-optimal-row-height="false" fo:break-before="auto"/>
    </style:style>
    <style:style style:name="ro42" style:family="table-row">
      <style:table-row-properties style:row-height="42.75pt" style:use-optimal-row-height="false" fo:break-before="auto"/>
    </style:style>
    <style:style style:name="ro43" style:family="table-row">
      <style:table-row-properties style:row-height="33pt" style:use-optimal-row-height="true" fo:break-before="auto"/>
    </style:style>
    <style:style style:name="ro44" style:family="table-row">
      <style:table-row-properties style:row-height="84pt" style:use-optimal-row-height="false" fo:break-before="auto"/>
    </style:style>
    <style:style style:name="ro4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  <style:map style:condition="is-true-formula(msoxl:AND(COUNTIF($B$510:$B$510, B510)&gt;1,NOT(ISBLANK(B510))))" style:apply-style-name="cf1" style:base-cell-address="公告.B510"/>
      <style:map style:condition="is-true-formula(msoxl:AND(COUNTIF($B$510:$B$510, B510)&gt;1,NOT(ISBLANK(B510))))" style:apply-style-name="cf1" style:base-cell-address="公告.B510"/>
      <style:map style:condition="is-true-formula(msoxl:AND(COUNTIF($B$128:$B$510, B128)&gt;1,NOT(ISBLANK(B128))))" style:apply-style-name="cf2" style:base-cell-address="公告.B128"/>
      <style:map style:condition="is-true-formula(msoxl:AND(COUNTIF($B$128:$B$510, B128)&gt;1,NOT(ISBLANK(B128))))" style:apply-style-name="cf3" style:base-cell-address="公告.B128"/>
      <style:map style:condition="is-true-formula(msoxl:AND(COUNTIF($B$128:$B$510, B128)&gt;1,NOT(ISBLANK(B128))))" style:apply-style-name="cf4" style:base-cell-address="公告.B128"/>
      <style:map style:condition="is-true-formula(msoxl:AND(COUNTIF($B$128:$B$510, B128)&gt;1,NOT(ISBLANK(B128))))" style:apply-style-name="cf5" style:base-cell-address="公告.B128"/>
      <style:map style:condition="is-true-formula(msoxl:AND(COUNTIF($B$128:$B$510, B128)&gt;1,NOT(ISBLANK(B128))))" style:apply-style-name="cf6" style:base-cell-address="公告.B128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  <style:map style:condition="is-true-formula(msoxl:AND(COUNTIF($B$128:$B$510, B128)&gt;1,NOT(ISBLANK(B128))))" style:apply-style-name="cf2" style:base-cell-address="公告.B128"/>
      <style:map style:condition="is-true-formula(msoxl:AND(COUNTIF($B$128:$B$510, B128)&gt;1,NOT(ISBLANK(B128))))" style:apply-style-name="cf3" style:base-cell-address="公告.B128"/>
      <style:map style:condition="is-true-formula(msoxl:AND(COUNTIF($B$128:$B$510, B128)&gt;1,NOT(ISBLANK(B128))))" style:apply-style-name="cf4" style:base-cell-address="公告.B128"/>
      <style:map style:condition="is-true-formula(msoxl:AND(COUNTIF($B$128:$B$510, B128)&gt;1,NOT(ISBLANK(B128))))" style:apply-style-name="cf5" style:base-cell-address="公告.B128"/>
      <style:map style:condition="is-true-formula(msoxl:AND(COUNTIF($B$128:$B$510, B128)&gt;1,NOT(ISBLANK(B128))))" style:apply-style-name="cf6" style:base-cell-address="公告.B128"/>
    </style:style>
    <style:style style:name="ce71" style:family="table-cell" style:parent-style-name="Default" style:data-style-name="N3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  <style:map style:condition="is-true-formula(msoxl:AND(COUNTIF($B$128:$B$510, B128)&gt;1,NOT(ISBLANK(B128))))" style:apply-style-name="cf2" style:base-cell-address="公告.B128"/>
      <style:map style:condition="is-true-formula(msoxl:AND(COUNTIF($B$128:$B$510, B128)&gt;1,NOT(ISBLANK(B128))))" style:apply-style-name="cf3" style:base-cell-address="公告.B128"/>
      <style:map style:condition="is-true-formula(msoxl:AND(COUNTIF($B$128:$B$510, B128)&gt;1,NOT(ISBLANK(B128))))" style:apply-style-name="cf4" style:base-cell-address="公告.B128"/>
      <style:map style:condition="is-true-formula(msoxl:AND(COUNTIF($B$128:$B$510, B128)&gt;1,NOT(ISBLANK(B128))))" style:apply-style-name="cf5" style:base-cell-address="公告.B128"/>
      <style:map style:condition="is-true-formula(msoxl:AND(COUNTIF($B$128:$B$510, B128)&gt;1,NOT(ISBLANK(B128))))" style:apply-style-name="cf6" style:base-cell-address="公告.B128"/>
    </style:style>
    <style:style style:name="ce72" style:family="table-cell" style:parent-style-name="_21315__20998__20301__32_2_32_2" style:data-style-name="N30">
      <style:table-cell-properties fo:border="thin solid #000000" style:vertical-align="middle" fo:wrap-option="wrap" fo:background-color="#FFFFFF"/>
      <style:text-properties fo:color="#000000" style:font-name="Arial" style:font-name-asian="Arial" style:font-name-complex="Arial" style:font-family-generic="swiss"/>
      <style:map style:condition="is-true-formula(msoxl:AND(COUNTIF($B$128:$B$510, B128)&gt;1,NOT(ISBLANK(B128))))" style:apply-style-name="cf2" style:base-cell-address="公告.B128"/>
      <style:map style:condition="is-true-formula(msoxl:AND(COUNTIF($B$128:$B$510, B128)&gt;1,NOT(ISBLANK(B128))))" style:apply-style-name="cf3" style:base-cell-address="公告.B128"/>
      <style:map style:condition="is-true-formula(msoxl:AND(COUNTIF($B$128:$B$510, B128)&gt;1,NOT(ISBLANK(B128))))" style:apply-style-name="cf4" style:base-cell-address="公告.B128"/>
      <style:map style:condition="is-true-formula(msoxl:AND(COUNTIF($B$128:$B$510, B128)&gt;1,NOT(ISBLANK(B128))))" style:apply-style-name="cf5" style:base-cell-address="公告.B128"/>
      <style:map style:condition="is-true-formula(msoxl:AND(COUNTIF($B$128:$B$510, B128)&gt;1,NOT(ISBLANK(B128))))" style:apply-style-name="cf6" style:base-cell-address="公告.B128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  <style:map style:condition="is-true-formula(msoxl:AND(COUNTIF($B$128:$B$510, B128)&gt;1,NOT(ISBLANK(B128))))" style:apply-style-name="cf2" style:base-cell-address="公告.B128"/>
      <style:map style:condition="is-true-formula(msoxl:AND(COUNTIF($B$128:$B$510, B128)&gt;1,NOT(ISBLANK(B128))))" style:apply-style-name="cf3" style:base-cell-address="公告.B128"/>
      <style:map style:condition="is-true-formula(msoxl:AND(COUNTIF($B$128:$B$510, B128)&gt;1,NOT(ISBLANK(B128))))" style:apply-style-name="cf4" style:base-cell-address="公告.B128"/>
      <style:map style:condition="is-true-formula(msoxl:AND(COUNTIF($B$128:$B$510, B128)&gt;1,NOT(ISBLANK(B128))))" style:apply-style-name="cf5" style:base-cell-address="公告.B128"/>
      <style:map style:condition="is-true-formula(msoxl:AND(COUNTIF($B$128:$B$510, B128)&gt;1,NOT(ISBLANK(B128))))" style:apply-style-name="cf6" style:base-cell-address="公告.B128"/>
    </style:style>
  </office:automatic-styles>
  <office:body>
    <office:spreadsheet>
      <table:calculation-settings table:case-sensitive="false" table:search-criteria-must-apply-to-whole-cell="false"/>
      <table:table table:name="公告" table:style-name="ta1" table:print-ranges="公告.A1:公告.I513">
        <table:table-column table:style-name="co1" table:default-cell-style-name="ce38"/>
        <table:table-column table:style-name="co2" table:default-cell-style-name="ce39"/>
        <table:table-column table:style-name="co3" table:default-cell-style-name="ce40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40"/>
        <table:table-column table:style-name="co8" table:default-cell-style-name="ce8"/>
        <table:table-column table:style-name="co9" table:default-cell-style-name="ce8"/>
        <table:table-column table:style-name="co10" table:number-columns-repeated="16375" table:default-cell-style-name="ce1"/>
        <table:table-row table:style-name="ro1">
          <table:table-cell office:value-type="string" table:number-columns-spanned="9" table:number-rows-spanned="1" table:style-name="ce63">
            <text:p><text:span text:style-name="T2">新北市政府</text:span>104<text:span text:style-name="T2">年度對議員所提地方建設建議事項處理明細表</text:span>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63">
            <text:p><text:span text:style-name="T2">至</text:span>104<text:span text:style-name="T2">年</text:span>6<text:span text:style-name="T2">月止</text:span>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style-name="ce2">
            <text:p><text:span text:style-name="T5">表</text:span>4</text:p>
          </table:table-cell>
          <table:table-cell office:value-type="string" table:number-columns-spanned="7" table:number-rows-spanned="1" table:style-name="ce68">
            <text:p><text:s text:c="35"/>(<text:span text:style-name="T7">本表為半年報</text:span>)</text:p>
          </table:table-cell>
          <table:covered-table-cell table:number-columns-repeated="6"/>
          <table:table-cell office:value-type="string" table:style-name="ce10">
            <text:p><text:span text:style-name="T5">單位：新臺幣千元</text:span>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2" table:style-name="ce65">
            <text:p><text:span text:style-name="T5">姓名</text:span></text:p>
          </table:table-cell>
          <table:table-cell office:value-type="string" table:number-columns-spanned="1" table:number-rows-spanned="2" table:style-name="ce66">
            <text:p><text:span text:style-name="T5">建議項目及內容</text:span></text:p>
          </table:table-cell>
          <table:table-cell office:value-type="string" table:number-columns-spanned="1" table:number-rows-spanned="2" table:style-name="ce65">
            <text:p><text:span text:style-name="T5">建議地點</text:span></text:p>
          </table:table-cell>
          <table:table-cell office:value-type="string" table:number-columns-spanned="1" table:number-rows-spanned="2" table:style-name="ce66">
            <text:p><text:span text:style-name="T5">建議金額</text:span></text:p>
          </table:table-cell>
          <table:table-cell office:value-type="string" table:number-columns-spanned="5" table:number-rows-spanned="1" table:style-name="ce67">
            <text:p><text:span text:style-name="T5">核定情形</text:span></text:p>
          </table:table-cell>
          <table:covered-table-cell table:number-columns-repeated="4"/>
          <table:table-cell table:number-columns-repeated="16375" table:style-name="ce57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6">
            <text:p><text:span text:style-name="T5">核定金額</text:span></text:p>
          </table:table-cell>
          <table:table-cell office:value-type="string" table:style-name="ce54">
            <text:p><text:span text:style-name="T5">經費支用科目</text:span></text:p>
          </table:table-cell>
          <table:table-cell office:value-type="string" table:style-name="ce55">
            <text:p><text:span text:style-name="T5">主辦機關</text:span></text:p>
          </table:table-cell>
          <table:table-cell office:value-type="string" table:style-name="ce56">
            <text:p><text:span text:style-name="T5">招標方式</text:span></text:p>
          </table:table-cell>
          <table:table-cell office:value-type="string" table:style-name="ce54">
            <text:p><text:span text:style-name="T5">得標廠商</text:span></text:p>
          </table:table-cell>
          <table:table-cell table:number-columns-repeated="16375" table:style-name="ce57"/>
        </table:table-row>
        <table:table-row table:style-name="ro5">
          <table:table-cell office:value-type="string" table:number-columns-spanned="2" table:number-rows-spanned="1" table:style-name="ce62">
            <text:p><text:span text:style-name="T3">總計</text:span></text:p>
          </table:table-cell>
          <table:covered-table-cell/>
          <table:table-cell table:style-name="ce45"/>
          <table:table-cell office:value-type="float" office:value="96018.192999999999" table:formula="msoxl:=SUM(D7:D513)" table:style-name="ce46">
            <text:p><text:s/>96,018<text:s/></text:p>
          </table:table-cell>
          <table:table-cell office:value-type="float" office:value="93979.156000000003" table:formula="msoxl:=SUM(E7:E513)" table:style-name="ce46">
            <text:p><text:s/>93,979<text:s/>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number-columns-repeated="16375" table:style-name="ce58"/>
        </table:table-row>
        <table:table-row table:style-name="ro6">
          <table:table-cell office:value-type="string" table:style-name="ce11">
            <text:p><text:span text:style-name="T9">廖正良</text:span></text:p>
          </table:table-cell>
          <table:table-cell office:value-type="string" table:style-name="ce12">
            <text:p><text:span text:style-name="T9">廣播系統維修</text:span></text:p>
          </table:table-cell>
          <table:table-cell office:value-type="string" table:style-name="ce13">
            <text:p><text:span text:style-name="T3">福德里</text:span></text:p>
          </table:table-cell>
          <table:table-cell office:value-type="float" office:value="93" table:style-name="ce3">
            <text:p><text:s/>93<text:s/></text:p>
          </table:table-cell>
          <table:table-cell office:value-type="float" office:value="93" table:style-name="ce3">
            <text:p><text:s/>93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易聲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鍾宏仁</text:span></text:p>
          </table:table-cell>
          <table:table-cell office:value-type="string" table:style-name="ce12">
            <text:p><text:span text:style-name="T9">購置筆記型電腦及彩色影印機</text:span></text:p>
          </table:table-cell>
          <table:table-cell office:value-type="string" table:style-name="ce13">
            <text:p><text:span text:style-name="T3">自強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47" table:style-name="ce3">
            <text:p><text:s/>147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  <text:p><text:span text:style-name="T3">共同供應契約</text:span></text:p>
          </table:table-cell>
          <table:table-cell office:value-type="string" table:style-name="ce52">
            <text:p>史代新股份有限公司</text:p>
            <text:p>震旦行股份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黃林玲玲</text:span></text:p>
          </table:table-cell>
          <table:table-cell office:value-type="string" table:style-name="ce12">
            <text:p><text:span text:style-name="T9">購置影印機</text:span></text:p>
          </table:table-cell>
          <table:table-cell office:value-type="string" table:style-name="ce13">
            <text:p><text:span text:style-name="T3">昌平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台灣京瓷辦公資訊系統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黃林玲玲</text:span></text:p>
          </table:table-cell>
          <table:table-cell office:value-type="string" table:style-name="ce12">
            <text:p><text:span text:style-name="T9">購置數位複合機</text:span>(<text:span text:style-name="T9">影印機</text:span>)</text:p>
          </table:table-cell>
          <table:table-cell office:value-type="string" table:style-name="ce13">
            <text:p><text:span text:style-name="T3">建福里辦公處</text:span></text:p>
          </table:table-cell>
          <table:table-cell office:value-type="float" office:value="80" table:style-name="ce3">
            <text:p><text:s/>80<text:s/></text:p>
          </table:table-cell>
          <table:table-cell office:value-type="float" office:value="80" table:style-name="ce3">
            <text:p><text:s/>8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耀樁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周雅玲</text:span></text:p>
          </table:table-cell>
          <table:table-cell office:value-type="string" table:style-name="ce12">
            <text:p><text:span text:style-name="T9">磺港里戶外籃球場改善工程</text:span></text:p>
          </table:table-cell>
          <table:table-cell office:value-type="string" table:style-name="ce13">
            <text:p><text:span text:style-name="T3">磺港里戶外籃球場</text:span></text:p>
          </table:table-cell>
          <table:table-cell office:value-type="float" office:value="1000" table:style-name="ce3">
            <text:p><text:s/>1,000<text:s/></text:p>
          </table:table-cell>
          <table:table-cell office:value-type="float" office:value="1000" table:style-name="ce3">
            <text:p><text:s/>1,0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金山區公所</text:span></text:p>
          </table:table-cell>
          <table:table-cell office:value-type="string" table:style-name="ce14">
            <text:p><text:span text:style-name="T3">公開招標</text:span></text:p>
          </table:table-cell>
          <table:table-cell office:value-type="string" table:style-name="ce13">
            <text:p><text:span text:style-name="T3">博允土木技師事務所</text:span></text:p>
            <text:p><text:span text:style-name="T3">甲等土木包工業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廖正良</text:span></text:p>
          </table:table-cell>
          <table:table-cell office:value-type="string" table:style-name="ce12">
            <text:p><text:span text:style-name="T9">按摩椅</text:span></text:p>
          </table:table-cell>
          <table:table-cell office:value-type="string" table:style-name="ce13">
            <text:p><text:span text:style-name="T3">湖蓮里辦公處</text:span></text:p>
          </table:table-cell>
          <table:table-cell office:value-type="float" office:value="80" table:style-name="ce3">
            <text:p><text:s/>80<text:s/></text:p>
          </table:table-cell>
          <table:table-cell office:value-type="float" office:value="79" table:style-name="ce3">
            <text:p><text:s/>7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強生運動科技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鄭戴麗香</text:span></text:p>
          </table:table-cell>
          <table:table-cell office:value-type="string" table:style-name="ce12">
            <text:p><text:span text:style-name="T9">無線廣播系統整合及新增財物購置</text:span></text:p>
          </table:table-cell>
          <table:table-cell office:value-type="string" table:style-name="ce13">
            <text:p><text:span text:style-name="T3">大崁里內</text:span></text:p>
          </table:table-cell>
          <table:table-cell office:value-type="float" office:value="192" table:style-name="ce3">
            <text:p><text:s/>192<text:s/></text:p>
          </table:table-cell>
          <table:table-cell office:value-type="float" office:value="192" table:style-name="ce3">
            <text:p><text:s/>192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八里區公所</text:span></text:p>
          </table:table-cell>
          <table:table-cell office:value-type="string" table:style-name="ce14">
            <text:p><text:span text:style-name="T3">公開招標</text:span></text:p>
          </table:table-cell>
          <table:table-cell office:value-type="string" table:style-name="ce13">
            <text:p><text:span text:style-name="T3">大誠通信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影印機相關設備</text:span></text:p>
          </table:table-cell>
          <table:table-cell office:value-type="string" table:style-name="ce13">
            <text:p><text:span text:style-name="T3">東安里辦公處</text:span></text:p>
          </table:table-cell>
          <table:table-cell office:value-type="float" office:value="96" table:style-name="ce3">
            <text:p><text:s/>96<text:s/></text:p>
          </table:table-cell>
          <table:table-cell office:value-type="float" office:value="96" table:style-name="ce3">
            <text:p><text:s/>9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震旦行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陳世榮</text:span></text:p>
          </table:table-cell>
          <table:table-cell office:value-type="string" table:style-name="ce12">
            <text:p><text:span text:style-name="T9">購置辦公設備</text:span>(<text:span text:style-name="T9">印表機</text:span>.<text:span text:style-name="T9">資料櫃</text:span>.<text:span text:style-name="T9">辦公桌椅</text:span>.<text:span text:style-name="T9">大茶几</text:span>)</text:p>
          </table:table-cell>
          <table:table-cell office:value-type="string" table:style-name="ce13">
            <text:p><text:span text:style-name="T3">西鶯里辦公處</text:span></text:p>
          </table:table-cell>
          <table:table-cell office:value-type="float" office:value="90" table:style-name="ce3">
            <text:p><text:s/>90<text:s/></text:p>
          </table:table-cell>
          <table:table-cell office:value-type="float" office:value="90" table:style-name="ce3">
            <text:p><text:s/>9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凱聖資訊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血壓機及飲水機</text:span></text:p>
          </table:table-cell>
          <table:table-cell office:value-type="string" table:style-name="ce13">
            <text:p><text:span text:style-name="T3">民生里辦公處</text:span></text:p>
          </table:table-cell>
          <table:table-cell office:value-type="float" office:value="90" table:style-name="ce3">
            <text:p><text:s/>90<text:s/></text:p>
          </table:table-cell>
          <table:table-cell office:value-type="float" office:value="51" table:style-name="ce3">
            <text:p><text:s/>51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陞霖科技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冷氣機</text:span></text:p>
          </table:table-cell>
          <table:table-cell office:value-type="string" table:style-name="ce13">
            <text:p><text:span text:style-name="T3">福壽市民活動中心</text:span></text:p>
          </table:table-cell>
          <table:table-cell office:value-type="float" office:value="69" table:style-name="ce3">
            <text:p><text:s/>69<text:s/></text:p>
          </table:table-cell>
          <table:table-cell office:value-type="float" office:value="67" table:style-name="ce3">
            <text:p><text:s/>67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亨嘉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陳文治</text:span></text:p>
          </table:table-cell>
          <table:table-cell office:value-type="string" table:style-name="ce12">
            <text:p><text:span text:style-name="T9">購置影印機</text:span></text:p>
          </table:table-cell>
          <table:table-cell office:value-type="string" table:style-name="ce13">
            <text:p><text:span text:style-name="T3">裕民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86" table:style-name="ce3">
            <text:p><text:s/>8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耀樁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7">
          <table:table-cell office:value-type="string" table:style-name="ce11">
            <text:p><text:span text:style-name="T9">陳啟能</text:span></text:p>
          </table:table-cell>
          <table:table-cell office:value-type="string" table:style-name="ce12">
            <text:p><text:span text:style-name="T9">購置辦公設備</text:span>(<text:span text:style-name="T9">半牛皮沙發、冷氣機、雷射印表機</text:span>.<text:span text:style-name="T9">桌上型電腦</text:span>.<text:span text:style-name="T9">數位相機</text:span>.<text:span text:style-name="T9">歌林電暖氣、泡茶機</text:span>)</text:p>
          </table:table-cell>
          <table:table-cell office:value-type="string" table:style-name="ce13">
            <text:p><text:span text:style-name="T3">溪墘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蘆洲區公所</text:span></text:p>
          </table:table-cell>
          <table:table-cell office:value-type="string" table:style-name="ce14">
            <text:p><text:span text:style-name="T3">共同供應契約、逕洽廠商</text:span></text:p>
          </table:table-cell>
          <table:table-cell office:value-type="string" table:style-name="ce52">
            <text:p>永記家具行</text:p>
            <text:p>冠成家電</text:p>
            <text:p>特力屋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陳文治</text:span></text:p>
          </table:table-cell>
          <table:table-cell office:value-type="string" table:style-name="ce12">
            <text:p><text:span text:style-name="T9">購置冰箱及防水型無線電對講機</text:span></text:p>
          </table:table-cell>
          <table:table-cell office:value-type="string" table:style-name="ce13">
            <text:p><text:span text:style-name="T3">裕民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48" table:style-name="ce3">
            <text:p><text:s/>4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、逕洽廠商</text:span></text:p>
          </table:table-cell>
          <table:table-cell office:value-type="string" table:style-name="ce52">
            <text:p>大同綜合訊電股份有限公司</text:p>
            <text:p>上瀛通訊器材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何淑峯</text:span></text:p>
          </table:table-cell>
          <table:table-cell office:value-type="string" table:style-name="ce12">
            <text:p><text:span text:style-name="T9">購置影印機</text:span></text:p>
          </table:table-cell>
          <table:table-cell office:value-type="string" table:style-name="ce13">
            <text:p><text:span text:style-name="T3">龍鳳里辦公處</text:span></text:p>
          </table:table-cell>
          <table:table-cell office:value-type="float" office:value="80" table:style-name="ce3">
            <text:p><text:s/>80<text:s/></text:p>
          </table:table-cell>
          <table:table-cell office:value-type="float" office:value="80" table:style-name="ce3">
            <text:p><text:s/>8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耀椿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8">
          <table:table-cell office:value-type="string" table:style-name="ce11">
            <text:p><text:span text:style-name="T9">連斐璠</text:span></text:p>
          </table:table-cell>
          <table:table-cell office:value-type="string" table:style-name="ce12">
            <text:p><text:span text:style-name="T9">公共工程專業設備購置</text:span></text:p>
          </table:table-cell>
          <table:table-cell office:value-type="string" table:style-name="ce13">
            <text:p><text:span text:style-name="T3">永和區公所</text:span></text:p>
          </table:table-cell>
          <table:table-cell office:value-type="float" office:value="400" table:style-name="ce3">
            <text:p><text:s/>400<text:s/></text:p>
          </table:table-cell>
          <table:table-cell office:value-type="float" office:value="400" table:style-name="ce3">
            <text:p><text:s/>4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永和區公所</text:span></text:p>
          </table:table-cell>
          <table:table-cell office:value-type="string" table:style-name="ce14">
            <text:p><text:span text:style-name="T3">軟體</text:span>-<text:span text:style-name="T3">開口合約</text:span></text:p>
            <text:p><text:span text:style-name="T3">平板電腦</text:span>-<text:span text:style-name="T3">逕洽廠商</text:span></text:p>
          </table:table-cell>
          <table:table-cell office:value-type="string" table:style-name="ce52">
            <text:p>大塚資訊科技股份有限公司</text:p>
            <text:p>華詡企業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洪佳君</text:span></text:p>
          </table:table-cell>
          <table:table-cell office:value-type="string" table:style-name="ce12">
            <text:p><text:span text:style-name="T9">筆記型電腦及數位相機</text:span></text:p>
          </table:table-cell>
          <table:table-cell office:value-type="string" table:style-name="ce13">
            <text:p><text:span text:style-name="T3">三興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49" table:style-name="ce3">
            <text:p><text:s/>4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樹林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能企業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9">
          <table:table-cell office:value-type="string" table:style-name="ce11">
            <text:p><text:span text:style-name="T9">黃俊哲</text:span></text:p>
          </table:table-cell>
          <table:table-cell office:value-type="string" table:style-name="ce12">
            <text:p><text:span text:style-name="T9">購置</text:span>LED<text:span text:style-name="T9">字幕機及飲水機</text:span></text:p>
          </table:table-cell>
          <table:table-cell office:value-type="string" table:style-name="ce13">
            <text:p>1.LED<text:span text:style-name="T3">字幕機：</text:span></text:p>
            <text:p><text:span text:style-name="T3">板橋區南雅西路二段</text:span>319<text:span text:style-name="T3">巷</text:span>22<text:span text:style-name="T3">號後牆</text:span></text:p>
            <text:p>2.<text:span text:style-name="T3">飲水機</text:span>:<text:span text:style-name="T3">香雅里辦公處</text:span></text:p>
          </table:table-cell>
          <table:table-cell office:value-type="float" office:value="95" table:style-name="ce3">
            <text:p><text:s/>95<text:s/></text:p>
          </table:table-cell>
          <table:table-cell office:value-type="float" office:value="94" table:style-name="ce3">
            <text:p><text:s/>94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張晉婷</text:span></text:p>
          </table:table-cell>
          <table:table-cell office:value-type="string" table:style-name="ce12">
            <text:p><text:span text:style-name="T9">隧道式全自動血壓計</text:span></text:p>
          </table:table-cell>
          <table:table-cell office:value-type="string" table:style-name="ce13">
            <text:p><text:span text:style-name="T3">成泰里辦公處</text:span></text:p>
          </table:table-cell>
          <table:table-cell office:value-type="float" office:value="63" table:style-name="ce3">
            <text:p><text:s/>63<text:s/></text:p>
          </table:table-cell>
          <table:table-cell office:value-type="float" office:value="63" table:style-name="ce3">
            <text:p><text:s/>63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保豐堂藥品儀器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陳世榮</text:span></text:p>
          </table:table-cell>
          <table:table-cell office:value-type="string" table:style-name="ce12">
            <text:p><text:span text:style-name="T9">設置廣播設備</text:span></text:p>
          </table:table-cell>
          <table:table-cell office:value-type="string" table:style-name="ce13">
            <text:p><text:span text:style-name="T3">大湖路及國際二路區段</text:span>(<text:span text:style-name="T3">大湖里</text:span>)</text:p>
          </table:table-cell>
          <table:table-cell office:value-type="float" office:value="98" table:style-name="ce3">
            <text:p><text:s/>98<text:s/></text:p>
          </table:table-cell>
          <table:table-cell office:value-type="float" office:value="97" table:style-name="ce3">
            <text:p><text:s/>97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筌駿資訊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蔡錦賢</text:span></text:p>
          </table:table-cell>
          <table:table-cell office:value-type="string" table:style-name="ce12">
            <text:p><text:span text:style-name="T9">設置廣播系統</text:span></text:p>
          </table:table-cell>
          <table:table-cell office:value-type="string" table:style-name="ce13">
            <text:p><text:span text:style-name="T3">中和里內</text:span></text:p>
          </table:table-cell>
          <table:table-cell office:value-type="float" office:value="99" table:style-name="ce3">
            <text:p><text:s/>99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揚德廣告實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鍾宏仁</text:span></text:p>
          </table:table-cell>
          <table:table-cell office:value-type="string" table:style-name="ce12">
            <text:p><text:span text:style-name="T9">購置個人電腦及字幕機</text:span></text:p>
          </table:table-cell>
          <table:table-cell office:value-type="string" table:style-name="ce13">
            <text:p><text:span text:style-name="T3">中原里辦公處、</text:span></text:p>
            <text:p><text:span text:style-name="T3">中港路中慶巷</text:span>26<text:span text:style-name="T3">號</text:span></text:p>
          </table:table-cell>
          <table:table-cell office:value-type="float" office:value="60" table:style-name="ce3">
            <text:p><text:s/>60<text:s/></text:p>
          </table:table-cell>
          <table:table-cell office:value-type="float" office:value="60" table:style-name="ce3">
            <text:p><text:s/>6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、逕洽廠商</text:span></text:p>
          </table:table-cell>
          <table:table-cell office:value-type="string" table:style-name="ce52">
            <text:p>京旻科技有限公司</text:p>
            <text:p>元智光電</text:p>
          </table:table-cell>
          <table:table-cell table:style-name="ce61"/>
          <table:table-cell table:number-columns-repeated="16374" table:style-name="ce57"/>
        </table:table-row>
        <table:table-row table:style-name="ro10">
          <table:table-cell office:value-type="string" table:style-name="ce11">
            <text:p><text:span text:style-name="T9">蔡葉偉</text:span></text:p>
          </table:table-cell>
          <table:table-cell office:value-type="string" table:style-name="ce12">
            <text:p><text:span text:style-name="T9">冷氣機、吹葉機、辦公事務機及電腦等設備</text:span></text:p>
          </table:table-cell>
          <table:table-cell office:value-type="string" table:style-name="ce13">
            <text:p><text:span text:style-name="T3">水源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展星電器行</text:span></text:p>
            <text:p><text:span text:style-name="T3">宜益有限公司</text:span></text:p>
            <text:p><text:span text:style-name="T3">沛眾有限公司</text:span></text:p>
            <text:p><text:span text:style-name="T3">禾曜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11">
          <table:table-cell office:value-type="string" table:style-name="ce11">
            <text:p><text:span text:style-name="T9">彭成龍</text:span></text:p>
          </table:table-cell>
          <table:table-cell office:value-type="string" table:style-name="ce12">
            <text:p><text:span text:style-name="T9">影印機、傳真套件、折合式會議桌</text:span></text:p>
          </table:table-cell>
          <table:table-cell office:value-type="string" table:style-name="ce13">
            <text:p><text:span text:style-name="T3">清溪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土城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52">
            <text:p>沈氏環科公司</text:p>
            <text:p>凱創國際股份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洪佳君</text:span></text:p>
          </table:table-cell>
          <table:table-cell office:value-type="string" table:style-name="ce12">
            <text:p><text:span text:style-name="T9">擴充廣播系統</text:span></text:p>
          </table:table-cell>
          <table:table-cell office:value-type="string" table:style-name="ce13">
            <text:p><text:span text:style-name="T3">永吉里內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6" table:style-name="ce3">
            <text:p><text:s/>9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筌駿資訊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12">
          <table:table-cell office:value-type="string" table:style-name="ce11">
            <text:p><text:span text:style-name="T9">陳世榮</text:span></text:p>
          </table:table-cell>
          <table:table-cell office:value-type="string" table:style-name="ce12">
            <text:p><text:span text:style-name="T9">辦公設備</text:span></text:p>
          </table:table-cell>
          <table:table-cell office:value-type="string" table:style-name="ce13">
            <text:p><text:span text:style-name="T3">建德里辦公處</text:span></text:p>
          </table:table-cell>
          <table:table-cell office:value-type="float" office:value="98" table:style-name="ce3">
            <text:p><text:s/>98<text:s/></text:p>
          </table:table-cell>
          <table:table-cell office:value-type="float" office:value="96" table:style-name="ce3">
            <text:p><text:s/>9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大瓏傢俱裝潢工程行</text:p>
            <text:p>百恆威實業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劉美芳</text:span></text:p>
          </table:table-cell>
          <table:table-cell office:value-type="string" table:style-name="ce12">
            <text:p><text:span text:style-name="T9">購置多媒體數位影音播放機及數位綜合擴大機等設備</text:span></text:p>
          </table:table-cell>
          <table:table-cell office:value-type="string" table:style-name="ce13">
            <text:p><text:span text:style-name="T3">溪頭里辦公處</text:span></text:p>
          </table:table-cell>
          <table:table-cell office:value-type="float" office:value="69" table:style-name="ce3">
            <text:p><text:s/>69<text:s/></text:p>
          </table:table-cell>
          <table:table-cell office:value-type="float" office:value="69" table:style-name="ce3">
            <text:p><text:s/>6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台積科技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13">
          <table:table-cell office:value-type="string" table:style-name="ce11">
            <text:p><text:span text:style-name="T9">陳鴻源</text:span></text:p>
          </table:table-cell>
          <table:table-cell office:value-type="string" table:style-name="ce12">
            <text:p>104<text:span text:style-name="T9">年擴充永和區公所相關設備購置</text:span></text:p>
          </table:table-cell>
          <table:table-cell office:value-type="string" table:style-name="ce13">
            <text:p><text:span text:style-name="T3">永和區公所</text:span></text:p>
          </table:table-cell>
          <table:table-cell office:value-type="float" office:value="300" table:style-name="ce3">
            <text:p><text:s/>300<text:s/></text:p>
          </table:table-cell>
          <table:table-cell office:value-type="float" office:value="300" table:style-name="ce3">
            <text:p><text:s/>3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永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爽爾國際有限公司</text:p>
            <text:p>皇訊國際有限公司</text:p>
            <text:p>雄鉅實業有限公司</text:p>
            <text:p>松妙有限公司</text:p>
            <text:p>力拓電動工具行</text:p>
            <text:p>御風科技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白珮茹</text:span></text:p>
          </table:table-cell>
          <table:table-cell office:value-type="string" table:style-name="ce12">
            <text:p><text:span text:style-name="T9">新北市雙溪區平林里</text:span>12<text:span text:style-name="T9">鄰竹寮坑路駁坎改善工程</text:span></text:p>
          </table:table-cell>
          <table:table-cell office:value-type="string" table:style-name="ce13">
            <text:p><text:span text:style-name="T3">雙溪區公所</text:span></text:p>
          </table:table-cell>
          <table:table-cell office:value-type="float" office:value="532" table:style-name="ce3">
            <text:p><text:s/>532<text:s/></text:p>
          </table:table-cell>
          <table:table-cell office:value-type="float" office:value="532" table:style-name="ce3">
            <text:p><text:s/>532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雙溪區公所</text:span></text:p>
          </table:table-cell>
          <table:table-cell office:value-type="string" table:style-name="ce14">
            <text:p><text:span text:style-name="T3">公開招標</text:span></text:p>
          </table:table-cell>
          <table:table-cell office:value-type="string" table:style-name="ce52">
            <text:p>千甲營造有限公司</text:p>
          </table:table-cell>
          <table:table-cell table:style-name="ce61"/>
          <table:table-cell table:number-columns-repeated="16374" table:style-name="ce57"/>
        </table:table-row>
        <table:table-row table:style-name="ro14">
          <table:table-cell office:value-type="string" table:style-name="ce11">
            <text:p><text:span text:style-name="T9">高敏慧</text:span></text:p>
          </table:table-cell>
          <table:table-cell office:value-type="string" table:style-name="ce12">
            <text:p><text:span text:style-name="T9">新北市雙溪區平林里</text:span>12<text:span text:style-name="T9">鄰竹寮坑道路排水改善工程</text:span></text:p>
          </table:table-cell>
          <table:table-cell office:value-type="string" table:style-name="ce13">
            <text:p><text:span text:style-name="T3">雙溪區公所</text:span></text:p>
          </table:table-cell>
          <table:table-cell office:value-type="float" office:value="511" table:style-name="ce3">
            <text:p><text:s/>511<text:s/></text:p>
          </table:table-cell>
          <table:table-cell office:value-type="float" office:value="511" table:style-name="ce3">
            <text:p><text:s/>511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雙溪區公所</text:span></text:p>
          </table:table-cell>
          <table:table-cell office:value-type="string" table:style-name="ce14">
            <text:p><text:span text:style-name="T3">公開招標</text:span></text:p>
          </table:table-cell>
          <table:table-cell office:value-type="string" table:style-name="ce52">
            <text:p>千甲營造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鄭戴麗香</text:span></text:p>
          </table:table-cell>
          <table:table-cell office:value-type="string" table:style-name="ce12">
            <text:p><text:span text:style-name="T9">設置廣播系統</text:span></text:p>
          </table:table-cell>
          <table:table-cell office:value-type="string" table:style-name="ce13">
            <text:p><text:span text:style-name="T3">淡水區興仁里</text:span></text:p>
          </table:table-cell>
          <table:table-cell office:value-type="float" office:value="96" table:style-name="ce3">
            <text:p><text:s/>96<text:s/></text:p>
          </table:table-cell>
          <table:table-cell office:value-type="float" office:value="95" table:style-name="ce3">
            <text:p><text:s/>95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俊達數位科技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15">
          <table:table-cell office:value-type="string" table:style-name="ce11">
            <text:p><text:span text:style-name="T9">張宏陸</text:span></text:p>
          </table:table-cell>
          <table:table-cell office:value-type="string" table:style-name="ce12">
            <text:p><text:span text:style-name="T9">購置桌上型電腦及辦公桌等設備</text:span></text:p>
          </table:table-cell>
          <table:table-cell office:value-type="string" table:style-name="ce13">
            <text:p><text:span text:style-name="T3">百壽里辦公處</text:span></text:p>
          </table:table-cell>
          <table:table-cell office:value-type="float" office:value="148" table:style-name="ce3">
            <text:p><text:s/>148<text:s/></text:p>
          </table:table-cell>
          <table:table-cell office:value-type="float" office:value="148" table:style-name="ce3">
            <text:p><text:s/>14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、共同供應契約</text:span></text:p>
          </table:table-cell>
          <table:table-cell office:value-type="string" table:style-name="ce52">
            <text:p>赫普電腦有限公司</text:p>
            <text:p>互盛股份有限公司</text:p>
            <text:p>綿海企業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陳啟能</text:span></text:p>
          </table:table-cell>
          <table:table-cell office:value-type="string" table:style-name="ce12">
            <text:p><text:span text:style-name="T9">購置影印機設備</text:span></text:p>
          </table:table-cell>
          <table:table-cell office:value-type="string" table:style-name="ce13">
            <text:p><text:span text:style-name="T3">富福里辦公處</text:span></text:p>
          </table:table-cell>
          <table:table-cell office:value-type="float" office:value="37" table:style-name="ce3">
            <text:p><text:s/>37<text:s/></text:p>
          </table:table-cell>
          <table:table-cell office:value-type="float" office:value="37" table:style-name="ce3">
            <text:p><text:s/>37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震旦行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周雅玲</text:span></text:p>
          </table:table-cell>
          <table:table-cell office:value-type="string" table:style-name="ce12">
            <text:p>LED<text:span text:style-name="T9">電子字幕機設備</text:span></text:p>
          </table:table-cell>
          <table:table-cell office:value-type="string" table:style-name="ce13">
            <text:p><text:span text:style-name="T3">汐止農會附設老人休閒活動中心大門口側邊矮樹叢處</text:span></text:p>
          </table:table-cell>
          <table:table-cell office:value-type="float" office:value="68" table:style-name="ce3">
            <text:p><text:s/>68<text:s/></text:p>
          </table:table-cell>
          <table:table-cell office:value-type="float" office:value="68" table:style-name="ce3">
            <text:p><text:s/>6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輝雄科技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白珮茹</text:span></text:p>
          </table:table-cell>
          <table:table-cell office:value-type="string" table:style-name="ce12">
            <text:p><text:span text:style-name="T9">設備設施購置</text:span>(<text:span text:style-name="T9">隧道式血壓計</text:span>)</text:p>
          </table:table-cell>
          <table:table-cell office:value-type="string" table:style-name="ce13">
            <text:p><text:span text:style-name="T3">康福里活動中心</text:span></text:p>
          </table:table-cell>
          <table:table-cell office:value-type="float" office:value="65" table:style-name="ce3">
            <text:p><text:s/>65<text:s/></text:p>
          </table:table-cell>
          <table:table-cell office:value-type="float" office:value="60" table:style-name="ce3">
            <text:p><text:s/>6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驊晟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沈發惠</text:span></text:p>
          </table:table-cell>
          <table:table-cell office:value-type="string" table:style-name="ce12">
            <text:p><text:span text:style-name="T9">乒乓球桌及按摩椅</text:span></text:p>
          </table:table-cell>
          <table:table-cell office:value-type="string" table:style-name="ce13">
            <text:p><text:span text:style-name="T3">康福里活動中心</text:span></text:p>
          </table:table-cell>
          <table:table-cell office:value-type="float" office:value="49" table:style-name="ce3">
            <text:p><text:s/>49<text:s/></text:p>
          </table:table-cell>
          <table:table-cell office:value-type="float" office:value="48" table:style-name="ce3">
            <text:p><text:s/>4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強生運動科技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宋明宗</text:span></text:p>
          </table:table-cell>
          <table:table-cell office:value-type="string" table:style-name="ce12">
            <text:p><text:span text:style-name="T9">壓克力水晶</text:span>led<text:span text:style-name="T9">告示牌燈箱安裝工程</text:span></text:p>
          </table:table-cell>
          <table:table-cell office:value-type="string" table:style-name="ce13">
            <text:p><text:span text:style-name="T3">德音里成泰路</text:span></text:p>
          </table:table-cell>
          <table:table-cell office:value-type="float" office:value="96" table:style-name="ce3">
            <text:p><text:s/>96<text:s/></text:p>
          </table:table-cell>
          <table:table-cell office:value-type="float" office:value="96" table:style-name="ce3">
            <text:p><text:s/>9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亞俊科技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蔡淑君</text:span></text:p>
          </table:table-cell>
          <table:table-cell office:value-type="string" table:style-name="ce12">
            <text:p><text:span text:style-name="T9">隧道式全自動血壓計</text:span></text:p>
          </table:table-cell>
          <table:table-cell office:value-type="string" table:style-name="ce13">
            <text:p><text:span text:style-name="T3">陸一里辦公處</text:span></text:p>
          </table:table-cell>
          <table:table-cell office:value-type="float" office:value="63" table:style-name="ce3">
            <text:p><text:s/>63<text:s/></text:p>
          </table:table-cell>
          <table:table-cell office:value-type="float" office:value="63" table:style-name="ce3">
            <text:p><text:s/>63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保豐堂藥品儀器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黃俊哲</text:span></text:p>
          </table:table-cell>
          <table:table-cell office:value-type="string" table:style-name="ce12">
            <text:p><text:span text:style-name="T9">購置電子字幕機</text:span></text:p>
          </table:table-cell>
          <table:table-cell office:value-type="string" table:style-name="ce13">
            <text:p><text:span text:style-name="T3">板橋區仁愛路</text:span>62<text:span text:style-name="T3">巷</text:span>15<text:span text:style-name="T3">弄</text:span>16<text:span text:style-name="T3">號旁</text:span></text:p>
          </table:table-cell>
          <table:table-cell office:value-type="float" office:value="52" table:style-name="ce3">
            <text:p><text:s/>52<text:s/></text:p>
          </table:table-cell>
          <table:table-cell office:value-type="float" office:value="52" table:style-name="ce3">
            <text:p><text:s/>52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洪佳君</text:span></text:p>
          </table:table-cell>
          <table:table-cell office:value-type="string" table:style-name="ce12">
            <text:p><text:span text:style-name="T9">廣播系統維護</text:span></text:p>
          </table:table-cell>
          <table:table-cell office:value-type="string" table:style-name="ce13">
            <text:p><text:span text:style-name="T3">建國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達創資訊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冰箱及移動式廣播音響等設備</text:span></text:p>
          </table:table-cell>
          <table:table-cell office:value-type="string" table:style-name="ce13">
            <text:p><text:span text:style-name="T3">振義里辦公處</text:span></text:p>
          </table:table-cell>
          <table:table-cell office:value-type="float" office:value="99" table:style-name="ce3">
            <text:p><text:s/>99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、共同供應契約</text:span></text:p>
          </table:table-cell>
          <table:table-cell office:value-type="string" table:style-name="ce52">
            <text:p>冠成家電有限公司</text:p>
            <text:p>頂能企業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邱婷蔚</text:span></text:p>
          </table:table-cell>
          <table:table-cell office:value-type="string" table:style-name="ce12">
            <text:p><text:span text:style-name="T9">冷氣機設備</text:span></text:p>
          </table:table-cell>
          <table:table-cell office:value-type="string" table:style-name="ce13">
            <text:p><text:span text:style-name="T3">福隆里辦公處</text:span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緯泰電器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邱婷蔚</text:span></text:p>
          </table:table-cell>
          <table:table-cell office:value-type="string" table:style-name="ce12">
            <text:p><text:span text:style-name="T9">設置廣播系統設備</text:span></text:p>
          </table:table-cell>
          <table:table-cell office:value-type="string" table:style-name="ce13">
            <text:p><text:span text:style-name="T3">福隆里辦公處</text:span></text:p>
          </table:table-cell>
          <table:table-cell office:value-type="float" office:value="66" table:style-name="ce3">
            <text:p><text:s/>66<text:s/></text:p>
          </table:table-cell>
          <table:table-cell office:value-type="float" office:value="66" table:style-name="ce3">
            <text:p><text:s/>6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大郭工程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大鵬里中正路</text:span>700<text:span text:style-name="T9">巷內運動休閒地墊更新工程</text:span></text:p>
          </table:table-cell>
          <table:table-cell office:value-type="string" table:style-name="ce13">
            <text:p><text:span text:style-name="T3">中正路</text:span>700<text:span text:style-name="T3">巷內</text:span></text:p>
          </table:table-cell>
          <table:table-cell office:value-type="float" office:value="366" table:style-name="ce3">
            <text:p><text:s/>366<text:s/></text:p>
          </table:table-cell>
          <table:table-cell office:value-type="float" office:value="366" table:style-name="ce3">
            <text:p><text:s/>36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禾盈工程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小城里鄰里公園樹木修剪工程</text:span></text:p>
          </table:table-cell>
          <table:table-cell office:value-type="string" table:style-name="ce13">
            <text:p><text:span text:style-name="T3">僑仁、僑愛、僑義公園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惍星工程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何淑峯</text:span></text:p>
          </table:table-cell>
          <table:table-cell office:value-type="string" table:style-name="ce12">
            <text:p><text:span text:style-name="T9">購置彩色影印機</text:span></text:p>
          </table:table-cell>
          <table:table-cell office:value-type="string" table:style-name="ce13">
            <text:p><text:span text:style-name="T3">昌隆里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震旦行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電子字幕機</text:span></text:p>
          </table:table-cell>
          <table:table-cell office:value-type="string" table:style-name="ce13">
            <text:p><text:span text:style-name="T3">板橋區大明街</text:span>63<text:span text:style-name="T3">巷</text:span>1<text:span text:style-name="T3">弄</text:span>22<text:span text:style-name="T3">號對面涼亭</text:span></text:p>
          </table:table-cell>
          <table:table-cell office:value-type="float" office:value="75" table:style-name="ce3">
            <text:p><text:s/>75<text:s/></text:p>
          </table:table-cell>
          <table:table-cell office:value-type="float" office:value="75" table:style-name="ce3">
            <text:p><text:s/>75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宋明宗</text:span></text:p>
          </table:table-cell>
          <table:table-cell office:value-type="string" table:style-name="ce12">
            <text:p><text:span text:style-name="T9">購置花臺</text:span></text:p>
          </table:table-cell>
          <table:table-cell office:value-type="string" table:style-name="ce13">
            <text:p><text:span text:style-name="T3">集福里成泰路四段</text:span>22<text:span text:style-name="T3">巷清水灣社區前廣場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鉅翔工程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張瑞山</text:span></text:p>
          </table:table-cell>
          <table:table-cell office:value-type="string" table:style-name="ce12">
            <text:p><text:span text:style-name="T9">嘉穗公園羽球場地坪及周邊設施等改善工程</text:span></text:p>
          </table:table-cell>
          <table:table-cell office:value-type="string" table:style-name="ce13">
            <text:p><text:span text:style-name="T3">嘉穗公園</text:span></text:p>
          </table:table-cell>
          <table:table-cell office:value-type="float" office:value="500" table:style-name="ce3">
            <text:p><text:s/>500<text:s/></text:p>
          </table:table-cell>
          <table:table-cell office:value-type="float" office:value="500" table:style-name="ce3">
            <text:p><text:s/>5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中和區公所</text:span></text:p>
          </table:table-cell>
          <table:table-cell office:value-type="string" table:style-name="ce14">
            <text:p><text:span text:style-name="T3">公開招標</text:span></text:p>
          </table:table-cell>
          <table:table-cell office:value-type="string" table:style-name="ce13">
            <text:p><text:span text:style-name="T3">徑宏工程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廖正良</text:span></text:p>
          </table:table-cell>
          <table:table-cell office:value-type="string" table:style-name="ce12">
            <text:p><text:span text:style-name="T9">數位彩色影印機</text:span></text:p>
          </table:table-cell>
          <table:table-cell office:value-type="string" table:style-name="ce13">
            <text:p><text:span text:style-name="T3">興福里辦公處</text:span></text:p>
          </table:table-cell>
          <table:table-cell office:value-type="float" office:value="120" table:style-name="ce3">
            <text:p><text:s/>120<text:s/></text:p>
          </table:table-cell>
          <table:table-cell office:value-type="float" office:value="117" table:style-name="ce3">
            <text:p><text:s/>117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東磊資訊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8">
          <table:table-cell office:value-type="string" table:style-name="ce11">
            <text:p><text:span text:style-name="T9">陳科名</text:span></text:p>
          </table:table-cell>
          <table:table-cell office:value-type="string" table:style-name="ce12">
            <text:p><text:span text:style-name="T9">購置辦公設備</text:span></text:p>
          </table:table-cell>
          <table:table-cell office:value-type="string" table:style-name="ce13">
            <text:p><text:span text:style-name="T3">仁愛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49" table:style-name="ce3">
            <text:p><text:s/>14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林口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協洋辦公家具有限公司</text:p>
            <text:p>捷世行</text:p>
            <text:p>集源淨水設備有限公司</text:p>
            <text:p>麥仕視聽音響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黃俊哲</text:span></text:p>
          </table:table-cell>
          <table:table-cell office:value-type="string" table:style-name="ce12">
            <text:p><text:span text:style-name="T9">新北市板橋區正泰二巷等牆面彩繪工程</text:span></text:p>
          </table:table-cell>
          <table:table-cell office:value-type="string" table:style-name="ce13">
            <text:p><text:span text:style-name="T3">新北市板橋區正泰二巷等牆面</text:span></text:p>
          </table:table-cell>
          <table:table-cell office:value-type="float" office:value="95" table:style-name="ce3">
            <text:p><text:s/>95<text:s/></text:p>
          </table:table-cell>
          <table:table-cell office:value-type="float" office:value="95" table:style-name="ce3">
            <text:p><text:s/>95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德銓廣告企業社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鄭宇恩</text:span></text:p>
          </table:table-cell>
          <table:table-cell office:value-type="string" table:style-name="ce12">
            <text:p><text:span text:style-name="T9">飲水機</text:span></text:p>
          </table:table-cell>
          <table:table-cell office:value-type="string" table:style-name="ce13">
            <text:p><text:span text:style-name="T3">崁頂里辦公處</text:span></text:p>
          </table:table-cell>
          <table:table-cell office:value-type="float" office:value="40" table:style-name="ce3">
            <text:p><text:s/>40<text:s/></text:p>
          </table:table-cell>
          <table:table-cell office:value-type="float" office:value="38" table:style-name="ce3">
            <text:p><text:s/>3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賀眾企業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鄭宇恩</text:span></text:p>
          </table:table-cell>
          <table:table-cell office:value-type="string" table:style-name="ce12">
            <text:p><text:span text:style-name="T9">影印機</text:span></text:p>
          </table:table-cell>
          <table:table-cell office:value-type="string" table:style-name="ce13">
            <text:p><text:span text:style-name="T3">正德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立春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蔡錦賢</text:span></text:p>
          </table:table-cell>
          <table:table-cell office:value-type="string" table:style-name="ce12">
            <text:p>LED<text:span text:style-name="T9">字幕機</text:span></text:p>
          </table:table-cell>
          <table:table-cell office:value-type="string" table:style-name="ce13">
            <text:p><text:span text:style-name="T3">中和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淡水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揚德廣告實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小城里僑信路沿線喬木修剪工程</text:span></text:p>
          </table:table-cell>
          <table:table-cell office:value-type="string" table:style-name="ce13">
            <text:p><text:span text:style-name="T3">僑信路沿線</text:span></text:p>
          </table:table-cell>
          <table:table-cell office:value-type="float" office:value="90" table:style-name="ce3">
            <text:p><text:s/>90<text:s/></text:p>
          </table:table-cell>
          <table:table-cell office:value-type="float" office:value="90" table:style-name="ce3">
            <text:p><text:s/>9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宸筌工程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16">
          <table:table-cell office:value-type="string" table:style-name="ce11">
            <text:p><text:span text:style-name="T9">何淑峯</text:span></text:p>
          </table:table-cell>
          <table:table-cell office:value-type="string" table:style-name="ce12">
            <text:p><text:span text:style-name="T9">幸福里辦公處購置冷氣及血壓計</text:span></text:p>
          </table:table-cell>
          <table:table-cell office:value-type="string" table:style-name="ce13">
            <text:p><text:span text:style-name="T3">幸福里辦公處</text:span></text:p>
          </table:table-cell>
          <table:table-cell office:value-type="float" office:value="106" table:style-name="ce3">
            <text:p><text:s/>106<text:s/></text:p>
          </table:table-cell>
          <table:table-cell office:value-type="float" office:value="106" table:style-name="ce3">
            <text:p><text:s/>10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緯泰電器股份有限公司</text:p>
            <text:p>何崧實業有限公司</text:p>
          </table:table-cell>
          <table:table-cell table:style-name="ce61"/>
          <table:table-cell table:number-columns-repeated="16374" table:style-name="ce57"/>
        </table:table-row>
        <table:table-row table:style-name="ro17">
          <table:table-cell office:value-type="string" table:style-name="ce11">
            <text:p><text:span text:style-name="T9">陳科名</text:span></text:p>
          </table:table-cell>
          <table:table-cell office:value-type="string" table:style-name="ce12">
            <text:p><text:span text:style-name="T9">光榮里辦公處購置辦公設備</text:span></text:p>
          </table:table-cell>
          <table:table-cell office:value-type="string" table:style-name="ce13">
            <text:p><text:span text:style-name="T3">光榮里辦公處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大瀚醫療儀器有限公司</text:p>
            <text:p>金皇企業股份有限公司</text:p>
            <text:p>金儀股份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張宏陸</text:span></text:p>
          </table:table-cell>
          <table:table-cell office:value-type="string" table:style-name="ce12">
            <text:p><text:span text:style-name="T9">購置沙發</text:span></text:p>
          </table:table-cell>
          <table:table-cell office:value-type="string" table:style-name="ce13">
            <text:p><text:span text:style-name="T3">青翠里辦公處</text:span></text:p>
          </table:table-cell>
          <table:table-cell office:value-type="float" office:value="62" table:style-name="ce3">
            <text:p><text:s/>62<text:s/></text:p>
          </table:table-cell>
          <table:table-cell office:value-type="float" office:value="62" table:style-name="ce3">
            <text:p><text:s/>62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能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林國春</text:span></text:p>
          </table:table-cell>
          <table:table-cell office:value-type="string" table:style-name="ce12">
            <text:p><text:span text:style-name="T9">購置社後第</text:span>2<text:span text:style-name="T9">市民活動中心設備</text:span></text:p>
          </table:table-cell>
          <table:table-cell office:value-type="string" table:style-name="ce13">
            <text:p><text:span text:style-name="T3">社後第</text:span>2<text:span text:style-name="T3">市民活動中心</text:span>1<text:span text:style-name="T3">樓</text:span></text:p>
          </table:table-cell>
          <table:table-cell office:value-type="float" office:value="85" table:style-name="ce3">
            <text:p><text:s/>85<text:s/></text:p>
          </table:table-cell>
          <table:table-cell office:value-type="float" office:value="85" table:style-name="ce3">
            <text:p><text:s/>85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百恒威實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王淑慧</text:span></text:p>
          </table:table-cell>
          <table:table-cell office:value-type="string" table:style-name="ce12">
            <text:p><text:span text:style-name="T9">購置冷氣機及相機</text:span></text:p>
          </table:table-cell>
          <table:table-cell office:value-type="string" table:style-name="ce13">
            <text:p><text:span text:style-name="T3">懷翠里辦公處</text:span></text:p>
          </table:table-cell>
          <table:table-cell office:value-type="float" office:value="90" table:style-name="ce3">
            <text:p><text:s/>90<text:s/></text:p>
          </table:table-cell>
          <table:table-cell office:value-type="float" office:value="90" table:style-name="ce3">
            <text:p><text:s/>9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電子字幕機</text:span></text:p>
          </table:table-cell>
          <table:table-cell office:value-type="string" table:style-name="ce13">
            <text:p><text:span text:style-name="T3">板橋區貴興路與大明街口</text:span>(<text:span text:style-name="T3">三角公園</text:span>)</text:p>
          </table:table-cell>
          <table:table-cell office:value-type="float" office:value="73" table:style-name="ce3">
            <text:p><text:s/>73<text:s/></text:p>
          </table:table-cell>
          <table:table-cell office:value-type="float" office:value="73" table:style-name="ce3">
            <text:p><text:s/>73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電子字幕機</text:span></text:p>
          </table:table-cell>
          <table:table-cell office:value-type="string" table:style-name="ce13">
            <text:p><text:span text:style-name="T3">板橋區仁愛路</text:span>73<text:span text:style-name="T3">巷口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影印機</text:span></text:p>
          </table:table-cell>
          <table:table-cell office:value-type="string" table:style-name="ce13">
            <text:p><text:span text:style-name="T3">廣德里辦公處</text:span></text:p>
          </table:table-cell>
          <table:table-cell office:value-type="float" office:value="86" table:style-name="ce3">
            <text:p><text:s/>86<text:s/></text:p>
          </table:table-cell>
          <table:table-cell office:value-type="float" office:value="86" table:style-name="ce3">
            <text:p><text:s/>8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能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邱婷蔚</text:span></text:p>
          </table:table-cell>
          <table:table-cell office:value-type="string" table:style-name="ce12">
            <text:p><text:span text:style-name="T9">崇德里辦公處購置廣播設備</text:span></text:p>
          </table:table-cell>
          <table:table-cell office:value-type="string" table:style-name="ce13">
            <text:p><text:span text:style-name="T3">崇德里辦公處</text:span></text:p>
          </table:table-cell>
          <table:table-cell office:value-type="float" office:value="60" table:style-name="ce3">
            <text:p><text:s/>60<text:s/></text:p>
          </table:table-cell>
          <table:table-cell office:value-type="float" office:value="60" table:style-name="ce3">
            <text:p><text:s/>6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大郭工程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18">
          <table:table-cell office:value-type="string" table:style-name="ce11">
            <text:p><text:span text:style-name="T9">廖正良</text:span></text:p>
          </table:table-cell>
          <table:table-cell office:value-type="string" table:style-name="ce12">
            <text:p><text:span text:style-name="T9">購置筆記型電腦及移動式廣播設備</text:span></text:p>
          </table:table-cell>
          <table:table-cell office:value-type="string" table:style-name="ce13">
            <text:p><text:span text:style-name="T3">金山公所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金山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翔晟電腦維修行</text:p>
            <text:p>金奇美企業有限公司</text:p>
            <text:p>建文電器行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金中玉</text:span></text:p>
          </table:table-cell>
          <table:table-cell office:value-type="string" table:style-name="ce12">
            <text:p><text:span text:style-name="T9">購置高壓清洗機</text:span></text:p>
          </table:table-cell>
          <table:table-cell office:value-type="string" table:style-name="ce13">
            <text:p><text:span text:style-name="T3">日興里辦公處</text:span></text:p>
          </table:table-cell>
          <table:table-cell office:value-type="float" office:value="45" table:style-name="ce3">
            <text:p><text:s/>45<text:s/></text:p>
          </table:table-cell>
          <table:table-cell office:value-type="float" office:value="45" table:style-name="ce3">
            <text:p><text:s/>45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鼎煜貿易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邱婷蔚</text:span></text:p>
          </table:table-cell>
          <table:table-cell office:value-type="string" table:style-name="ce12">
            <text:p><text:span text:style-name="T9">後排水溝修繕疏濬加蓋工程</text:span></text:p>
          </table:table-cell>
          <table:table-cell office:value-type="string" table:style-name="ce13">
            <text:p><text:span text:style-name="T3">三民街</text:span>206<text:span text:style-name="T3">巷</text:span>1-1<text:span text:style-name="T3">號旁</text:span></text:p>
          </table:table-cell>
          <table:table-cell office:value-type="float" office:value="86" table:style-name="ce3">
            <text:p><text:s/>86<text:s/></text:p>
          </table:table-cell>
          <table:table-cell office:value-type="float" office:value="86" table:style-name="ce3">
            <text:p><text:s/>86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萬福環保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廖本煙</text:span></text:p>
          </table:table-cell>
          <table:table-cell office:value-type="string" table:style-name="ce12">
            <text:p><text:span text:style-name="T9">二橋市民活動中心羽球場設置休憩座椅</text:span></text:p>
          </table:table-cell>
          <table:table-cell office:value-type="string" table:style-name="ce13">
            <text:p><text:span text:style-name="T3">二橋市民活動中心外廣場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勝峻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新和活動中心旁籃球場地坪修繕</text:span></text:p>
          </table:table-cell>
          <table:table-cell office:value-type="string" table:style-name="ce13">
            <text:p><text:span text:style-name="T3">新和活動中心旁</text:span></text:p>
          </table:table-cell>
          <table:table-cell office:value-type="float" office:value="300" table:style-name="ce3">
            <text:p><text:s/>300<text:s/></text:p>
          </table:table-cell>
          <table:table-cell office:value-type="float" office:value="281" table:style-name="ce3">
            <text:p><text:s/>281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茂榮土木包工業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曾煥嘉</text:span></text:p>
          </table:table-cell>
          <table:table-cell office:value-type="string" table:style-name="ce12">
            <text:p><text:span text:style-name="T9">購置電冰箱、嵌入式風扇及吊扇</text:span></text:p>
          </table:table-cell>
          <table:table-cell office:value-type="string" table:style-name="ce13">
            <text:p><text:span text:style-name="T3">東安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綿海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何博文</text:span></text:p>
          </table:table-cell>
          <table:table-cell office:value-type="string" table:style-name="ce12">
            <text:p><text:span text:style-name="T9">購置血壓計</text:span></text:p>
          </table:table-cell>
          <table:table-cell office:value-type="string" table:style-name="ce13">
            <text:p><text:span text:style-name="T3">懷翠里辦公處</text:span></text:p>
          </table:table-cell>
          <table:table-cell office:value-type="float" office:value="61" table:style-name="ce3">
            <text:p><text:s/>61<text:s/></text:p>
          </table:table-cell>
          <table:table-cell office:value-type="float" office:value="60" table:style-name="ce3">
            <text:p><text:s/>6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板橋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能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5">
            <text:p><text:span text:style-name="T3">吳琪銘</text:span></text:p>
          </table:table-cell>
          <table:table-cell office:value-type="string" table:style-name="ce16">
            <text:p><text:span text:style-name="T3">沛陂里辦公處購置桌上型電腦及電視等設備</text:span></text:p>
          </table:table-cell>
          <table:table-cell office:value-type="string" table:style-name="ce17">
            <text:p><text:span text:style-name="T3">沛陂里辦公處</text:span></text:p>
          </table:table-cell>
          <table:table-cell office:value-type="float" office:value="100" table:style-name="ce7">
            <text:p><text:s/>100<text:s/></text:p>
          </table:table-cell>
          <table:table-cell office:value-type="float" office:value="100" table:style-name="ce7">
            <text:p><text:s/>100<text:s/></text:p>
          </table:table-cell>
          <table:table-cell office:value-type="string" table:style-name="ce17">
            <text:p><text:span text:style-name="T3">民政業務－民政業務－民政設施－獎補助費－政府機關間之補助</text:span></text:p>
          </table:table-cell>
          <table:table-cell office:value-type="string" table:style-name="ce18">
            <text:p><text:span text:style-name="T3">土城區公所</text:span></text:p>
          </table:table-cell>
          <table:table-cell office:value-type="string" table:style-name="ce18">
            <text:p><text:span text:style-name="T3">共同供應契約</text:span></text:p>
          </table:table-cell>
          <table:table-cell office:value-type="string" table:style-name="ce17">
            <text:p><text:span text:style-name="T3">赫普電腦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19">
          <table:table-cell office:value-type="string" table:style-name="ce19">
            <text:p><text:span text:style-name="T9">吳琪銘</text:span></text:p>
            <text:p><text:span text:style-name="T9">黃永昌</text:span></text:p>
          </table:table-cell>
          <table:table-cell office:value-type="string" table:style-name="ce12">
            <text:p><text:span text:style-name="T9">學成里辦公處購置擴大機、移動式廣播設備、電視機、攝影機</text:span></text:p>
          </table:table-cell>
          <table:table-cell office:value-type="string" table:style-name="ce13">
            <text:p><text:span text:style-name="T3">學成里辦公處</text:span></text:p>
          </table:table-cell>
          <table:table-cell office:value-type="float" office:value="123" table:style-name="ce3">
            <text:p><text:s/>123<text:s/></text:p>
          </table:table-cell>
          <table:table-cell office:value-type="float" office:value="123" table:style-name="ce3">
            <text:p><text:s/>123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土城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52">
            <text:p>皇銘電器有限公司</text:p>
            <text:p>頂能企業股份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陳儀君</text:span></text:p>
          </table:table-cell>
          <table:table-cell office:value-type="string" table:style-name="ce12">
            <text:p><text:span text:style-name="T9">汰換里內小型公布欄及</text:span>LED<text:span text:style-name="T9">電子看板</text:span></text:p>
          </table:table-cell>
          <table:table-cell office:value-type="string" table:style-name="ce13">
            <text:p><text:span text:style-name="T3">北新路</text:span>3<text:span text:style-name="T3">段</text:span>65<text:span text:style-name="T3">巷等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城工程行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黃林玲玲</text:span></text:p>
          </table:table-cell>
          <table:table-cell office:value-type="string" table:style-name="ce12">
            <text:p><text:span text:style-name="T9">移動式擴大機</text:span></text:p>
          </table:table-cell>
          <table:table-cell office:value-type="string" table:style-name="ce13">
            <text:p><text:span text:style-name="T3">立功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順風九九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蘇有仁</text:span></text:p>
          </table:table-cell>
          <table:table-cell office:value-type="string" table:style-name="ce12">
            <text:p><text:span text:style-name="T9">筆記型電腦及血壓計</text:span></text:p>
          </table:table-cell>
          <table:table-cell office:value-type="string" table:style-name="ce13">
            <text:p><text:span text:style-name="T3">樂山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2" table:style-name="ce3">
            <text:p><text:s/>92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樹林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頂能企業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黃林玲玲</text:span></text:p>
          </table:table-cell>
          <table:table-cell office:value-type="string" table:style-name="ce12">
            <text:p><text:span text:style-name="T9">電子白板</text:span></text:p>
          </table:table-cell>
          <table:table-cell office:value-type="string" table:style-name="ce13">
            <text:p><text:span text:style-name="T3">立功里辦公處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晉城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黃林玲玲</text:span></text:p>
          </table:table-cell>
          <table:table-cell office:value-type="string" table:style-name="ce12">
            <text:p><text:span text:style-name="T9">自動感應燈</text:span></text:p>
          </table:table-cell>
          <table:table-cell office:value-type="string" table:style-name="ce13">
            <text:p><text:span text:style-name="T3">建安街、民安街、後港一路</text:span></text:p>
          </table:table-cell>
          <table:table-cell office:value-type="float" office:value="320" table:style-name="ce3">
            <text:p><text:s/>320<text:s/></text:p>
          </table:table-cell>
          <table:table-cell office:value-type="float" office:value="320" table:style-name="ce3">
            <text:p><text:s/>32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莊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富業喜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金中玉</text:span></text:p>
          </table:table-cell>
          <table:table-cell office:value-type="string" table:style-name="ce12">
            <text:p><text:span text:style-name="T9">僑仁公園兒童遊戲區地墊更新工程</text:span></text:p>
          </table:table-cell>
          <table:table-cell office:value-type="string" table:style-name="ce13">
            <text:p><text:span text:style-name="T3">僑仁公園</text:span></text:p>
          </table:table-cell>
          <table:table-cell office:value-type="float" office:value="150" table:style-name="ce3">
            <text:p><text:s/>150<text:s/></text:p>
          </table:table-cell>
          <table:table-cell office:value-type="float" office:value="150" table:style-name="ce3">
            <text:p><text:s/>1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禾盈工程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李坤城</text:span></text:p>
          </table:table-cell>
          <table:table-cell office:value-type="string" table:style-name="ce12">
            <text:p><text:span text:style-name="T9">購置廣播系統設備</text:span></text:p>
          </table:table-cell>
          <table:table-cell office:value-type="string" table:style-name="ce13">
            <text:p><text:span text:style-name="T3">碧華里</text:span>(<text:span text:style-name="T3">集仁街</text:span>)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重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玉昇科技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城中公園旁人行道花臺格柵工程</text:span></text:p>
          </table:table-cell>
          <table:table-cell office:value-type="string" table:style-name="ce13">
            <text:p><text:span text:style-name="T3">城中公園</text:span></text:p>
          </table:table-cell>
          <table:table-cell office:value-type="float" office:value="230" table:style-name="ce3">
            <text:p><text:s/>230<text:s/></text:p>
          </table:table-cell>
          <table:table-cell office:value-type="float" office:value="230" table:style-name="ce3">
            <text:p><text:s/>23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茂榮土木包工業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賴秋媚</text:span></text:p>
          </table:table-cell>
          <table:table-cell office:value-type="string" table:style-name="ce12">
            <text:p><text:span text:style-name="T9">泰林路</text:span>2<text:span text:style-name="T9">段</text:span>349<text:span text:style-name="T9">巷邊巷增設百歲磚花台工程</text:span></text:p>
          </table:table-cell>
          <table:table-cell office:value-type="string" table:style-name="ce13">
            <text:p><text:span text:style-name="T3">泰林路</text:span>2<text:span text:style-name="T3">段</text:span>349<text:span text:style-name="T3">巷邊巷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泰山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大安土木包工業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蘇有仁</text:span></text:p>
          </table:table-cell>
          <table:table-cell office:value-type="string" table:style-name="ce12">
            <text:p><text:span text:style-name="T9">購置設備</text:span></text:p>
          </table:table-cell>
          <table:table-cell office:value-type="string" table:style-name="ce13">
            <text:p><text:span text:style-name="T3">建德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大瓏傢俱裝潢工程行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廖本煙</text:span></text:p>
          </table:table-cell>
          <table:table-cell office:value-type="string" table:style-name="ce12">
            <text:p><text:span text:style-name="T9">購置廣播系統設備</text:span></text:p>
          </table:table-cell>
          <table:table-cell office:value-type="string" table:style-name="ce13">
            <text:p><text:span text:style-name="T3">添福里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三峽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桓康實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張晉婷</text:span></text:p>
          </table:table-cell>
          <table:table-cell office:value-type="string" table:style-name="ce12">
            <text:p><text:span text:style-name="T9">御史路</text:span>1<text:span text:style-name="T9">巷體健公園遊樂場增設工程</text:span></text:p>
          </table:table-cell>
          <table:table-cell office:value-type="string" table:style-name="ce13">
            <text:p><text:span text:style-name="T3">御史路</text:span>1<text:span text:style-name="T3">巷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富幼企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0">
          <table:table-cell office:value-type="string" table:style-name="ce11">
            <text:p><text:span text:style-name="T9">張晉婷</text:span></text:p>
          </table:table-cell>
          <table:table-cell office:value-type="string" table:style-name="ce12">
            <text:p><text:span text:style-name="T9">筆電、印表機</text:span></text:p>
          </table:table-cell>
          <table:table-cell office:value-type="string" table:style-name="ce13">
            <text:p><text:span text:style-name="T3">貿商里辦公處</text:span></text:p>
          </table:table-cell>
          <table:table-cell office:value-type="float" office:value="50" table:style-name="ce3">
            <text:p><text:s/>50<text:s/></text:p>
          </table:table-cell>
          <table:table-cell office:value-type="float" office:value="50" table:style-name="ce3">
            <text:p><text:s/>5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唯碩科技實業有限公司</text:span><text:s text:c="5"/></text:p>
            <text:p><text:span text:style-name="T3">冠轍數位科技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劉哲彰</text:span></text:p>
          </table:table-cell>
          <table:table-cell office:value-type="string" table:style-name="ce12">
            <text:p><text:span text:style-name="T9">吉祥街及玫瑰路排水暨候車亭周邊</text:span></text:p>
          </table:table-cell>
          <table:table-cell office:value-type="string" table:style-name="ce13">
            <text:p><text:span text:style-name="T3">吉祥街及玫瑰路</text:span></text:p>
          </table:table-cell>
          <table:table-cell office:value-type="float" office:value="170" table:style-name="ce3">
            <text:p><text:s/>170<text:s/></text:p>
          </table:table-cell>
          <table:table-cell office:value-type="float" office:value="170" table:style-name="ce3">
            <text:p><text:s/>17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新店區公所</text:span></text:p>
          </table:table-cell>
          <table:table-cell office:value-type="string" table:style-name="ce14">
            <text:p><text:span text:style-name="T3">開口合約</text:span></text:p>
          </table:table-cell>
          <table:table-cell office:value-type="string" table:style-name="ce13">
            <text:p><text:span text:style-name="T3">上誠營造事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白珮茹</text:span></text:p>
          </table:table-cell>
          <table:table-cell office:value-type="string" table:style-name="ce44">
            <text:p>新昌市民活動中心與新北市立圖書館新昌分館樓層裝修</text:p>
          </table:table-cell>
          <table:table-cell office:value-type="string" table:style-name="ce13">
            <text:p><text:span text:style-name="T3">新昌市民活動中心</text:span></text:p>
          </table:table-cell>
          <table:table-cell office:value-type="float" office:value="380" table:style-name="ce3">
            <text:p><text:s/>380<text:s/></text:p>
          </table:table-cell>
          <table:table-cell office:value-type="float" office:value="380" table:style-name="ce3">
            <text:p><text:s/>38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公開招標</text:span></text:p>
            <text:p><text:span text:style-name="T3">逕洽廠商</text:span></text:p>
          </table:table-cell>
          <table:table-cell office:value-type="string" table:style-name="ce52">
            <text:p>芊登設計室內裝修有限公司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廖正良</text:span></text:p>
          </table:table-cell>
          <table:table-cell office:value-type="string" table:style-name="ce12">
            <text:p><text:span text:style-name="T9">數位彩色影印機</text:span></text:p>
          </table:table-cell>
          <table:table-cell office:value-type="string" table:style-name="ce13">
            <text:p><text:span text:style-name="T3">宜興里辦公處</text:span></text:p>
          </table:table-cell>
          <table:table-cell office:value-type="float" office:value="138" table:style-name="ce3">
            <text:p><text:s/>138<text:s/></text:p>
          </table:table-cell>
          <table:table-cell office:value-type="float" office:value="120" table:style-name="ce3">
            <text:p><text:s/>12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汐止區公所</text:span></text:p>
          </table:table-cell>
          <table:table-cell office:value-type="string" table:style-name="ce14">
            <text:p><text:span text:style-name="T3">共同供應契約</text:span></text:p>
          </table:table-cell>
          <table:table-cell office:value-type="string" table:style-name="ce13">
            <text:p><text:span text:style-name="T3">東磊資訊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51">
            <text:p>鍾宏仁</text:p>
          </table:table-cell>
          <table:table-cell office:value-type="string" table:style-name="ce12">
            <text:p><text:span text:style-name="T9">廣播喇叭線路架設工程</text:span></text:p>
          </table:table-cell>
          <table:table-cell office:value-type="string" table:style-name="ce13">
            <text:p><text:span text:style-name="T3">泰林路</text:span>2<text:span text:style-name="T3">段</text:span>459<text:span text:style-name="T3">號至</text:span>522<text:span text:style-name="T3">號及泰林路</text:span>2<text:span text:style-name="T3">路</text:span>459<text:span text:style-name="T3">號至明志路</text:span></text:p>
          </table:table-cell>
          <table:table-cell office:value-type="float" office:value="98" table:style-name="ce3">
            <text:p><text:s/>98<text:s/></text:p>
          </table:table-cell>
          <table:table-cell office:value-type="float" office:value="98" table:style-name="ce3">
            <text:p><text:s/>98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泰山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全員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6">
          <table:table-cell office:value-type="string" table:style-name="ce11">
            <text:p><text:span text:style-name="T9">蘇有仁</text:span></text:p>
          </table:table-cell>
          <table:table-cell office:value-type="string" table:style-name="ce12">
            <text:p><text:span text:style-name="T9">設置廣播設備</text:span></text:p>
          </table:table-cell>
          <table:table-cell office:value-type="string" table:style-name="ce13">
            <text:p><text:span text:style-name="T3">大湖及國際二路區段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99" table:style-name="ce3">
            <text:p><text:s/>99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鶯歌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筌駿資訊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6">
          <table:table-cell office:value-type="string" table:style-name="ce11">
            <text:p><text:span text:style-name="T9">張晉婷</text:span></text:p>
          </table:table-cell>
          <table:table-cell office:value-type="string" table:style-name="ce12">
            <text:p><text:span text:style-name="T9">不銹鋼立柱式公布欄及壓克力板公布欄</text:span></text:p>
          </table:table-cell>
          <table:table-cell office:value-type="string" table:style-name="ce13">
            <text:p><text:span text:style-name="T3">德音國小側門</text:span>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13">
            <text:p><text:span text:style-name="T3">民政業務－民政業務－民政設施－獎補助費－政府機關間之補助</text:span></text:p>
          </table:table-cell>
          <table:table-cell office:value-type="string" table:style-name="ce14">
            <text:p><text:span text:style-name="T3">五股區公所</text:span></text:p>
          </table:table-cell>
          <table:table-cell office:value-type="string" table:style-name="ce14">
            <text:p><text:span text:style-name="T3">逕洽廠商</text:span></text:p>
          </table:table-cell>
          <table:table-cell office:value-type="string" table:style-name="ce13">
            <text:p><text:span text:style-name="T3">勝竣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1">
          <table:table-cell office:value-type="string" table:style-name="ce20">
            <text:p><text:span text:style-name="T3">周勝考</text:span></text:p>
          </table:table-cell>
          <table:table-cell office:value-type="string" table:style-name="ce42">
            <text:p><text:span text:style-name="T3">災情勘查車</text:span></text:p>
          </table:table-cell>
          <table:table-cell office:value-type="string" table:style-name="ce21">
            <text:p><text:span text:style-name="T3">義勇消防總隊新板山搜分隊</text:span></text:p>
          </table:table-cell>
          <table:table-cell office:value-type="float" office:value="850" table:style-name="ce5">
            <text:p>850<text:s/></text:p>
          </table:table-cell>
          <table:table-cell office:value-type="float" office:value="850" table:style-name="ce5">
            <text:p>85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運輸設備費</text:span>-<text:span text:style-name="T3">災情勘查車</text:span>(<text:span text:style-name="T3">含車內設備</text:span>)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共同供應契約</text:span></text:p>
          </table:table-cell>
          <table:table-cell office:value-type="string" table:style-name="ce13">
            <text:p><text:span text:style-name="T3">福昇汽車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1">
          <table:table-cell office:value-type="string" table:style-name="ce20">
            <text:p><text:span text:style-name="T3">吳琪銘</text:span></text:p>
          </table:table-cell>
          <table:table-cell office:value-type="string" table:style-name="ce42">
            <text:p><text:span text:style-name="T3">災情勘查車</text:span></text:p>
          </table:table-cell>
          <table:table-cell office:value-type="string" table:style-name="ce21">
            <text:p><text:span text:style-name="T3">義勇消防總隊第五大隊</text:span></text:p>
          </table:table-cell>
          <table:table-cell office:value-type="float" office:value="850" table:style-name="ce5">
            <text:p>850<text:s/></text:p>
          </table:table-cell>
          <table:table-cell office:value-type="float" office:value="850" table:style-name="ce5">
            <text:p>85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運輸設備費</text:span>-<text:span text:style-name="T3">災情勘查車</text:span>(<text:span text:style-name="T3">含車內設備</text:span>)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共同供應契約</text:span></text:p>
          </table:table-cell>
          <table:table-cell office:value-type="string" table:style-name="ce13">
            <text:p><text:span text:style-name="T3">福昇汽車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2">
          <table:table-cell office:value-type="string" table:style-name="ce20">
            <text:p><text:span text:style-name="T3">陳文治</text:span></text:p>
          </table:table-cell>
          <table:table-cell office:value-type="string" table:style-name="ce42">
            <text:p><text:span text:style-name="T3">手提無線電</text:span></text:p>
          </table:table-cell>
          <table:table-cell office:value-type="string" table:style-name="ce21">
            <text:p><text:span text:style-name="T3">德音特搜義消分隊</text:span></text:p>
          </table:table-cell>
          <table:table-cell office:value-type="float" office:value="210" table:style-name="ce5">
            <text:p>210<text:s/></text:p>
          </table:table-cell>
          <table:table-cell office:value-type="float" office:value="196" table:style-name="ce5">
            <text:p>196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俊通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林裔綺</text:span></text:p>
          </table:table-cell>
          <table:table-cell office:value-type="string" table:style-name="ce42">
            <text:p><text:span text:style-name="T3">手提無線電</text:span></text:p>
          </table:table-cell>
          <table:table-cell office:value-type="string" table:style-name="ce21">
            <text:p><text:span text:style-name="T3">瑞亭義消分隊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84" table:style-name="ce5">
            <text:p>8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俊通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陳科名</text:span></text:p>
          </table:table-cell>
          <table:table-cell office:value-type="string" table:style-name="ce42">
            <text:p><text:span text:style-name="T3">手提無線電</text:span></text:p>
          </table:table-cell>
          <table:table-cell office:value-type="string" table:style-name="ce21">
            <text:p><text:span text:style-name="T3">中港義消分隊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40" table:style-name="ce5">
            <text:p>14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俊通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彭成龍</text:span></text:p>
          </table:table-cell>
          <table:table-cell office:value-type="string" table:style-name="ce42">
            <text:p><text:span text:style-name="T3">手提無線電</text:span></text:p>
          </table:table-cell>
          <table:table-cell office:value-type="string" table:style-name="ce21">
            <text:p><text:span text:style-name="T3">三峽義消分隊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84" table:style-name="ce5">
            <text:p>8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俊通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陳啟能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三重義消分隊</text:span></text:p>
          </table:table-cell>
          <table:table-cell office:value-type="float" office:value="52.8" table:style-name="ce5">
            <text:p>53<text:s/></text:p>
          </table:table-cell>
          <table:table-cell office:value-type="float" office:value="50.338000000000001" table:style-name="ce5">
            <text:p>5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蔣根煌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五股義消分隊</text:span></text:p>
          </table:table-cell>
          <table:table-cell office:value-type="float" office:value="180.4" table:style-name="ce5">
            <text:p>180<text:s/></text:p>
          </table:table-cell>
          <table:table-cell office:value-type="float" office:value="172.02" table:style-name="ce5">
            <text:p>172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羅文崇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永平義消分隊</text:span></text:p>
          </table:table-cell>
          <table:table-cell office:value-type="float" office:value="185.2" table:style-name="ce5">
            <text:p>185<text:s/></text:p>
          </table:table-cell>
          <table:table-cell office:value-type="float" office:value="176.596" table:style-name="ce5">
            <text:p>177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羅文崇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永利義消分隊</text:span></text:p>
          </table:table-cell>
          <table:table-cell office:value-type="float" office:value="116" table:style-name="ce5">
            <text:p>116<text:s/></text:p>
          </table:table-cell>
          <table:table-cell office:value-type="float" office:value="110.608" table:style-name="ce5">
            <text:p>111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蔡錦賢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石門義消分隊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4.391999999999996" table:style-name="ce5">
            <text:p>9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陳永福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安康義消分隊</text:span></text:p>
          </table:table-cell>
          <table:table-cell office:value-type="float" office:value="69.099999999999994" table:style-name="ce5">
            <text:p>69<text:s/></text:p>
          </table:table-cell>
          <table:table-cell office:value-type="float" office:value="65.888999999999996" table:style-name="ce5">
            <text:p>66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張晉婷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更寮義消分隊</text:span></text:p>
          </table:table-cell>
          <table:table-cell office:value-type="float" office:value="188" table:style-name="ce5">
            <text:p>188<text:s/></text:p>
          </table:table-cell>
          <table:table-cell office:value-type="float" office:value="169.73500000000001" table:style-name="ce5">
            <text:p>17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廖正良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秀峰義消分隊</text:span></text:p>
          </table:table-cell>
          <table:table-cell office:value-type="float" office:value="33.6" table:style-name="ce5">
            <text:p>34<text:s/></text:p>
          </table:table-cell>
          <table:table-cell office:value-type="float" office:value="32.031999999999996" table:style-name="ce5">
            <text:p>32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游輝宂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南勢義消分隊</text:span></text:p>
          </table:table-cell>
          <table:table-cell office:value-type="float" office:value="199.5" table:style-name="ce5">
            <text:p>200<text:s/></text:p>
          </table:table-cell>
          <table:table-cell office:value-type="float" office:value="190.232" table:style-name="ce5">
            <text:p>19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邱烽堯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員山義消分隊</text:span></text:p>
          </table:table-cell>
          <table:table-cell office:value-type="float" office:value="136" table:style-name="ce5">
            <text:p>136<text:s/></text:p>
          </table:table-cell>
          <table:table-cell office:value-type="float" office:value="129.68799999999999" table:style-name="ce5">
            <text:p>130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邱烽堯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國光義消分隊</text:span></text:p>
          </table:table-cell>
          <table:table-cell office:value-type="float" office:value="192.7" table:style-name="ce5">
            <text:p>193<text:s/></text:p>
          </table:table-cell>
          <table:table-cell office:value-type="float" office:value="183.744" table:style-name="ce5">
            <text:p>18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陳永福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深坑義消分隊</text:span></text:p>
          </table:table-cell>
          <table:table-cell office:value-type="float" office:value="119" table:style-name="ce5">
            <text:p>119<text:s/></text:p>
          </table:table-cell>
          <table:table-cell office:value-type="float" office:value="113.477" table:style-name="ce5">
            <text:p>113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吳琪銘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清水義消分隊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0.584999999999994" table:style-name="ce5">
            <text:p>91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陳科名</text:span></text:p>
            <text:p><text:span text:style-name="T3">張晉婷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新莊義消中隊</text:span></text:p>
          </table:table-cell>
          <table:table-cell office:value-type="float" office:value="150.9" table:style-name="ce5">
            <text:p>151<text:s/></text:p>
          </table:table-cell>
          <table:table-cell office:value-type="float" office:value="143.88900000000001" table:style-name="ce5">
            <text:p>14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吳琪銘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義消第五大隊</text:span></text:p>
          </table:table-cell>
          <table:table-cell office:value-type="float" office:value="190.5" table:style-name="ce5">
            <text:p>191<text:s/></text:p>
          </table:table-cell>
          <table:table-cell office:value-type="float" office:value="181.64500000000001" table:style-name="ce5">
            <text:p>182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陳文治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裕民義消分隊</text:span></text:p>
          </table:table-cell>
          <table:table-cell office:value-type="float" office:value="138.9" table:style-name="ce5">
            <text:p>139<text:s/></text:p>
          </table:table-cell>
          <table:table-cell office:value-type="float" office:value="132.447" table:style-name="ce5">
            <text:p>132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陳世榮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樹潭義消分隊</text:span></text:p>
          </table:table-cell>
          <table:table-cell office:value-type="float" office:value="109.2" table:style-name="ce5">
            <text:p>109<text:s/></text:p>
          </table:table-cell>
          <table:table-cell office:value-type="float" office:value="104.122" table:style-name="ce5">
            <text:p>104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何淑峯</text:span></text:p>
          </table:table-cell>
          <table:table-cell office:value-type="string" table:style-name="ce42">
            <text:p><text:span text:style-name="T3">消防衣裝備</text:span></text:p>
          </table:table-cell>
          <table:table-cell office:value-type="string" table:style-name="ce21">
            <text:p><text:span text:style-name="T3">頭前義消分隊</text:span></text:p>
          </table:table-cell>
          <table:table-cell office:value-type="float" office:value="296.10000000000002" table:style-name="ce5">
            <text:p>296<text:s/></text:p>
          </table:table-cell>
          <table:table-cell office:value-type="float" office:value="282.34500000000003" table:style-name="ce5">
            <text:p>282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充實及汰換義消個人安全防護、協勤及訓練相關裝備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公開招標</text:span></text:p>
          </table:table-cell>
          <table:table-cell office:value-type="string" table:style-name="ce13">
            <text:p><text:span text:style-name="T3">台灣開廣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李翁月娥</text:span></text:p>
          </table:table-cell>
          <table:table-cell office:value-type="string" table:style-name="ce42">
            <text:p><text:span text:style-name="T3">辦公傢俱</text:span>1<text:span text:style-name="T3">批</text:span></text:p>
          </table:table-cell>
          <table:table-cell office:value-type="string" table:style-name="ce21">
            <text:p><text:span text:style-name="T3">蘆洲婦宣分隊</text:span></text:p>
          </table:table-cell>
          <table:table-cell office:value-type="float" office:value="86.8" table:style-name="ce5">
            <text:p>87<text:s/></text:p>
          </table:table-cell>
          <table:table-cell office:value-type="float" office:value="86.8" table:style-name="ce5">
            <text:p>87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增購及汰換辦公傢俱、內部設備、電器用品相關經費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逕洽廠商</text:span></text:p>
          </table:table-cell>
          <table:table-cell office:value-type="string" table:style-name="ce13">
            <text:p><text:span text:style-name="T3">永記家具行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李翁月娥</text:span></text:p>
          </table:table-cell>
          <table:table-cell office:value-type="string" table:style-name="ce42">
            <text:p><text:span text:style-name="T3">協勤電器</text:span>(<text:span text:style-name="T3">電視機</text:span>)</text:p>
          </table:table-cell>
          <table:table-cell office:value-type="string" table:style-name="ce21">
            <text:p><text:span text:style-name="T3">蘆洲義消第二分隊</text:span></text:p>
          </table:table-cell>
          <table:table-cell office:value-type="float" office:value="25.178000000000001" table:style-name="ce5">
            <text:p>25<text:s/></text:p>
          </table:table-cell>
          <table:table-cell office:value-type="float" office:value="25.178000000000001" table:style-name="ce5">
            <text:p>25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增購及汰換辦公傢俱、內部設備、電器用品相關經費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逕洽廠商</text:span></text:p>
          </table:table-cell>
          <table:table-cell office:value-type="string" table:style-name="ce13">
            <text:p><text:span text:style-name="T3">百恆威實業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李翁月娥</text:span></text:p>
          </table:table-cell>
          <table:table-cell office:value-type="string" table:style-name="ce42">
            <text:p><text:span text:style-name="T3">辦公傢俱</text:span>(<text:span text:style-name="T3">茶几</text:span>)</text:p>
          </table:table-cell>
          <table:table-cell office:value-type="string" table:style-name="ce21">
            <text:p><text:span text:style-name="T3">蘆洲義消第二分隊</text:span></text:p>
          </table:table-cell>
          <table:table-cell office:value-type="float" office:value="18.8" table:style-name="ce5">
            <text:p>19<text:s/></text:p>
          </table:table-cell>
          <table:table-cell office:value-type="float" office:value="18.8" table:style-name="ce5">
            <text:p>19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增購及汰換辦公傢俱、內部設備、電器用品相關經費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逕洽廠商</text:span></text:p>
          </table:table-cell>
          <table:table-cell office:value-type="string" table:style-name="ce13">
            <text:p><text:span text:style-name="T3">永記家具行</text:span></text:p>
          </table:table-cell>
          <table:table-cell table:style-name="ce61"/>
          <table:table-cell table:number-columns-repeated="16374" table:style-name="ce57"/>
        </table:table-row>
        <table:table-row table:style-name="ro23">
          <table:table-cell office:value-type="string" table:style-name="ce20">
            <text:p><text:span text:style-name="T3">曾煥嘉</text:span></text:p>
          </table:table-cell>
          <table:table-cell office:value-type="string" table:style-name="ce42">
            <text:p><text:span text:style-name="T3">辦公家俱</text:span>1<text:span text:style-name="T3">批</text:span></text:p>
          </table:table-cell>
          <table:table-cell office:value-type="string" table:style-name="ce21">
            <text:p><text:span text:style-name="T3">民生義消分隊</text:span></text:p>
          </table:table-cell>
          <table:table-cell office:value-type="float" office:value="55.65" table:style-name="ce5">
            <text:p>56<text:s/></text:p>
          </table:table-cell>
          <table:table-cell office:value-type="float" office:value="55.65" table:style-name="ce5">
            <text:p>56<text:s/></text:p>
          </table:table-cell>
          <table:table-cell office:value-type="string" table:style-name="ce14">
            <text:p><text:span text:style-name="T3">一般建築及設備</text:span>-<text:span text:style-name="T3">建築及設備</text:span>-<text:span text:style-name="T3">設備及投資</text:span>-<text:span text:style-name="T3">雜項設備費</text:span>-<text:span text:style-name="T3">增購及汰換辦公傢俱、內部設備、電器用品相關經費</text:span></text:p>
          </table:table-cell>
          <table:table-cell office:value-type="string" table:style-name="ce13">
            <text:p><text:span text:style-name="T3">消防局</text:span></text:p>
          </table:table-cell>
          <table:table-cell office:value-type="string" table:style-name="ce13">
            <text:p><text:span text:style-name="T3">逕洽廠商</text:span></text:p>
          </table:table-cell>
          <table:table-cell office:value-type="string" table:style-name="ce13">
            <text:p><text:span text:style-name="T3">上峻家具行</text:span></text:p>
          </table:table-cell>
          <table:table-cell table:style-name="ce61"/>
          <table:table-cell table:number-columns-repeated="16374" table:style-name="ce57"/>
        </table:table-row>
        <table:table-row table:style-name="ro24">
          <table:table-cell office:value-type="string" table:style-name="ce22">
            <text:p><text:span text:style-name="T10">羅文崇</text:span></text:p>
          </table:table-cell>
          <table:table-cell office:value-type="string" table:style-name="ce70">
            <text:p><text:span text:style-name="T10">圖書館學生英文圖書增購計畫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string" table:style-name="ce23">
            <text:p><text:span text:style-name="T10">議價</text:span></text:p>
          </table:table-cell>
          <table:table-cell office:value-type="string" table:style-name="ce23">
            <text:p><text:span text:style-name="T10">敦煌圖書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黃俊哲</text:span></text:p>
          </table:table-cell>
          <table:table-cell office:value-type="string" table:style-name="ce70">
            <text:p><text:span text:style-name="T10">圖書設備改善計畫</text:span></text:p>
          </table:table-cell>
          <table:table-cell office:value-type="string" table:style-name="ce24">
            <text:p><text:span text:style-name="T10">沙崙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沙崙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軒文教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曾煥嘉</text:span></text:p>
          </table:table-cell>
          <table:table-cell office:value-type="string" table:style-name="ce70">
            <text:p><text:span text:style-name="T10">充實圖書閱讀推動活動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正倫圖書文教有限公司</text:span><text:span text:style-name="T11">.</text:span><text:span text:style-name="T10">台灣蝴蝶保護協會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104<text:span text:style-name="T10">年度</text:span><text:span text:style-name="T11">20</text:span><text:span text:style-name="T10">週年校慶活動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string" table:style-name="ce23">
            <text:p><text:span text:style-name="T10">公開取得書面企畫書</text:span></text:p>
          </table:table-cell>
          <table:table-cell office:value-type="string" table:style-name="ce23">
            <text:p><text:span text:style-name="T10">至行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李翁月娥</text:span></text:p>
          </table:table-cell>
          <table:table-cell office:value-type="string" table:style-name="ce70">
            <text:p>104<text:span text:style-name="T10">年度充實圖書館圖書計畫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string" table:style-name="ce23">
            <text:p><text:span text:style-name="T10">限制性招標，以固定金額決標</text:span></text:p>
          </table:table-cell>
          <table:table-cell office:value-type="string" table:style-name="ce23">
            <text:p><text:span text:style-name="T10">楷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104<text:span text:style-name="T10">年度增設家長會辦公室及改善人事室空調設備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70" table:style-name="ce5">
            <text:p>70<text:s/></text:p>
          </table:table-cell>
          <table:table-cell office:value-type="float" office:value="70" table:style-name="ce5">
            <text:p>7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東達興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周勝考</text:span></text:p>
          </table:table-cell>
          <table:table-cell office:value-type="string" table:style-name="ce70">
            <text:p><text:span text:style-name="T10">百週年校慶特色活動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瑞亭國小</text:span></text:p>
          </table:table-cell>
          <table:table-cell office:value-type="float" office:value="350" table:style-name="ce5">
            <text:p>350<text:s/></text:p>
          </table:table-cell>
          <table:table-cell office:value-type="float" office:value="350" table:style-name="ce5">
            <text:p>3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瑞亭國小</text:span></text:p>
          </table:table-cell>
          <table:table-cell office:value-type="string" table:style-name="ce23">
            <text:p><text:span text:style-name="T10">公開取得書面企畫書</text:span></text:p>
          </table:table-cell>
          <table:table-cell office:value-type="string" table:style-name="ce23">
            <text:p><text:span text:style-name="T10">宸揚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鄭戴麗香</text:span></text:p>
          </table:table-cell>
          <table:table-cell office:value-type="string" table:style-name="ce70">
            <text:p>103<text:span text:style-name="T10">學年度充實圖書館軟硬體設備實施計畫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string" table:style-name="ce23">
            <text:p><text:span text:style-name="T10">小額自行採購</text:span></text:p>
          </table:table-cell>
          <table:table-cell office:value-type="string" table:style-name="ce23">
            <text:p><text:span text:style-name="T10">博客來數位科技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黃俊哲</text:span></text:p>
          </table:table-cell>
          <table:table-cell office:value-type="string" table:style-name="ce70">
            <text:p><text:span text:style-name="T10">充實圖書設備實施計畫</text:span></text:p>
          </table:table-cell>
          <table:table-cell office:value-type="string" table:style-name="ce24">
            <text:p><text:span text:style-name="T10">文德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德國小</text:span></text:p>
          </table:table-cell>
          <table:table-cell office:value-type="string" table:style-name="ce23">
            <text:p><text:span text:style-name="T10">公開取得書面企劃</text:span></text:p>
          </table:table-cell>
          <table:table-cell office:value-type="string" table:style-name="ce23">
            <text:p><text:span text:style-name="T10">尚華文化事業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高敏慧</text:span></text:p>
          </table:table-cell>
          <table:table-cell office:value-type="string" table:style-name="ce70">
            <text:p><text:span text:style-name="T10">教學設備及圖書購置計畫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良興股份有限公司</text:span><text:span text:style-name="T11">.</text:span><text:span text:style-name="T10">米波蘿股份有限公司</text:span><text:span text:style-name="T11">.</text:span><text:span text:style-name="T10">清文書局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曾煥嘉</text:span></text:p>
          </table:table-cell>
          <table:table-cell office:value-type="string" table:style-name="ce70">
            <text:p>104<text:span text:style-name="T10">年度充實圖書館館藏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書面報價</text:span></text:p>
          </table:table-cell>
          <table:table-cell office:value-type="string" table:style-name="ce23">
            <text:p><text:span text:style-name="T10">勝立圖書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52<text:span text:style-name="T10">週年校慶系列活動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36.22" table:style-name="ce5">
            <text:p>3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奕騰實業有限公司</text:span></text:p>
            <text:p><text:span text:style-name="T10">豪聲樂器木業有限公司</text:span></text:p>
            <text:p><text:span text:style-name="T10">傑禮公關企業公司</text:span></text:p>
            <text:p><text:span text:style-name="T10">睿瀅視覺設計有限公司</text:span></text:p>
            <text:p><text:span text:style-name="T11">A+</text:span><text:span text:style-name="T10">烘焙食品有限公司</text:span></text:p>
            <text:p><text:span text:style-name="T10">民風烤肉飯</text:span></text:p>
            <text:p><text:span text:style-name="T10">花卉營業人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何博文</text:span></text:p>
          </table:table-cell>
          <table:table-cell office:value-type="string" table:style-name="ce70">
            <text:p><text:span text:style-name="T10">國小圖書館館藏發展計畫</text:span></text:p>
          </table:table-cell>
          <table:table-cell office:value-type="string" table:style-name="ce24">
            <text:p><text:span text:style-name="T10">中山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全國圖書採編公司</text:span>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陳文治</text:span></text:p>
          </table:table-cell>
          <table:table-cell office:value-type="string" table:style-name="ce70">
            <text:p><text:span text:style-name="T10">更新圖書館電腦設備暨充實圖書計畫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43">
            <text:p>非比電腦</text:p>
          </table:table-cell>
          <table:table-cell table:style-name="ce61"/>
          <table:table-cell table:number-columns-repeated="16374" table:style-name="ce59"/>
        </table:table-row>
        <table:table-row table:style-name="ro24">
          <table:table-cell office:value-type="string" table:style-name="ce22">
            <text:p><text:span text:style-name="T10">彭成龍</text:span></text:p>
          </table:table-cell>
          <table:table-cell office:value-type="string" table:style-name="ce70">
            <text:p>104<text:span text:style-name="T10">年度充實學校設備暨改善教學環境計畫</text:span></text:p>
          </table:table-cell>
          <table:table-cell office:value-type="string" table:style-name="ce24">
            <text:p><text:span text:style-name="T10">大埔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埔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良信工程行</text:span></text:p>
            <text:p><text:span text:style-name="T10">鏗遠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<text:span text:style-name="T10">圖書室及電腦教室牆面修繕計畫</text:span></text:p>
          </table:table-cell>
          <table:table-cell office:value-type="string" table:style-name="ce24">
            <text:p><text:span text:style-name="T10">平溪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平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謙暉土木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宋明宗</text:span></text:p>
          </table:table-cell>
          <table:table-cell office:value-type="string" table:style-name="ce70">
            <text:p>104<text:span text:style-name="T10">年度川堂入口意象情境建置工程計畫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string" table:style-name="ce23">
            <text:p><text:span text:style-name="T10">公開取得企畫書</text:span></text:p>
          </table:table-cell>
          <table:table-cell office:value-type="string" table:style-name="ce23">
            <text:p><text:span text:style-name="T10">澳亞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70">
            <text:p><text:span text:style-name="T10">圖書設備使用計畫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權盛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<text:span text:style-name="T10">機械科教學設備改善計畫</text:span></text:p>
          </table:table-cell>
          <table:table-cell office:value-type="string" table:style-name="ce24">
            <text:p><text:span text:style-name="T10">私立中華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285" table:style-name="ce5">
            <text:p>28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中華高中</text:span></text:p>
          </table:table-cell>
          <table:table-cell office:value-type="string" table:style-name="ce23">
            <text:p><text:span text:style-name="T10">公開招標（最低價標）</text:span></text:p>
          </table:table-cell>
          <table:table-cell office:value-type="string" table:style-name="ce23">
            <text:p><text:span text:style-name="T10">國航科技有限公司</text:span></text:p>
            <text:p><text:span text:style-name="T10">三合一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改善閱讀環境設備實施計畫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3.6" table:style-name="ce5">
            <text:p>9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原想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永福</text:span></text:p>
          </table:table-cell>
          <table:table-cell office:value-type="string" table:style-name="ce70">
            <text:p>104<text:span text:style-name="T10">年圖書館充實圖書設備暨閱讀月活動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三民書局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70">
            <text:p><text:span text:style-name="T10">精進閱讀環境實施計畫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float" office:value="93.5" table:style-name="ce5">
            <text:p>94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歐凌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賴秋媚</text:span></text:p>
          </table:table-cell>
          <table:table-cell office:value-type="string" table:style-name="ce70">
            <text:p>103<text:span text:style-name="T10">學年度圖書館三樓教學設備補充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99.938999999999993" table:style-name="ce5">
            <text:p>100<text:s/></text:p>
          </table:table-cell>
          <table:table-cell office:value-type="float" office:value="93.039000000000001" table:style-name="ce5">
            <text:p>9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非比電腦</text:span></text:p>
            <text:p><text:span text:style-name="T10">夢想家燈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4">
            <text:p>陳儀君</text:p>
          </table:table-cell>
          <table:table-cell office:value-type="string" table:style-name="ce70">
            <text:p>103<text:span text:style-name="T10">學年度</text:span><text:span text:style-name="T11">50</text:span><text:span text:style-name="T10">週年校慶暨運動大會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瑞芳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瑞芳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1.<text:span text:style-name="T10">仲威文化創意有限公司</text:span></text:p>
            <text:p><text:span text:style-name="T11">2.</text:span><text:span text:style-name="T10">米波羅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改善圖書角閱讀環境實施計畫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興昇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本煙</text:span></text:p>
          </table:table-cell>
          <table:table-cell office:value-type="string" table:style-name="ce70">
            <text:p>104<text:span text:style-name="T10">年度蝴蝶生態環境營造暨幼兒園遊戲場座椅設置實施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93.5" table:style-name="ce5">
            <text:p>9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德亨營造有限公司、</text:span></text:p>
            <text:p><text:span text:style-name="T10">佳旺景觀園藝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何博文</text:span></text:p>
          </table:table-cell>
          <table:table-cell office:value-type="string" table:style-name="ce70">
            <text:p>104<text:span text:style-name="T10">年度幼兒園冷氣設備採購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畫書</text:span></text:p>
          </table:table-cell>
          <table:table-cell office:value-type="string" table:style-name="ce23">
            <text:p><text:span text:style-name="T10">金大板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70">
            <text:p><text:span text:style-name="T10">充實校園環境設備－幼兒園監視器計畫</text:span></text:p>
          </table:table-cell>
          <table:table-cell office:value-type="string" table:style-name="ce24">
            <text:p><text:span text:style-name="T10">正義國小</text:span></text:p>
          </table:table-cell>
          <table:table-cell office:value-type="float" office:value="99.813000000000002" table:style-name="ce5">
            <text:p>100<text:s/></text:p>
          </table:table-cell>
          <table:table-cell office:value-type="float" office:value="99.813000000000002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正義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冠業科技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70">
            <text:p>104<text:span text:style-name="T10">年度充實附設幼兒園設備實施計畫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同威興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瑞山</text:span></text:p>
          </table:table-cell>
          <table:table-cell office:value-type="string" table:style-name="ce70">
            <text:p>104<text:span text:style-name="T10">年度幼兒園冷氣設備採購計畫</text:span></text:p>
          </table:table-cell>
          <table:table-cell office:value-type="string" table:style-name="ce24">
            <text:p><text:span text:style-name="T10">景新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景新國小</text:span></text:p>
          </table:table-cell>
          <table:table-cell office:value-type="string" table:style-name="ce23">
            <text:p><text:span text:style-name="T10">共同供應契約比價</text:span></text:p>
          </table:table-cell>
          <table:table-cell office:value-type="string" table:style-name="ce23">
            <text:p><text:span text:style-name="T10">冠成家電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度幼兒園教學環境暨設備改善計畫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鑫晟帆布有限公司、</text:span></text:p>
            <text:p><text:span text:style-name="T10">鴻宇光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科名</text:span></text:p>
          </table:table-cell>
          <table:table-cell office:value-type="string" table:style-name="ce70">
            <text:p><text:span text:style-name="T10">改善校園安全之監視系統計畫</text:span></text:p>
          </table:table-cell>
          <table:table-cell office:value-type="string" table:style-name="ce24">
            <text:p><text:span text:style-name="T10">頭前國中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頭前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昶青通信企業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改善及充實教學環境設備計畫</text:span></text:p>
          </table:table-cell>
          <table:table-cell office:value-type="string" table:style-name="ce24">
            <text:p><text:span text:style-name="T10">深坑國小附設幼兒園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深坑國小附設幼兒園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圳朗土木包有限公司、</text:span></text:p>
            <text:p><text:span text:style-name="T10">永松發股份有限公司、</text:span></text:p>
            <text:p><text:span text:style-name="T10">大同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度活化體育教學設備計畫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雅光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度幼兒園環境設備改善計畫</text:span></text:p>
          </table:table-cell>
          <table:table-cell office:value-type="string" table:style-name="ce24">
            <text:p><text:span text:style-name="T10">育林國小</text:span></text:p>
          </table:table-cell>
          <table:table-cell office:value-type="float" office:value="97" table:style-name="ce5">
            <text:p>97<text:s/></text:p>
          </table:table-cell>
          <table:table-cell office:value-type="float" office:value="97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育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文治</text:span></text:p>
          </table:table-cell>
          <table:table-cell office:value-type="string" table:style-name="ce70">
            <text:p><text:span text:style-name="T10">幼兒園通廊</text:span><text:span text:style-name="T11">PC</text:span><text:span text:style-name="T10">採光雨庇工程計畫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94.457999999999998" table:style-name="ce5">
            <text:p>94<text:s/></text:p>
          </table:table-cell>
          <table:table-cell office:value-type="float" office:value="94.457999999999998" table:style-name="ce5">
            <text:p>94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童心園營造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5">
            <text:p><text:span text:style-name="T10">白珮茹</text:span></text:p>
          </table:table-cell>
          <table:table-cell office:value-type="string" table:style-name="ce71">
            <text:p>104<text:span text:style-name="T10">年度美感教育社區參與企劃專案</text:span><text:span text:style-name="T11">-</text:span><text:span text:style-name="T10">圓給孩子玩泥巴的童年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6">
            <text:p><text:span text:style-name="T10">長安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7">
            <text:p><text:span text:style-name="T10">長安國小</text:span></text:p>
          </table:table-cell>
          <table:table-cell office:value-type="string" table:style-name="ce26">
            <text:p><text:span text:style-name="T10">公開招標</text:span></text:p>
          </table:table-cell>
          <table:table-cell office:value-type="string" table:style-name="ce26">
            <text:p><text:span text:style-name="T10">鴻昇窯業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8">
            <text:p><text:span text:style-name="T10">洪佳君</text:span></text:p>
          </table:table-cell>
          <table:table-cell office:value-type="string" table:style-name="ce72">
            <text:p><text:span text:style-name="T10">添購樂器計畫</text:span></text:p>
          </table:table-cell>
          <table:table-cell office:value-type="string" table:style-name="ce27">
            <text:p><text:span text:style-name="T10">溪崑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7">
            <text:p><text:span text:style-name="T10">溪崑國中</text:span></text:p>
          </table:table-cell>
          <table:table-cell office:value-type="string" table:style-name="ce27">
            <text:p><text:span text:style-name="T10">公開取得報價單或企劃書</text:span></text:p>
          </table:table-cell>
          <table:table-cell office:value-type="string" table:style-name="ce27">
            <text:p><text:span text:style-name="T10">韻特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70">
            <text:p>104<text:span text:style-name="T10">年度培訓社團活動補助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勝利國際樂器有限股份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充實直笛團樂器計畫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音樂園文化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70">
            <text:p><text:span text:style-name="T10">國光擊鼓隊購置器材計畫</text:span></text:p>
          </table:table-cell>
          <table:table-cell office:value-type="string" table:style-name="ce24">
            <text:p><text:span text:style-name="T10">國光國小</text:span></text:p>
          </table:table-cell>
          <table:table-cell office:value-type="float" office:value="330" table:style-name="ce5">
            <text:p>330<text:s/></text:p>
          </table:table-cell>
          <table:table-cell office:value-type="float" office:value="330" table:style-name="ce5">
            <text:p>33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國光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十鼓文創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充實學生社團設備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偉仕育樂用品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鍾宏仁</text:span></text:p>
          </table:table-cell>
          <table:table-cell office:value-type="string" table:style-name="ce70">
            <text:p>104<text:span text:style-name="T10">年度充實國樂社樂器設備計畫</text:span></text:p>
          </table:table-cell>
          <table:table-cell office:value-type="string" table:style-name="ce24">
            <text:p><text:span text:style-name="T10">豐年國小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豐年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長安樂器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江永昌</text:span></text:p>
          </table:table-cell>
          <table:table-cell office:value-type="string" table:style-name="ce70">
            <text:p>103<text:span text:style-name="T10">學年度第二屆藝術才能班畢業美展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永平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永平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蓁筳園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70">
            <text:p>104<text:span text:style-name="T10">年度添購志工裝備曁設備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筆電</text:span><text:span text:style-name="T11">:</text:span><text:span text:style-name="T10">逕洽廠商</text:span></text:p>
            <text:p><text:span text:style-name="T10">投影機、數位相機</text:span><text:span text:style-name="T11">:</text:span><text:span text:style-name="T10">共企</text:span></text:p>
          </table:table-cell>
          <table:table-cell office:value-type="string" table:style-name="ce43">
            <text:p>欣律企業有限公司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104<text:span text:style-name="T10">年度發展學生多元智能</text:span><text:span text:style-name="T11">-</text:span><text:span text:style-name="T10">管樂設備購置計畫</text:span></text:p>
          </table:table-cell>
          <table:table-cell office:value-type="string" table:style-name="ce24">
            <text:p><text:span text:style-name="T10">二重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二重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珮姍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<text:span text:style-name="T10">充實學生社團設備計畫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string" table:style-name="ce23">
            <text:p><text:span text:style-name="T10">公開取得報價單、企劃書</text:span></text:p>
          </table:table-cell>
          <table:table-cell office:value-type="string" table:style-name="ce23">
            <text:p><text:span text:style-name="T10">功學社音樂中心股份有限公司台北復興分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<text:span text:style-name="T10">樂團設備申請計畫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永躍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70">
            <text:p><text:span text:style-name="T10">充實學生社團設備計畫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功學社音樂中心股份有限公司台北復興分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劉美芳</text:span></text:p>
          </table:table-cell>
          <table:table-cell office:value-type="string" table:style-name="ce70">
            <text:p>104<text:span text:style-name="T10">年度軍樂隊增購樂器計畫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勝利樂器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正良</text:span></text:p>
          </table:table-cell>
          <table:table-cell office:value-type="string" table:style-name="ce70">
            <text:p><text:span text:style-name="T10">兒童樂隊樂器採購計畫</text:span></text:p>
          </table:table-cell>
          <table:table-cell office:value-type="string" table:style-name="ce24">
            <text:p><text:span text:style-name="T10">崇德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崇德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偉仕育樂用品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王建章</text:span></text:p>
          </table:table-cell>
          <table:table-cell office:value-type="string" table:style-name="ce70">
            <text:p>103<text:span text:style-name="T10">學年度六年級畢業生陶磚創作改善校園環境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丹鳳國小</text:span></text:p>
          </table:table-cell>
          <table:table-cell office:value-type="float" office:value="99.7" table:style-name="ce5">
            <text:p>100<text:s/></text:p>
          </table:table-cell>
          <table:table-cell office:value-type="float" office:value="99.7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丹鳳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1.<text:span text:style-name="T10">樂陶齋陶藝工作室</text:span></text:p>
            <text:p><text:span text:style-name="T11">2.</text:span><text:span text:style-name="T10">元強營造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正良</text:span></text:p>
          </table:table-cell>
          <table:table-cell office:value-type="string" table:style-name="ce70">
            <text:p><text:span text:style-name="T10">充實學校樂團設備計畫</text:span></text:p>
          </table:table-cell>
          <table:table-cell office:value-type="string" table:style-name="ce24">
            <text:p><text:span text:style-name="T10">汐止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汐止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音樂園文化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70">
            <text:p><text:span text:style-name="T10">充實學生社團設備計畫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蘆洲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功學社音樂中心股份有限公司台北復興分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<text:span text:style-name="T10">購置國樂教室設備計畫</text:span></text:p>
          </table:table-cell>
          <table:table-cell office:value-type="string" table:style-name="ce24">
            <text:p><text:span text:style-name="T10">中港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港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長安樂器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江永昌</text:span></text:p>
          </table:table-cell>
          <table:table-cell office:value-type="string" table:style-name="ce70">
            <text:p><text:span text:style-name="T10">創校</text:span><text:span text:style-name="T11">60</text:span><text:span text:style-name="T10">週年感恩音樂會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積穗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積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勝利國際樂器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103<text:span text:style-name="T10">學年度管樂器增購計畫</text:span></text:p>
          </table:table-cell>
          <table:table-cell office:value-type="string" table:style-name="ce24">
            <text:p><text:span text:style-name="T10">正德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正德國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宸緯樂器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科名</text:span></text:p>
          </table:table-cell>
          <table:table-cell office:value-type="string" table:style-name="ce70">
            <text:p><text:span text:style-name="T10">童軍團炊事帳與帳棚設備計畫</text:span></text:p>
          </table:table-cell>
          <table:table-cell office:value-type="string" table:style-name="ce24">
            <text:p><text:span text:style-name="T10">頭前國中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頭前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久芹實業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70">
            <text:p><text:span text:style-name="T10">國樂團樂器採購計畫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長安樂器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劉美芳</text:span></text:p>
          </table:table-cell>
          <table:table-cell office:value-type="string" table:style-name="ce70">
            <text:p><text:span text:style-name="T10">大觀藝術教育園區第四期整體規劃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00" table:style-name="ce5">
            <text:p>3,000<text:s/></text:p>
          </table:table-cell>
          <table:table-cell office:value-type="float" office:value="3000" table:style-name="ce5">
            <text:p>3,0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瑞德興營造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104<text:span text:style-name="T10">年度改善教學環境設備</text:span><text:span text:style-name="T11">-</text:span><text:span text:style-name="T10">國標舞教室後續改善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裕德</text:span></text:p>
          </table:table-cell>
          <table:table-cell office:value-type="string" table:style-name="ce70">
            <text:p>104<text:span text:style-name="T10">年度志願服務隊在職訓練有氧舞蹈研習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國光國小</text:span></text:p>
          </table:table-cell>
          <table:table-cell office:value-type="float" office:value="40" table:style-name="ce5">
            <text:p>40<text:s/></text:p>
          </table:table-cell>
          <table:table-cell office:value-type="float" office:value="17.899999999999999" table:style-name="ce5">
            <text:p>1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國光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網路家庭國際資訊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70">
            <text:p>104<text:span text:style-name="T10">年度文聖好</text:span><text:span text:style-name="T11">Young</text:span><text:span text:style-name="T10">活動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72" table:style-name="ce5">
            <text:p>7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1.<text:span text:style-name="T10">勝利國際樂器有限公司</text:span></text:p>
            <text:p><text:span text:style-name="T11">2.</text:span><text:span text:style-name="T10">嘉利達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70">
            <text:p><text:span text:style-name="T10">諮商室設備計畫</text:span></text:p>
          </table:table-cell>
          <table:table-cell office:value-type="string" table:style-name="ce24">
            <text:p><text:span text:style-name="T10">文化國小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化國小</text:span></text:p>
          </table:table-cell>
          <table:table-cell office:value-type="string" table:style-name="ce23">
            <text:p><text:span text:style-name="T10">上網招標</text:span></text:p>
          </table:table-cell>
          <table:table-cell office:value-type="string" table:style-name="ce23">
            <text:p><text:span text:style-name="T10">仁新室內裝修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6">
          <table:table-cell office:value-type="string" table:style-name="ce22">
            <text:p><text:span text:style-name="T10">邱婷蔚</text:span></text:p>
          </table:table-cell>
          <table:table-cell office:value-type="string" table:style-name="ce70">
            <text:p><text:span text:style-name="T10">團輔室地板改造計畫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6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木匠室內裝修工作室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劉美芳</text:span></text:p>
          </table:table-cell>
          <table:table-cell office:value-type="string" table:style-name="ce70">
            <text:p><text:span text:style-name="T10">弱勢暨國際化環境改善計畫</text:span></text:p>
          </table:table-cell>
          <table:table-cell office:value-type="string" table:style-name="ce24">
            <text:p><text:span text:style-name="T10">瑞芳國中</text:span></text:p>
          </table:table-cell>
          <table:table-cell office:value-type="float" office:value="30" table:style-name="ce5">
            <text:p>30<text:s/></text:p>
          </table:table-cell>
          <table:table-cell office:value-type="float" office:value="30" table:style-name="ce5">
            <text:p>3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瑞芳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昇意廚具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70">
            <text:p><text:span text:style-name="T10">諮商室整修計畫</text:span></text:p>
          </table:table-cell>
          <table:table-cell office:value-type="string" table:style-name="ce24">
            <text:p><text:span text:style-name="T10">長坑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長坑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群晟營造場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104<text:span text:style-name="T10">年度資源教室發展實施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5">
            <text:p><text:span text:style-name="T10">陳啟能</text:span></text:p>
          </table:table-cell>
          <table:table-cell office:value-type="string" table:style-name="ce71">
            <text:p>104<text:span text:style-name="T10">年度提昇資訊融入教學環境設備實施計畫</text:span></text:p>
          </table:table-cell>
          <table:table-cell office:value-type="string" table:style-name="ce26">
            <text:p><text:span text:style-name="T10">土城國中</text:span></text:p>
          </table:table-cell>
          <table:table-cell office:value-type="float" office:value="975" table:style-name="ce5">
            <text:p>975<text:s/></text:p>
          </table:table-cell>
          <table:table-cell office:value-type="float" office:value="975" table:style-name="ce5">
            <text:p>97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7">
            <text:p><text:span text:style-name="T10">土城國中</text:span></text:p>
          </table:table-cell>
          <table:table-cell office:value-type="string" table:style-name="ce26">
            <text:p><text:span text:style-name="T10">公開取得企劃招標書</text:span></text:p>
          </table:table-cell>
          <table:table-cell office:value-type="string" table:style-name="ce26">
            <text:p><text:span text:style-name="T10">全國雲端運算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70">
            <text:p>104<text:span text:style-name="T10">年度提升資訊融入教學環境設備實施計畫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float" office:value="680" table:style-name="ce5">
            <text:p>680<text:s/></text:p>
          </table:table-cell>
          <table:table-cell office:value-type="float" office:value="680" table:style-name="ce5">
            <text:p>6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string" table:style-name="ce23">
            <text:p><text:span text:style-name="T10">採最有利標</text:span></text:p>
          </table:table-cell>
          <table:table-cell office:value-type="string" table:style-name="ce23">
            <text:p><text:span text:style-name="T10">全國雲端運算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70">
            <text:p><text:span text:style-name="T10">互動式投影設備採購第一期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427" table:style-name="ce5">
            <text:p>427<text:s/></text:p>
          </table:table-cell>
          <table:table-cell office:value-type="float" office:value="427" table:style-name="ce5">
            <text:p>427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70">
            <text:p><text:span text:style-name="T10">互動式投影設備採購第三期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427" table:style-name="ce5">
            <text:p>427<text:s/></text:p>
          </table:table-cell>
          <table:table-cell office:value-type="float" office:value="427" table:style-name="ce5">
            <text:p>427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70">
            <text:p><text:span text:style-name="T10">互動式投影設備採購第二期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420" table:style-name="ce5">
            <text:p>420<text:s/></text:p>
          </table:table-cell>
          <table:table-cell office:value-type="float" office:value="420" table:style-name="ce5">
            <text:p>4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連斐璠</text:span></text:p>
          </table:table-cell>
          <table:table-cell office:value-type="string" table:style-name="ce70">
            <text:p>104<text:span text:style-name="T10">年度雲端數位教學實施計畫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許昭興</text:span></text:p>
          </table:table-cell>
          <table:table-cell office:value-type="string" table:style-name="ce70">
            <text:p><text:span text:style-name="T10">教師教用資訊設備更新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float" office:value="99.9" table:style-name="ce5">
            <text:p>100<text:s/></text:p>
          </table:table-cell>
          <table:table-cell office:value-type="float" office:value="99.9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華誠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70">
            <text:p>104<text:span text:style-name="T10">年度充實教室資訊教學設備計畫</text:span></text:p>
          </table:table-cell>
          <table:table-cell office:value-type="string" table:style-name="ce24">
            <text:p><text:span text:style-name="T10">新店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店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全楙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104<text:span text:style-name="T10">年度教學設備改善實施計畫</text:span></text:p>
          </table:table-cell>
          <table:table-cell office:value-type="string" table:style-name="ce24">
            <text:p><text:span text:style-name="T10">中泰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泰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向達企業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70">
            <text:p>103<text:span text:style-name="T10">學年度改善及充實教學環境設備申請計畫</text:span></text:p>
          </table:table-cell>
          <table:table-cell office:value-type="string" table:style-name="ce24">
            <text:p><text:span text:style-name="T10">江翠國小</text:span></text:p>
          </table:table-cell>
          <table:table-cell office:value-type="float" office:value="350" table:style-name="ce5">
            <text:p>350<text:s/></text:p>
          </table:table-cell>
          <table:table-cell office:value-type="float" office:value="350" table:style-name="ce5">
            <text:p>3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江翠國小</text:span></text:p>
          </table:table-cell>
          <table:table-cell office:value-type="string" table:style-name="ce23">
            <text:p><text:span text:style-name="T10">公開招標</text:span><text:span text:style-name="T11"><text:s/></text:span></text:p>
          </table:table-cell>
          <table:table-cell office:value-type="string" table:style-name="ce23">
            <text:p><text:span text:style-name="T10">捷達數位系統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70">
            <text:p>104<text:span text:style-name="T10">年度數位化教學設備採購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170" table:style-name="ce5">
            <text:p>170<text:s/></text:p>
          </table:table-cell>
          <table:table-cell office:value-type="float" office:value="170" table:style-name="ce5">
            <text:p>17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天興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許昭興</text:span></text:p>
          </table:table-cell>
          <table:table-cell office:value-type="string" table:style-name="ce70">
            <text:p><text:span text:style-name="T10">提升思辨能力之雲端教學與評量實施計畫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104<text:span text:style-name="T10">年度數位閱讀推動計畫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彩電腦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<text:span text:style-name="T10">採購設備計畫</text:span></text:p>
          </table:table-cell>
          <table:table-cell office:value-type="string" table:style-name="ce24">
            <text:p><text:span text:style-name="T10">私立金陵女子高級中學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金陵女子高級中學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長勵實業公司、</text:span></text:p>
            <text:p><text:span text:style-name="T10">傳遞光電有限公司、</text:span></text:p>
            <text:p><text:span text:style-name="T10">泰博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104<text:span text:style-name="T10">年度資訊設備需求增設計畫</text:span></text:p>
          </table:table-cell>
          <table:table-cell office:value-type="string" table:style-name="ce24">
            <text:p><text:span text:style-name="T10">昌平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平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合志資訊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103<text:span text:style-name="T10">學年度第二學期教室資訊設備改善計畫</text:span></text:p>
          </table:table-cell>
          <table:table-cell office:value-type="string" table:style-name="ce24">
            <text:p><text:span text:style-name="T10">大埔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埔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精彩電腦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<text:span text:style-name="T10">改善教學設備</text:span><text:span text:style-name="T11">(</text:span><text:span text:style-name="T10">電動布幕</text:span><text:span text:style-name="T11">)</text:span></text:p>
          </table:table-cell>
          <table:table-cell office:value-type="string" table:style-name="ce24">
            <text:p><text:span text:style-name="T10">新埔國中</text:span></text:p>
          </table:table-cell>
          <table:table-cell office:value-type="float" office:value="360" table:style-name="ce5">
            <text:p>360<text:s/></text:p>
          </table:table-cell>
          <table:table-cell office:value-type="float" office:value="360" table:style-name="ce5">
            <text:p>36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埔國中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104<text:span text:style-name="T10">年度充實資訊教學設備計畫</text:span></text:p>
          </table:table-cell>
          <table:table-cell office:value-type="string" table:style-name="ce24">
            <text:p><text:span text:style-name="T10">榮富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榮富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104<text:span text:style-name="T10">年改善資訊教學設備計畫</text:span></text:p>
          </table:table-cell>
          <table:table-cell office:value-type="string" table:style-name="ce24">
            <text:p><text:span text:style-name="T10">復興國小</text:span></text:p>
          </table:table-cell>
          <table:table-cell office:value-type="float" office:value="390" table:style-name="ce5">
            <text:p>390<text:s/></text:p>
          </table:table-cell>
          <table:table-cell office:value-type="float" office:value="390" table:style-name="ce5">
            <text:p>39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復興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104<text:span text:style-name="T10">年度改善教學環境計畫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全楙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70">
            <text:p><text:span text:style-name="T10">電子互動教學設備採購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190" table:style-name="ce5">
            <text:p>190<text:s/></text:p>
          </table:table-cell>
          <table:table-cell office:value-type="float" office:value="190" table:style-name="ce5">
            <text:p>19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天興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<text:span text:style-name="T10">活化暨行動體驗教室與精進設備計畫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378" table:style-name="ce5">
            <text:p>378<text:s/></text:p>
          </table:table-cell>
          <table:table-cell office:value-type="float" office:value="378" table:style-name="ce5">
            <text:p>37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捷達數位系統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鴻源</text:span></text:p>
          </table:table-cell>
          <table:table-cell office:value-type="string" table:style-name="ce70">
            <text:p><text:span text:style-name="T10">改善教學展示設備更新計畫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float" office:value="96.305000000000007" table:style-name="ce5">
            <text:p>96<text:s/></text:p>
          </table:table-cell>
          <table:table-cell office:value-type="float" office:value="96.305000000000007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俊哲</text:span></text:p>
          </table:table-cell>
          <table:table-cell office:value-type="string" table:style-name="ce70">
            <text:p>104<text:span text:style-name="T10">年度改善及充實教學環境設備計畫</text:span></text:p>
          </table:table-cell>
          <table:table-cell office:value-type="string" table:style-name="ce24">
            <text:p><text:span text:style-name="T10">溪洲國小</text:span></text:p>
          </table:table-cell>
          <table:table-cell office:value-type="float" office:value="174" table:style-name="ce5">
            <text:p>174<text:s/></text:p>
          </table:table-cell>
          <table:table-cell office:value-type="float" office:value="174" table:style-name="ce5">
            <text:p>17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溪洲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彩電腦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70">
            <text:p><text:span text:style-name="T10">「</text:span><text:span text:style-name="T11">104</text:span><text:span text:style-name="T10">年度雲端教學周邊擴充設備計畫」及「</text:span><text:span text:style-name="T11">2015</text:span><text:span text:style-name="T10">年第</text:span><text:span text:style-name="T11">70</text:span><text:span text:style-name="T10">屆畢業典禮暨畢業生各項展能活動」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大豐國小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404" table:style-name="ce5">
            <text:p>40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豐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葳穎資訊有限公司</text:span></text:p>
            <text:p><text:span text:style-name="T10">耀偉實業有限公司</text:span></text:p>
            <text:p><text:span text:style-name="T10">昌達資訊有限公司</text:span></text:p>
            <text:p><text:span text:style-name="T10">菁智科技股份有限公司</text:span></text:p>
            <text:p><text:span text:style-name="T10">非比電腦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更新學校設備計畫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易真有限公司、</text:span></text:p>
            <text:p><text:span text:style-name="T10">賀眾企業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70">
            <text:p><text:span text:style-name="T10">學校設施環境改善計畫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float" office:value="72" table:style-name="ce5">
            <text:p>72<text:s/></text:p>
          </table:table-cell>
          <table:table-cell office:value-type="float" office:value="72" table:style-name="ce5">
            <text:p>7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11">
            <text:p><text:span text:style-name="T9">連斐璠</text:span></text:p>
          </table:table-cell>
          <table:table-cell office:value-type="string" table:style-name="ce70">
            <text:p>104<text:span text:style-name="T10">年度雲端學習周邊設備採購計畫</text:span></text:p>
          </table:table-cell>
          <table:table-cell office:value-type="string" table:style-name="ce24">
            <text:p><text:span text:style-name="T10">頂溪國小</text:span></text:p>
          </table:table-cell>
          <table:table-cell office:value-type="float" office:value="222.5" table:style-name="ce5">
            <text:p>223<text:s/></text:p>
          </table:table-cell>
          <table:table-cell office:value-type="float" office:value="222.5" table:style-name="ce5">
            <text:p>22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頂溪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彩電腦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70">
            <text:p>104<text:span text:style-name="T10">年智慧教室投影機設備計畫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菲比電腦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104<text:span text:style-name="T10">年度充實教學設備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94.5" table:style-name="ce5">
            <text:p>95<text:s/></text:p>
          </table:table-cell>
          <table:table-cell office:value-type="float" office:value="94.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龍成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70">
            <text:p><text:span text:style-name="T10">更新電腦設備計畫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易真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70">
            <text:p>104<text:span text:style-name="T10">年建置數位錄影計畫</text:span></text:p>
          </table:table-cell>
          <table:table-cell office:value-type="string" table:style-name="ce24">
            <text:p><text:span text:style-name="T10">新店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店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全楙國際有限公司</text:span></text:p>
            <text:p><text:span text:style-name="T10">創源科技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羅文崇</text:span></text:p>
          </table:table-cell>
          <table:table-cell office:value-type="string" table:style-name="ce70">
            <text:p><text:span text:style-name="T10">教學用資訊及展示設備更新計畫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float" office:value="99.278999999999996" table:style-name="ce5">
            <text:p>99<text:s/></text:p>
          </table:table-cell>
          <table:table-cell office:value-type="float" office:value="99.278999999999996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育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華誠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羅文崇</text:span></text:p>
          </table:table-cell>
          <table:table-cell office:value-type="string" table:style-name="ce70">
            <text:p>104<text:span text:style-name="T10">年度雲端數位教學實施計畫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float" office:value="165" table:style-name="ce5">
            <text:p>165<text:s/></text:p>
          </table:table-cell>
          <table:table-cell office:value-type="float" office:value="165" table:style-name="ce5">
            <text:p>16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70">
            <text:p><text:span text:style-name="T10">改善教學環境</text:span><text:span text:style-name="T11">-</text:span><text:span text:style-name="T10">班級互動式投影設備更新計畫</text:span></text:p>
          </table:table-cell>
          <table:table-cell office:value-type="string" table:style-name="ce24">
            <text:p><text:span text:style-name="T10">育英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育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捷達數位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70">
            <text:p><text:span text:style-name="T10">更新電腦設備計畫</text:span></text:p>
          </table:table-cell>
          <table:table-cell office:value-type="string" table:style-name="ce24">
            <text:p><text:span text:style-name="T10">淡江高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淡江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易真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70">
            <text:p>104<text:span text:style-name="T10">年度教學設備改善實施計畫</text:span></text:p>
          </table:table-cell>
          <table:table-cell office:value-type="string" table:style-name="ce24">
            <text:p><text:span text:style-name="T10">老梅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老梅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精彩電腦股份有限公司</text:span></text:p>
            <text:p><text:span text:style-name="T10">長鋐電器工程有限公司</text:span></text:p>
            <text:p><text:span text:style-name="T10">德耀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秀惠</text:span></text:p>
          </table:table-cell>
          <table:table-cell office:value-type="string" table:style-name="ce70">
            <text:p><text:span text:style-name="T10">增購數位教學設備實施計畫</text:span></text:p>
          </table:table-cell>
          <table:table-cell office:value-type="string" table:style-name="ce24">
            <text:p><text:span text:style-name="T10">中和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和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京旻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70">
            <text:p><text:span text:style-name="T10">設置教學輔助器材</text:span><text:span text:style-name="T11">-</text:span><text:span text:style-name="T10">觸控式液晶顯示器計畫</text:span></text:p>
          </table:table-cell>
          <table:table-cell office:value-type="string" table:style-name="ce24">
            <text:p><text:span text:style-name="T10">江翠國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江翠國中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盛源精密工業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劉哲彰</text:span></text:p>
          </table:table-cell>
          <table:table-cell office:value-type="string" table:style-name="ce70">
            <text:p>104<text:span text:style-name="T10">年智慧教室投影機設備計畫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菲比電腦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70">
            <text:p>104<text:span text:style-name="T10">年智慧教室投影機設備計畫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龜山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菲比電腦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104<text:span text:style-name="T10">年度教學資訊設備添購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共同契約</text:span><text:span text:style-name="T11"><text:s text:c="3"/></text:span></text:p>
          </table:table-cell>
          <table:table-cell office:value-type="string" table:style-name="ce23">
            <text:p><text:span text:style-name="T10">德耀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60">
            <text:p><text:span text:style-name="T3">夷將‧拔路兒</text:span>Icyang<text:span text:style-name="T3">‧</text:span>Parod</text:p>
          </table:table-cell>
          <table:table-cell office:value-type="string" table:style-name="ce70">
            <text:p><text:span text:style-name="T10">數位互動教學評量系統設備計畫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540" table:style-name="ce5">
            <text:p>540<text:s/></text:p>
          </table:table-cell>
          <table:table-cell office:value-type="float" office:value="540" table:style-name="ce5">
            <text:p>54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彩達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宋明宗</text:span></text:p>
          </table:table-cell>
          <table:table-cell office:value-type="string" table:style-name="ce70">
            <text:p><text:span text:style-name="T10">活動中心資訊設備改善計畫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string" table:style-name="ce23">
            <text:p><text:span text:style-name="T10">採最有利標</text:span></text:p>
          </table:table-cell>
          <table:table-cell office:value-type="string" table:style-name="ce23">
            <text:p><text:span text:style-name="T10">全國雲端運算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楊春妹</text:span></text:p>
          </table:table-cell>
          <table:table-cell office:value-type="string" table:style-name="ce70">
            <text:p>104<text:span text:style-name="T10">年度增置</text:span><text:span text:style-name="T11">3D</text:span><text:span text:style-name="T10">虛擬實境未來教室實施計畫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string" table:style-name="ce23">
            <text:p><text:span text:style-name="T10">逕洽採購</text:span></text:p>
          </table:table-cell>
          <table:table-cell office:value-type="string" table:style-name="ce23">
            <text:p><text:span text:style-name="T10">豐雅數位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科名</text:span></text:p>
          </table:table-cell>
          <table:table-cell office:value-type="string" table:style-name="ce70">
            <text:p><text:span text:style-name="T10">投影幕教學設備改善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360" table:style-name="ce5">
            <text:p>360<text:s/></text:p>
          </table:table-cell>
          <table:table-cell office:value-type="float" office:value="360" table:style-name="ce5">
            <text:p>36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萬達新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宋明宗</text:span></text:p>
          </table:table-cell>
          <table:table-cell office:value-type="string" table:style-name="ce70">
            <text:p>104<text:span text:style-name="T10">年度教學設備汰換更新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飛比電腦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劉哲彰</text:span></text:p>
          </table:table-cell>
          <table:table-cell office:value-type="string" table:style-name="ce70">
            <text:p>104<text:span text:style-name="T10">年文山分區足球運動推廣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float" office:value="253" table:style-name="ce5">
            <text:p>253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乙巧設影器材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戴麗香</text:span></text:p>
          </table:table-cell>
          <table:table-cell office:value-type="string" table:style-name="ce70">
            <text:p>104<text:span text:style-name="T10">年度棒球隊培訓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float" office:value="255" table:style-name="ce5">
            <text:p>255<text:s/></text:p>
          </table:table-cell>
          <table:table-cell office:value-type="float" office:value="46" table:style-name="ce5">
            <text:p>4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捷揮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9">
            <text:p><text:span text:style-name="T12">高敏慧</text:span></text:p>
          </table:table-cell>
          <table:table-cell office:value-type="string" table:style-name="ce70">
            <text:p>104<text:span text:style-name="T10">年度改善飲用水設備計畫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高敏慧</text:span></text:p>
          </table:table-cell>
          <table:table-cell office:value-type="string" table:style-name="ce70">
            <text:p><text:span text:style-name="T10">改善校園飲水設備計畫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<text:span text:style-name="T10">購置</text:span><text:span text:style-name="T11">AED</text:span><text:span text:style-name="T10">及洗衣機設備計畫</text:span></text:p>
          </table:table-cell>
          <table:table-cell office:value-type="string" table:style-name="ce24">
            <text:p><text:span text:style-name="T10">中正國中</text:span></text:p>
          </table:table-cell>
          <table:table-cell office:value-type="float" office:value="106" table:style-name="ce5">
            <text:p>106<text:s/></text:p>
          </table:table-cell>
          <table:table-cell office:value-type="float" office:value="106" table:style-name="ce5">
            <text:p>10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正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AED<text:span text:style-name="T10">立偉電子股份有限公司</text:span><text:span text:style-name="T11">/</text:span><text:span text:style-name="T10">洗衣機吉灃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70">
            <text:p>104<text:span text:style-name="T10">年飲用水設施改善計畫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賀裕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104<text:span text:style-name="T10">年度西式划船選手培訓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昇邦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104<text:span text:style-name="T10">年度自行車設備採購實施計畫</text:span></text:p>
          </table:table-cell>
          <table:table-cell office:value-type="string" table:style-name="ce24">
            <text:p><text:span text:style-name="T10">興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興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順天自行車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何淑峯</text:span></text:p>
          </table:table-cell>
          <table:table-cell office:value-type="string" table:style-name="ce70">
            <text:p>104<text:span text:style-name="T10">年度教學設備需求增設計畫</text:span></text:p>
          </table:table-cell>
          <table:table-cell office:value-type="string" table:style-name="ce24">
            <text:p><text:span text:style-name="T10">丹鳳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192" table:style-name="ce5">
            <text:p>19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丹鳳國小</text:span></text:p>
          </table:table-cell>
          <table:table-cell office:value-type="string" table:style-name="ce23">
            <text:p><text:span text:style-name="T10">公開招標最低價決標</text:span></text:p>
          </table:table-cell>
          <table:table-cell office:value-type="string" table:style-name="ce23">
            <text:p><text:span text:style-name="T10">新馳運動事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游輝宂</text:span></text:p>
          </table:table-cell>
          <table:table-cell office:value-type="string" table:style-name="ce70">
            <text:p><text:span text:style-name="T10">運動設備增置計畫</text:span></text:p>
          </table:table-cell>
          <table:table-cell office:value-type="string" table:style-name="ce24">
            <text:p><text:span text:style-name="T10">復興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23" table:style-name="ce5">
            <text:p>2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復興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崧順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70">
            <text:p>104<text:span text:style-name="T10">年度棒球隊培訓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123" table:style-name="ce5">
            <text:p>12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八里國小</text:span></text:p>
          </table:table-cell>
          <table:table-cell office:value-type="string" table:style-name="ce23">
            <text:p><text:span text:style-name="T10">公開取得報價</text:span></text:p>
          </table:table-cell>
          <table:table-cell office:value-type="string" table:style-name="ce23">
            <text:p><text:span text:style-name="T10">捷揮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70">
            <text:p>104<text:span text:style-name="T10">年度推動學校教育優先計畫新北市立八里國中推展學校發展</text:span><text:span text:style-name="T11">(</text:span><text:span text:style-name="T10">柔道</text:span><text:span text:style-name="T11">)</text:span><text:span text:style-name="T10">教育特色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八里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27.9" table:style-name="ce5">
            <text:p>12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八里國中</text:span></text:p>
          </table:table-cell>
          <table:table-cell office:value-type="string" table:style-name="ce23">
            <text:p><text:span text:style-name="T10">最低價得標</text:span></text:p>
          </table:table-cell>
          <table:table-cell office:value-type="string" table:style-name="ce23">
            <text:p><text:span text:style-name="T10">力道體育用品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103<text:span text:style-name="T10">學年度充實藍球架設備計畫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string" table:style-name="ce23">
            <text:p><text:span text:style-name="T10">公開取得報價</text:span></text:p>
          </table:table-cell>
          <table:table-cell office:value-type="string" table:style-name="ce23">
            <text:p><text:span text:style-name="T10">鴻豐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104<text:span text:style-name="T10">光榮國小飲水機更新計畫</text:span></text:p>
          </table:table-cell>
          <table:table-cell office:value-type="string" table:style-name="ce24">
            <text:p><text:span text:style-name="T10">光榮國小</text:span></text:p>
          </table:table-cell>
          <table:table-cell office:value-type="float" office:value="96" table:style-name="ce5">
            <text:p>96<text:s/></text:p>
          </table:table-cell>
          <table:table-cell office:value-type="float" office:value="96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林玲玲</text:span></text:p>
          </table:table-cell>
          <table:table-cell office:value-type="string" table:style-name="ce70">
            <text:p><text:span text:style-name="T10">女子壘球隊設備補助器材計畫</text:span></text:p>
          </table:table-cell>
          <table:table-cell office:value-type="string" table:style-name="ce24">
            <text:p><text:span text:style-name="T10">秀峰高中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秀峰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汀沃客運動用品店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林玲玲</text:span></text:p>
          </table:table-cell>
          <table:table-cell office:value-type="string" table:style-name="ce70">
            <text:p><text:span text:style-name="T10">壘球隊購置設備計畫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誠舍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103<text:span text:style-name="T10">學年度體育設備計畫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63" table:style-name="ce5">
            <text:p>6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跳高墊</text:span><text:span text:style-name="T11">/</text:span><text:span text:style-name="T10">鹿港帆布行</text:span><text:span text:style-name="T11">/</text:span><text:span text:style-name="T10">跳高架</text:span><text:span text:style-name="T11">/</text:span><text:span text:style-name="T10">保頡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科名</text:span></text:p>
          </table:table-cell>
          <table:table-cell office:value-type="string" table:style-name="ce70">
            <text:p>104<text:span text:style-name="T10">年新北市福營國中擊劍隊和壘球隊購置設備和移地訓練計畫</text:span></text:p>
          </table:table-cell>
          <table:table-cell office:value-type="string" table:style-name="ce24">
            <text:p><text:span text:style-name="T10">福營國中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39" table:style-name="ce5">
            <text:p>3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福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晨記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104<text:span text:style-name="T10">年度運動設施補充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鴻豐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70">
            <text:p><text:span text:style-name="T10">健康中心設備改善計畫</text:span></text:p>
          </table:table-cell>
          <table:table-cell office:value-type="string" table:style-name="ce24">
            <text:p><text:span text:style-name="T10">二橋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二橋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43">
            <text:p>儀恆實業有限公司</text:p>
            <text:p>臺灣學聯有限公司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林玲玲</text:span></text:p>
          </table:table-cell>
          <table:table-cell office:value-type="string" table:style-name="ce70">
            <text:p><text:span text:style-name="T10">女子壘球隊設備器材計畫</text:span></text:p>
          </table:table-cell>
          <table:table-cell office:value-type="string" table:style-name="ce24">
            <text:p><text:span text:style-name="T10">福營國中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福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新航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曾煥嘉</text:span></text:p>
          </table:table-cell>
          <table:table-cell office:value-type="string" table:style-name="ce70">
            <text:p>104<text:span text:style-name="T10">年度飲水機採購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賀裕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王建章</text:span></text:p>
          </table:table-cell>
          <table:table-cell office:value-type="string" table:style-name="ce70">
            <text:p>104<text:span text:style-name="T10">年度學校推展運動社團活動實施計畫</text:span><text:span text:style-name="T11">(</text:span><text:span text:style-name="T10">屬設備部分</text:span><text:span text:style-name="T11">)</text:span></text:p>
          </table:table-cell>
          <table:table-cell office:value-type="string" table:style-name="ce24">
            <text:p><text:span text:style-name="T10">青潭國小</text:span></text:p>
          </table:table-cell>
          <table:table-cell office:value-type="float" office:value="94" table:style-name="ce5">
            <text:p>94<text:s/></text:p>
          </table:table-cell>
          <table:table-cell office:value-type="float" office:value="26" table:style-name="ce5">
            <text:p>2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青潭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崧順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正良</text:span></text:p>
          </table:table-cell>
          <table:table-cell office:value-type="string" table:style-name="ce70">
            <text:p>104<text:span text:style-name="T10">年度改善自立午餐廚房設備計畫</text:span></text:p>
          </table:table-cell>
          <table:table-cell office:value-type="string" table:style-name="ce24">
            <text:p><text:span text:style-name="T10">萬里國小</text:span></text:p>
          </table:table-cell>
          <table:table-cell office:value-type="float" office:value="97" table:style-name="ce5">
            <text:p>97<text:s/></text:p>
          </table:table-cell>
          <table:table-cell office:value-type="float" office:value="94" table:style-name="ce5">
            <text:p>9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萬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千逸不銹鋼實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<text:span text:style-name="T10">新增自立午餐廚房安全監視設備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暐力通信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林玲玲</text:span></text:p>
          </table:table-cell>
          <table:table-cell office:value-type="string" table:style-name="ce70">
            <text:p><text:span text:style-name="T10">購製棒球隊設備計畫</text:span></text:p>
          </table:table-cell>
          <table:table-cell office:value-type="string" table:style-name="ce24">
            <text:p><text:span text:style-name="T10">中港國小</text:span></text:p>
          </table:table-cell>
          <table:table-cell office:value-type="float" office:value="70" table:style-name="ce5">
            <text:p>70<text:s/></text:p>
          </table:table-cell>
          <table:table-cell office:value-type="float" office:value="70" table:style-name="ce5">
            <text:p>7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港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沃斯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<text:span text:style-name="T10">桌球桌更新實施計畫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float" office:value="20" table:style-name="ce5">
            <text:p>20<text:s/></text:p>
          </table:table-cell>
          <table:table-cell office:value-type="float" office:value="20" table:style-name="ce5">
            <text:p>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鴻峰國際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104<text:span text:style-name="T10">年度建置</text:span><text:span text:style-name="T11">3D</text:span><text:span text:style-name="T10">多功能教室充實教學設備計畫</text:span></text:p>
          </table:table-cell>
          <table:table-cell office:value-type="string" table:style-name="ce24">
            <text:p><text:span text:style-name="T10">集美國小</text:span></text:p>
          </table:table-cell>
          <table:table-cell office:value-type="float" office:value="720" table:style-name="ce5">
            <text:p>720<text:s/></text:p>
          </table:table-cell>
          <table:table-cell office:value-type="float" office:value="688" table:style-name="ce5">
            <text:p>68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集美國小</text:span></text:p>
          </table:table-cell>
          <table:table-cell office:value-type="string" table:style-name="ce23">
            <text:p><text:span text:style-name="T10">公開評選</text:span></text:p>
          </table:table-cell>
          <table:table-cell office:value-type="string" table:style-name="ce23">
            <text:p><text:span text:style-name="T10">彩達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金結</text:span></text:p>
          </table:table-cell>
          <table:table-cell office:value-type="string" table:style-name="ce70">
            <text:p><text:span text:style-name="T10">採購防疫用具實施計畫</text:span></text:p>
          </table:table-cell>
          <table:table-cell office:value-type="string" table:style-name="ce24">
            <text:p><text:span text:style-name="T10">安和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安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恩泰藥局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70">
            <text:p>103<text:span text:style-name="T10">學年度橄欖球訓練設備增購計畫</text:span></text:p>
          </table:table-cell>
          <table:table-cell office:value-type="string" table:style-name="ce24">
            <text:p><text:span text:style-name="T10">正德國中</text:span></text:p>
          </table:table-cell>
          <table:table-cell office:value-type="float" office:value="60" table:style-name="ce5">
            <text:p>60<text:s/></text:p>
          </table:table-cell>
          <table:table-cell office:value-type="float" office:value="60" table:style-name="ce5">
            <text:p>6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正德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必艾奇亞洲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飲水設備改善實施計畫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恭眾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明堂</text:span></text:p>
          </table:table-cell>
          <table:table-cell office:value-type="string" table:style-name="ce70">
            <text:p><text:span text:style-name="T10">學生飲水設備改善實施計畫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恭眾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70">
            <text:p><text:span text:style-name="T10">中華民國第</text:span><text:span text:style-name="T11">16</text:span><text:span text:style-name="T10">屆全國躲避球錦標賽</text:span></text:p>
          </table:table-cell>
          <table:table-cell office:value-type="string" table:style-name="ce24">
            <text:p><text:span text:style-name="T10">屯山國小</text:span></text:p>
          </table:table-cell>
          <table:table-cell office:value-type="float" office:value="65" table:style-name="ce5">
            <text:p>65<text:s/></text:p>
          </table:table-cell>
          <table:table-cell office:value-type="float" office:value="29.5" table:style-name="ce5">
            <text:p>3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屯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林翰運動用品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104<text:span text:style-name="T10">年度充實校內運動器材實施計畫</text:span></text:p>
          </table:table-cell>
          <table:table-cell office:value-type="string" table:style-name="ce24">
            <text:p><text:span text:style-name="T10">石門國中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石門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欣晟運動用品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3<text:span text:style-name="T10">學年度防鼠擋板施作實施計畫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衛信企業社</text:span><text:span text:style-name="T11"><text:s text:c="654"/></text:span></text:p>
          </table:table-cell>
          <table:table-cell table:style-name="ce61"/>
          <table:table-cell table:number-columns-repeated="16374" table:style-name="ce59"/>
        </table:table-row>
        <table:table-row table:style-name="ro27">
          <table:table-cell office:value-type="string" table:style-name="ce22">
            <text:p><text:span text:style-name="T10">蔡淑君</text:span></text:p>
          </table:table-cell>
          <table:table-cell office:value-type="string" table:style-name="ce70">
            <text:p>104<text:span text:style-name="T10">年度校園環境改善暨充實教學設備計畫</text:span></text:p>
          </table:table-cell>
          <table:table-cell office:value-type="string" table:style-name="ce24">
            <text:p><text:span text:style-name="T10">佳林國中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211.828" table:style-name="ce5">
            <text:p>21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佳林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昕明文教事業有限公司</text:span><text:span text:style-name="T11">/</text:span><text:span text:style-name="T10">焜偉呂業有限公司</text:span><text:span text:style-name="T11">/</text:span><text:span text:style-name="T10">宏豐國際有限公司</text:span><text:span text:style-name="T11">/</text:span><text:span text:style-name="T10">穎晨國際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監視器設備更新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上宜監視器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高敏慧</text:span></text:p>
          </table:table-cell>
          <table:table-cell office:value-type="string" table:style-name="ce70">
            <text:p><text:span text:style-name="T10">改善教學環境設備計畫遊樂場通道安全透水地墊設備實施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筱清</text:span></text:p>
          </table:table-cell>
          <table:table-cell office:value-type="string" table:style-name="ce70">
            <text:p><text:span text:style-name="T10">體育館防燄捲簾工程計畫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float" office:value="99.224999999999994" table:style-name="ce5">
            <text:p>99<text:s/></text:p>
          </table:table-cell>
          <table:table-cell office:value-type="float" office:value="99.224999999999994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雅朵科技家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戴麗香</text:span></text:p>
          </table:table-cell>
          <table:table-cell office:value-type="string" table:style-name="ce70">
            <text:p><text:span text:style-name="T10">改善運動音響設備實施計畫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國碩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70">
            <text:p>104<text:span text:style-name="T10">年度壓克力球場鋪面損壞修繕工程實施計畫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float" office:value="80" table:style-name="ce5">
            <text:p>80<text:s/></text:p>
          </table:table-cell>
          <table:table-cell office:value-type="float" office:value="80" table:style-name="ce5">
            <text:p>8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福立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淑君</text:span></text:p>
          </table:table-cell>
          <table:table-cell office:value-type="string" table:style-name="ce70">
            <text:p><text:span text:style-name="T10">改善大象溜滑梯周邊環境實施計畫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億勝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70">
            <text:p><text:span text:style-name="T10">藍球場地整修計畫</text:span></text:p>
          </table:table-cell>
          <table:table-cell office:value-type="string" table:style-name="ce24">
            <text:p><text:span text:style-name="T10">新埔國小</text:span></text:p>
          </table:table-cell>
          <table:table-cell office:value-type="float" office:value="290" table:style-name="ce5">
            <text:p>290<text:s/></text:p>
          </table:table-cell>
          <table:table-cell office:value-type="float" office:value="290" table:style-name="ce5">
            <text:p>29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埔國小</text:span></text:p>
          </table:table-cell>
          <table:table-cell office:value-type="string" table:style-name="ce23">
            <text:p><text:span text:style-name="T10">公開招標</text:span><text:span text:style-name="T11">(</text:span><text:span text:style-name="T10">最低價</text:span><text:span text:style-name="T11">)</text:span></text:p>
          </table:table-cell>
          <table:table-cell office:value-type="string" table:style-name="ce23">
            <text:p><text:span text:style-name="T10">長德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筱清</text:span></text:p>
          </table:table-cell>
          <table:table-cell office:value-type="string" table:style-name="ce70">
            <text:p>104<text:span text:style-name="T10">年度改善校園運動場排水設施計畫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鑫進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70">
            <text:p><text:span text:style-name="T10">操場展演臺及周邊新建工程計畫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float" office:value="1250" table:style-name="ce5">
            <text:p>1,250<text:s/></text:p>
          </table:table-cell>
          <table:table-cell office:value-type="float" office:value="1250" table:style-name="ce5">
            <text:p>1,2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string" table:style-name="ce23">
            <text:p><text:span text:style-name="T10">公開招標</text:span><text:span text:style-name="T11">(</text:span><text:span text:style-name="T10">最低價，為風雨操場之後續擴充</text:span><text:span text:style-name="T11">)</text:span></text:p>
          </table:table-cell>
          <table:table-cell office:value-type="string" table:style-name="ce23">
            <text:p><text:span text:style-name="T10">旺寶營造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0">
            <text:p><text:span text:style-name="T3">游輝宂</text:span></text:p>
          </table:table-cell>
          <table:table-cell office:value-type="string" table:style-name="ce70">
            <text:p><text:span text:style-name="T10">改善桌球教學環境設備計畫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float" office:value="230" table:style-name="ce5">
            <text:p>230<text:s/></text:p>
          </table:table-cell>
          <table:table-cell office:value-type="float" office:value="230" table:style-name="ce5">
            <text:p>23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上申營造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秀惠</text:span></text:p>
          </table:table-cell>
          <table:table-cell office:value-type="string" table:style-name="ce70">
            <text:p><text:span text:style-name="T10">師生飲水設備改善採購計畫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float" office:value="278" table:style-name="ce5">
            <text:p>278<text:s/></text:p>
          </table:table-cell>
          <table:table-cell office:value-type="float" office:value="278" table:style-name="ce5">
            <text:p>27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104<text:span text:style-name="T10">年度教室門窗更新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限制性招標、逕洽廠商</text:span></text:p>
          </table:table-cell>
          <table:table-cell office:value-type="string" table:style-name="ce23">
            <text:p><text:span text:style-name="T10">日健室內裝修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<text:span text:style-name="T10">行政會議室設備改善計畫</text:span></text:p>
          </table:table-cell>
          <table:table-cell office:value-type="string" table:style-name="ce24">
            <text:p><text:span text:style-name="T10">二橋國小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二橋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43">
            <text:p>正昇電器行/品築家具有限公司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5">
            <text:p><text:span text:style-name="T10">黃林玲玲</text:span></text:p>
          </table:table-cell>
          <table:table-cell office:value-type="string" table:style-name="ce71">
            <text:p>LED<text:span text:style-name="T10">電子看板建置計畫</text:span></text:p>
          </table:table-cell>
          <table:table-cell office:value-type="string" table:style-name="ce26">
            <text:p><text:span text:style-name="T10">光華國小</text:span></text:p>
          </table:table-cell>
          <table:table-cell office:value-type="float" office:value="480" table:style-name="ce5">
            <text:p>480<text:s/></text:p>
          </table:table-cell>
          <table:table-cell office:value-type="float" office:value="480" table:style-name="ce5">
            <text:p>48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7">
            <text:p><text:span text:style-name="T10">光華國小</text:span></text:p>
          </table:table-cell>
          <table:table-cell office:value-type="string" table:style-name="ce26">
            <text:p><text:span text:style-name="T10">共同供應契約</text:span></text:p>
          </table:table-cell>
          <table:table-cell office:value-type="string" table:style-name="ce26">
            <text:p><text:span text:style-name="T10">星合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5">
            <text:p><text:span text:style-name="T10">高敏慧</text:span></text:p>
          </table:table-cell>
          <table:table-cell office:value-type="string" table:style-name="ce71">
            <text:p><text:span text:style-name="T10">改善廁所節水器材換裝計畫</text:span></text:p>
          </table:table-cell>
          <table:table-cell office:value-type="string" table:style-name="ce26">
            <text:p><text:span text:style-name="T10">新和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7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6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4">
            <text:p>廖筱清</text:p>
          </table:table-cell>
          <table:table-cell office:value-type="string" table:style-name="ce70">
            <text:p><text:span text:style-name="T10">高二班級冷氣設備汰換計畫</text:span></text:p>
          </table:table-cell>
          <table:table-cell office:value-type="string" table:style-name="ce24">
            <text:p><text:span text:style-name="T10">石碇高中</text:span></text:p>
          </table:table-cell>
          <table:table-cell office:value-type="float" office:value="276" table:style-name="ce5">
            <text:p>276<text:s/></text:p>
          </table:table-cell>
          <table:table-cell office:value-type="float" office:value="276" table:style-name="ce5">
            <text:p>27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石碇高中</text:span></text:p>
          </table:table-cell>
          <table:table-cell office:value-type="string" table:style-name="ce23">
            <text:p><text:span text:style-name="T10">台銀共同供應契約</text:span></text:p>
          </table:table-cell>
          <table:table-cell office:value-type="string" table:style-name="ce23">
            <text:p><text:span text:style-name="T10">台新電器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<text:span text:style-name="T10">教室黑板及視聽教室座椅更新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台灣輕工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70">
            <text:p>104<text:span text:style-name="T10">年度教師辦公桌及桌邊櫃設備充實計畫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設計家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8">
          <table:table-cell office:value-type="string" table:style-name="ce22">
            <text:p><text:span text:style-name="T10">陳儀君</text:span></text:p>
          </table:table-cell>
          <table:table-cell office:value-type="string" table:style-name="ce70">
            <text:p>104<text:span text:style-name="T10">上半年度改善教學環境設備計畫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震德室內裝修工程有限公司及鑫斧水器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103<text:span text:style-name="T10">學年度班級書車設備採購計畫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string" table:style-name="ce23">
            <text:p><text:span text:style-name="T10">公開取得</text:span></text:p>
          </table:table-cell>
          <table:table-cell office:value-type="string" table:style-name="ce23">
            <text:p><text:span text:style-name="T10">廣展新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70">
            <text:p><text:s/>104<text:span text:style-name="T10">年度改善環境設備實施計畫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丞廷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9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<text:span text:style-name="T10">教室教學設備設施改善計畫</text:span></text:p>
          </table:table-cell>
          <table:table-cell office:value-type="string" table:style-name="ce24">
            <text:p><text:span text:style-name="T10">頂埔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頂埔國小</text:span></text:p>
          </table:table-cell>
          <table:table-cell office:value-type="string" table:style-name="ce23">
            <text:p><text:span text:style-name="T10">共同契約及逕洽廠商</text:span></text:p>
          </table:table-cell>
          <table:table-cell office:value-type="string" table:style-name="ce23">
            <text:p>1<text:span text:style-name="T10">福陞工程行</text:span></text:p>
            <text:p><text:span text:style-name="T11">2</text:span><text:span text:style-name="T10">木貴工業有限公司</text:span></text:p>
            <text:p><text:span text:style-name="T11">3</text:span><text:span text:style-name="T10">福陞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<text:span text:style-name="T10">活動中心播音設備改善計畫</text:span></text:p>
          </table:table-cell>
          <table:table-cell office:value-type="string" table:style-name="ce24">
            <text:p><text:span text:style-name="T10">育德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育德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祝名科技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104<text:span text:style-name="T10">年度充實學校專科教室設備計畫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昇益廚具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70">
            <text:p>104<text:span text:style-name="T10">年度監視器設備線路改善計畫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頡安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73">
            <text:p>校園植物導覽實施計畫(屬設備部分)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float" office:value="52" table:style-name="ce5">
            <text:p>52<text:s/></text:p>
          </table:table-cell>
          <table:table-cell office:value-type="float" office:value="52" table:style-name="ce5">
            <text:p>5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積藝彩色製版印刷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70">
            <text:p><text:span text:style-name="T10">教學環境改善暨設備添購計畫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深坑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寶頡有限公司、巡航力科技有限公司及巴布室內裝修工程行</text:span></text:p>
          </table:table-cell>
          <table:table-cell table:style-name="ce61"/>
          <table:table-cell table:number-columns-repeated="16374" table:style-name="ce59"/>
        </table:table-row>
        <table:table-row table:style-name="ro30">
          <table:table-cell office:value-type="string" table:style-name="ce22">
            <text:p><text:span text:style-name="T10">廖裕德</text:span></text:p>
          </table:table-cell>
          <table:table-cell office:value-type="string" table:style-name="ce70">
            <text:p><text:span text:style-name="T10">改善家政教室環境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富新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永福</text:span></text:p>
          </table:table-cell>
          <table:table-cell office:value-type="string" table:style-name="ce70">
            <text:p><text:span text:style-name="T10">高一班級冷氣設備汰換計畫</text:span></text:p>
          </table:table-cell>
          <table:table-cell office:value-type="string" table:style-name="ce24">
            <text:p><text:span text:style-name="T10">石碇高中</text:span></text:p>
          </table:table-cell>
          <table:table-cell office:value-type="float" office:value="270" table:style-name="ce5">
            <text:p>270<text:s/></text:p>
          </table:table-cell>
          <table:table-cell office:value-type="float" office:value="270" table:style-name="ce5">
            <text:p>27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石碇高中</text:span></text:p>
          </table:table-cell>
          <table:table-cell office:value-type="string" table:style-name="ce23">
            <text:p><text:span text:style-name="T10">台銀共同供應契約</text:span></text:p>
          </table:table-cell>
          <table:table-cell office:value-type="string" table:style-name="ce23">
            <text:p><text:span text:style-name="T10">台新電器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<text:span text:style-name="T10">多元學習中心空間活化計畫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9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泰山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冠業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31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川堂茄苳樹木平台暨外操場跳遠沙坑改善工程計畫暨</text:span><text:span text:style-name="T11">104</text:span><text:span text:style-name="T10">學年度音響設備增購計畫</text:span></text:p>
          </table:table-cell>
          <table:table-cell office:value-type="string" table:style-name="ce24">
            <text:p><text:span text:style-name="T10">二重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197.96299999999999" table:style-name="ce5">
            <text:p>1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二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烜泰企業有限公司、永勝照相器材行、聖邦室內裝修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<text:span text:style-name="T10">校園安全監視系統建置計畫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華景科技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邱烽堯</text:span></text:p>
          </table:table-cell>
          <table:table-cell office:value-type="string" table:style-name="ce70">
            <text:p>104<text:span text:style-name="T10">年度辦公設備更新計畫</text:span></text:p>
          </table:table-cell>
          <table:table-cell office:value-type="string" table:style-name="ce24">
            <text:p><text:span text:style-name="T10">樹林高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樹林高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久駿企業有限公司、僑豐木藝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何博文</text:span></text:p>
          </table:table-cell>
          <table:table-cell office:value-type="string" table:style-name="ce70">
            <text:p><text:span text:style-name="T10">學校演藝廳桌椅設備及學校環境教育設備改善計畫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2" table:style-name="ce5">
            <text:p>9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快樂狗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何博文</text:span></text:p>
          </table:table-cell>
          <table:table-cell office:value-type="string" table:style-name="ce70">
            <text:p><text:span text:style-name="T10">學校節能冷氣設備改善學校環境計畫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共同供應契約廠商報價單</text:span></text:p>
          </table:table-cell>
          <table:table-cell office:value-type="string" table:style-name="ce23">
            <text:p><text:span text:style-name="T10">東元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<text:span text:style-name="T10">演藝廳空調設施改善計畫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佳欣冷凍空調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度校園安全監控系統更新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225" table:style-name="ce5">
            <text:p>225<text:s/></text:p>
          </table:table-cell>
          <table:table-cell office:value-type="float" office:value="225" table:style-name="ce5">
            <text:p>22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學成保全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70">
            <text:p><text:span text:style-name="T10">全校冷氣設備改善計畫</text:span></text:p>
          </table:table-cell>
          <table:table-cell office:value-type="string" table:style-name="ce24">
            <text:p><text:span text:style-name="T10">中山國中</text:span></text:p>
          </table:table-cell>
          <table:table-cell office:value-type="float" office:value="1000" table:style-name="ce5">
            <text:p>1,000<text:s/></text:p>
          </table:table-cell>
          <table:table-cell office:value-type="float" office:value="1000" table:style-name="ce5">
            <text:p>1,0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山國中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蓁筵園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70">
            <text:p><text:span text:style-name="T10">學校手提式擴音機和擴大機更新設備計畫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報價單</text:span></text:p>
          </table:table-cell>
          <table:table-cell office:value-type="string" table:style-name="ce23">
            <text:p><text:span text:style-name="T10">嘉利達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裕德</text:span></text:p>
          </table:table-cell>
          <table:table-cell office:value-type="string" table:style-name="ce70">
            <text:p><text:span text:style-name="T10">教學設備充實購置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公開取得電子報價單</text:span><text:span text:style-name="T11">(</text:span><text:span text:style-name="T10">三案合併招標</text:span><text:span text:style-name="T11">)</text:span></text:p>
          </table:table-cell>
          <table:table-cell office:value-type="string" table:style-name="ce23">
            <text:p><text:span text:style-name="T10">佳能昕普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<text:span text:style-name="T10">教學設備充實購置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公開取得電子報價單</text:span><text:span text:style-name="T11">(</text:span><text:span text:style-name="T10">三案合併招標</text:span><text:span text:style-name="T11">)</text:span></text:p>
          </table:table-cell>
          <table:table-cell office:value-type="string" table:style-name="ce23">
            <text:p><text:span text:style-name="T10">佳能昕普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<text:span text:style-name="T10">教學設備充實購置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公開取得電子報價單</text:span><text:span text:style-name="T11">(</text:span><text:span text:style-name="T10">三案合併招標</text:span><text:span text:style-name="T11">)</text:span></text:p>
          </table:table-cell>
          <table:table-cell office:value-type="string" table:style-name="ce23">
            <text:p><text:span text:style-name="T10">佳能昕普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<text:span text:style-name="T10">添購教務處及學務處冷氣設備實施計畫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淡水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緯泰電器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<text:span text:style-name="T10">學校設施環境改善計畫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string" table:style-name="ce23">
            <text:p><text:span text:style-name="T10">公開招標、逕洽廠商</text:span></text:p>
          </table:table-cell>
          <table:table-cell office:value-type="string" table:style-name="ce23">
            <text:p><text:span text:style-name="T10">歐凌股份有限公司、合志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104<text:span text:style-name="T10">年度大門宣導全彩看板計畫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大樣光電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70">
            <text:p><text:span text:style-name="T10">改善教學環境計畫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float" office:value="120" table:style-name="ce5">
            <text:p>120<text:s/></text:p>
          </table:table-cell>
          <table:table-cell office:value-type="float" office:value="120" table:style-name="ce5">
            <text:p>1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鐘誠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70">
            <text:p><text:span text:style-name="T10">購置教學相關設備申請計畫</text:span></text:p>
          </table:table-cell>
          <table:table-cell office:value-type="string" table:style-name="ce24">
            <text:p><text:span text:style-name="T10">和平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和平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欣通電話器材行、永竣傢俱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104<text:span text:style-name="T10">年辦公桌改善計畫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float" office:value="60" table:style-name="ce5">
            <text:p>60<text:s/></text:p>
          </table:table-cell>
          <table:table-cell office:value-type="float" office:value="60" table:style-name="ce5">
            <text:p>6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榮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新豐角鋼鐵櫃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70">
            <text:p><text:span text:style-name="T10">充實校園環境設備－廣播主控機計畫</text:span></text:p>
          </table:table-cell>
          <table:table-cell office:value-type="string" table:style-name="ce24">
            <text:p><text:span text:style-name="T10">正義國小</text:span></text:p>
          </table:table-cell>
          <table:table-cell office:value-type="float" office:value="94.153999999999996" table:style-name="ce5">
            <text:p>94<text:s/></text:p>
          </table:table-cell>
          <table:table-cell office:value-type="float" office:value="94.153999999999996" table:style-name="ce5">
            <text:p>94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正義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佳實系統整合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<text:span text:style-name="T10">校園安全監視系統建置計畫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華景科技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32">
          <table:table-cell office:value-type="string" table:style-name="ce22">
            <text:p><text:span text:style-name="T10">陳永福</text:span></text:p>
          </table:table-cell>
          <table:table-cell office:value-type="string" table:style-name="ce70">
            <text:p>104<text:span text:style-name="T10">年度社群教室環境改善工程實施計畫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float" office:value="36" table:style-name="ce5">
            <text:p>36<text:s/></text:p>
          </table:table-cell>
          <table:table-cell office:value-type="float" office:value="36" table:style-name="ce5">
            <text:p>3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string" table:style-name="ce23">
            <text:p><text:span text:style-name="T10">逕洽廠商採購</text:span></text:p>
          </table:table-cell>
          <table:table-cell office:value-type="string" table:style-name="ce23">
            <text:p><text:span text:style-name="T10">鼎上豐興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<text:span text:style-name="T10">活化教師休息室採購計畫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三普健康生活世界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<text:span text:style-name="T10">汰換</text:span><text:span text:style-name="T11">9</text:span><text:span text:style-name="T10">年級教室窗簾計畫</text:span></text:p>
          </table:table-cell>
          <table:table-cell office:value-type="string" table:style-name="ce24">
            <text:p><text:span text:style-name="T10">鳳鳴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7.86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鳳鳴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三番氏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科名</text:span></text:p>
          </table:table-cell>
          <table:table-cell office:value-type="string" table:style-name="ce70">
            <text:p><text:span text:style-name="T10">藝文體驗區冷氣購置計畫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方鄰電器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33">
          <table:table-cell office:value-type="string" table:style-name="ce22">
            <text:p><text:span text:style-name="T10">曾煥嘉</text:span></text:p>
          </table:table-cell>
          <table:table-cell office:value-type="string" table:style-name="ce70">
            <text:p><text:span text:style-name="T10">改善視聽會議教學環境設備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610" table:style-name="ce5">
            <text:p>610<text:s/></text:p>
          </table:table-cell>
          <table:table-cell office:value-type="float" office:value="610" table:style-name="ce5">
            <text:p>61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富新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<text:span text:style-name="T10">改善教學環境</text:span><text:span text:style-name="T11">-</text:span><text:span text:style-name="T10">電風扇更換計畫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float" office:value="320" table:style-name="ce5">
            <text:p>320<text:s/></text:p>
          </table:table-cell>
          <table:table-cell office:value-type="float" office:value="320" table:style-name="ce5">
            <text:p>3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string" table:style-name="ce23">
            <text:p><text:span text:style-name="T10">公開取得</text:span></text:p>
          </table:table-cell>
          <table:table-cell office:value-type="string" table:style-name="ce23">
            <text:p><text:span text:style-name="T10">茗竑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34">
          <table:table-cell office:value-type="string" table:style-name="ce60">
            <text:p><text:span text:style-name="T3">夷將‧拔路兒</text:span>Icyang<text:span text:style-name="T3">‧</text:span>Parod</text:p>
          </table:table-cell>
          <table:table-cell office:value-type="string" table:style-name="ce70">
            <text:p>104<text:span text:style-name="T10">年度學校設備更新計畫</text:span></text:p>
          </table:table-cell>
          <table:table-cell office:value-type="string" table:style-name="ce24">
            <text:p><text:span text:style-name="T10">樹林高中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樹林高中</text:span></text:p>
          </table:table-cell>
          <table:table-cell office:value-type="string" table:style-name="ce23">
            <text:p><text:span text:style-name="T10">小額採購逕洽廠商</text:span></text:p>
            <text:p><text:span text:style-name="T10">公開取得報價單</text:span></text:p>
          </table:table-cell>
          <table:table-cell office:value-type="string" table:style-name="ce43">
            <text:p>薪宸宇圖書有限公司</text:p>
            <text:p>鉅大室內裝修有限公司</text:p>
          </table:table-cell>
          <table:table-cell table:style-name="ce61"/>
          <table:table-cell table:number-columns-repeated="16374" table:style-name="ce59"/>
        </table:table-row>
        <table:table-row table:style-name="ro35">
          <table:table-cell office:value-type="string" table:style-name="ce60">
            <text:p><text:span text:style-name="T3">夷將‧拔路兒</text:span>Icyang<text:span text:style-name="T3">‧</text:span>Parod</text:p>
          </table:table-cell>
          <table:table-cell office:value-type="string" table:style-name="ce70">
            <text:p>104<text:span text:style-name="T10">年度充實校園各領域教學設備採購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970" table:style-name="ce5">
            <text:p>970<text:s/></text:p>
          </table:table-cell>
          <table:table-cell office:value-type="float" office:value="970" table:style-name="ce5">
            <text:p>97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彩達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邱烽堯</text:span></text:p>
          </table:table-cell>
          <table:table-cell office:value-type="string" table:style-name="ce70">
            <text:p><text:span text:style-name="T10">校園環境及教學設備改善計畫</text:span></text:p>
          </table:table-cell>
          <table:table-cell office:value-type="string" table:style-name="ce24">
            <text:p><text:span text:style-name="T10">中和國中</text:span></text:p>
          </table:table-cell>
          <table:table-cell office:value-type="float" office:value="1100" table:style-name="ce5">
            <text:p>1,100<text:s/></text:p>
          </table:table-cell>
          <table:table-cell office:value-type="float" office:value="1100" table:style-name="ce5">
            <text:p>1,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和國中</text:span></text:p>
          </table:table-cell>
          <table:table-cell office:value-type="string" table:style-name="ce23">
            <text:p><text:span text:style-name="T10">公開招標及逕洽廠商</text:span></text:p>
          </table:table-cell>
          <table:table-cell office:value-type="string" table:style-name="ce23">
            <text:p><text:span text:style-name="T10">設計家實業有限公司、賀裕企業有限公司、百恆威實業有限公司、米波羅企業有限公司、德銘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何淑峯</text:span></text:p>
          </table:table-cell>
          <table:table-cell office:value-type="string" table:style-name="ce70">
            <text:p><text:span text:style-name="T10">改善學校設施增加設備計畫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協榮鐵櫃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104<text:span text:style-name="T10">年度廁所門板更新修繕申請計畫</text:span></text:p>
          </table:table-cell>
          <table:table-cell office:value-type="string" table:style-name="ce24">
            <text:p><text:span text:style-name="T10">育林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育林國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研造室內裝修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<text:span text:style-name="T10">校園電子看板設備增設計畫</text:span></text:p>
          </table:table-cell>
          <table:table-cell office:value-type="string" table:style-name="ce24">
            <text:p><text:span text:style-name="T10">鳳鳴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198.24799999999999" table:style-name="ce5">
            <text:p>1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鳳鳴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輝雄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70">
            <text:p>104<text:span text:style-name="T10">年度教室電扇更新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9" table:style-name="ce5">
            <text:p>309<text:s/></text:p>
          </table:table-cell>
          <table:table-cell office:value-type="float" office:value="309" table:style-name="ce5">
            <text:p>30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奕煦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班級教室安全維護設備改善計畫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學成保全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度保全設施增設暨教師辦公室設備電源改善計畫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293000000000006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43">
            <text:p>學成保全股份有限公司</text:p>
            <text:p>圓碩國際實業有限公司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度校園監視設備改善計畫</text:span></text:p>
          </table:table-cell>
          <table:table-cell office:value-type="string" table:style-name="ce24">
            <text:p><text:span text:style-name="T10">柑園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.45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柑園國小</text:span></text:p>
          </table:table-cell>
          <table:table-cell office:value-type="string" table:style-name="ce23">
            <text:p><text:span text:style-name="T10">蒐集三家廠商報價單進行議比價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70">
            <text:p>104<text:span text:style-name="T10">年度辦公室環境設備採購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震旦行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36">
          <table:table-cell office:value-type="string" table:style-name="ce22">
            <text:p><text:span text:style-name="T10">羅文崇</text:span></text:p>
          </table:table-cell>
          <table:table-cell office:value-type="string" table:style-name="ce70">
            <text:p><text:span text:style-name="T10">充實暨公新科任教室設備採購計畫</text:span></text:p>
          </table:table-cell>
          <table:table-cell office:value-type="string" table:style-name="ce24">
            <text:p><text:span text:style-name="T10">秀朗國小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459.98700000000002" table:style-name="ce5">
            <text:p>46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秀朗國小</text:span></text:p>
          </table:table-cell>
          <table:table-cell office:value-type="string" table:style-name="ce23">
            <text:p><text:span text:style-name="T10">共同供應及逕洽廠商</text:span></text:p>
            <text:p><text:span text:style-name="T10">公開招標</text:span></text:p>
            <text:p/>
          </table:table-cell>
          <table:table-cell office:value-type="string" table:style-name="ce23">
            <text:p><text:span text:style-name="T10">鎰得資訊有限公司、興實工程有限公司、台灣學聯有限公司、台灣積體傢俱股份有限公司泰智營造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104<text:span text:style-name="T10">年度增設國樂教室及改善會計室空調設備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東達興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37">
          <table:table-cell office:value-type="string" table:style-name="ce22">
            <text:p><text:span text:style-name="T10">林金結</text:span></text:p>
            <text:p><text:span text:style-name="T10">吳琪銘</text:span></text:p>
          </table:table-cell>
          <table:table-cell office:value-type="string" table:style-name="ce70">
            <text:p><text:span text:style-name="T10">校園照明更新計畫及學生作品展示櫃設置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限制性招標</text:span></text:p>
            <text:p><text:span text:style-name="T10">公開招標</text:span></text:p>
          </table:table-cell>
          <table:table-cell office:value-type="string" table:style-name="ce23">
            <text:p><text:span text:style-name="T10">元昇土木有限公司</text:span></text:p>
            <text:p><text:span text:style-name="T10">宸和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<text:span text:style-name="T10">照明設備、假日星光學校舍被申請計畫</text:span></text:p>
          </table:table-cell>
          <table:table-cell office:value-type="string" table:style-name="ce24">
            <text:p><text:span text:style-name="T10">濂洞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9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濂洞國小</text:span></text:p>
          </table:table-cell>
          <table:table-cell office:value-type="string" table:style-name="ce43">
            <text:p>逕洽廠商</text:p>
          </table:table-cell>
          <table:table-cell office:value-type="string" table:style-name="ce23">
            <text:p><text:span text:style-name="T10">久大庇護工場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104<text:span text:style-name="T10">年度教學環境改善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葳穎資訊有限公司、昌達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70">
            <text:p><text:span text:style-name="T10">全校冷氣設備改善計畫</text:span></text:p>
          </table:table-cell>
          <table:table-cell office:value-type="string" table:style-name="ce24">
            <text:p><text:span text:style-name="T10">中山國中</text:span></text:p>
          </table:table-cell>
          <table:table-cell office:value-type="float" office:value="1000" table:style-name="ce5">
            <text:p>1,000<text:s/></text:p>
          </table:table-cell>
          <table:table-cell office:value-type="float" office:value="1000" table:style-name="ce5">
            <text:p>1,0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山國中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蓁筵園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<text:span text:style-name="T10">改善教學設備計畫</text:span></text:p>
          </table:table-cell>
          <table:table-cell office:value-type="string" table:style-name="ce24">
            <text:p><text:span text:style-name="T10">三民高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民高中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百裕電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104<text:span text:style-name="T10">年學校校史室空間活化購置計畫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曾煥嘉</text:span></text:p>
          </table:table-cell>
          <table:table-cell office:value-type="string" table:style-name="ce70">
            <text:p><text:span text:style-name="T10">改善學校環境教育計畫－學校不鏽鋼階梯和冷氣節能更新設備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93" table:style-name="ce5">
            <text:p>93<text:s/></text:p>
          </table:table-cell>
          <table:table-cell office:value-type="float" office:value="93" table:style-name="ce5">
            <text:p>9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緯泰電器有限公司、永諒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鍾宏仁</text:span></text:p>
          </table:table-cell>
          <table:table-cell office:value-type="string" table:style-name="ce70">
            <text:p><text:span text:style-name="T10">教室投影布幕更新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110" table:style-name="ce5">
            <text:p>110<text:s/></text:p>
          </table:table-cell>
          <table:table-cell office:value-type="float" office:value="110" table:style-name="ce5">
            <text:p>11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104<text:span text:style-name="T10">年度改善教學環境設備－教室置物櫃採購計畫</text:span></text:p>
          </table:table-cell>
          <table:table-cell office:value-type="string" table:style-name="ce24">
            <text:p><text:span text:style-name="T10">水源國小</text:span></text:p>
          </table:table-cell>
          <table:table-cell office:value-type="float" office:value="97.5" table:style-name="ce5">
            <text:p>98<text:s/></text:p>
          </table:table-cell>
          <table:table-cell office:value-type="float" office:value="97.5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水源國小</text:span></text:p>
          </table:table-cell>
          <table:table-cell office:value-type="string" table:style-name="ce23">
            <text:p><text:span text:style-name="T10">逕洽廠商採購</text:span></text:p>
          </table:table-cell>
          <table:table-cell office:value-type="string" table:style-name="ce23">
            <text:p><text:span text:style-name="T10">淞平企業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4">
            <text:p>黃永昌</text:p>
            <text:p>彭成龍</text:p>
          </table:table-cell>
          <table:table-cell office:value-type="string" table:style-name="ce70">
            <text:p>104<text:span text:style-name="T10">年購置生物實驗室顯微鏡計畫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葆城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高敏慧</text:span></text:p>
          </table:table-cell>
          <table:table-cell office:value-type="string" table:style-name="ce70">
            <text:p>104<text:span text:style-name="T10">年度美勞器材室設備改善計畫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天勤實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<text:span text:style-name="T10">改善教學環境計畫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string" table:style-name="ce23">
            <text:p><text:span text:style-name="T10">逕洽廠商辦理採購</text:span></text:p>
          </table:table-cell>
          <table:table-cell office:value-type="string" table:style-name="ce23">
            <text:p><text:span text:style-name="T10">鴻逸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70">
            <text:p>104<text:span text:style-name="T10">年度教育宣導設備增置計畫</text:span></text:p>
          </table:table-cell>
          <table:table-cell office:value-type="string" table:style-name="ce24">
            <text:p><text:span text:style-name="T10">樂利國小</text:span></text:p>
          </table:table-cell>
          <table:table-cell office:value-type="float" office:value="350" table:style-name="ce5">
            <text:p>350<text:s/></text:p>
          </table:table-cell>
          <table:table-cell office:value-type="float" office:value="350" table:style-name="ce5">
            <text:p>3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樂利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輝雄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70">
            <text:p>104<text:span text:style-name="T10">年度行政辦公設備採購計畫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展羽工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70">
            <text:p>104<text:span text:style-name="T10">年度會議室增設空調申請計畫</text:span></text:p>
          </table:table-cell>
          <table:table-cell office:value-type="string" table:style-name="ce24">
            <text:p><text:span text:style-name="T10">中信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信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緯泰電器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裕德</text:span></text:p>
          </table:table-cell>
          <table:table-cell office:value-type="string" table:style-name="ce70">
            <text:p><text:span text:style-name="T10">改善教室日曬及通風計畫</text:span></text:p>
          </table:table-cell>
          <table:table-cell office:value-type="string" table:style-name="ce24">
            <text:p><text:span text:style-name="T10">海山國小</text:span></text:p>
          </table:table-cell>
          <table:table-cell office:value-type="float" office:value="120" table:style-name="ce5">
            <text:p>120<text:s/></text:p>
          </table:table-cell>
          <table:table-cell office:value-type="float" office:value="120" table:style-name="ce5">
            <text:p>1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海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華陽裝潢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俊哲</text:span></text:p>
          </table:table-cell>
          <table:table-cell office:value-type="string" table:style-name="ce70">
            <text:p>104<text:span text:style-name="T10">年度監視器設備採購工程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<text:span text:style-name="T10">本位課程暨學生展能環境設置實施計畫</text:span></text:p>
          </table:table-cell>
          <table:table-cell office:value-type="string" table:style-name="ce24">
            <text:p><text:span text:style-name="T10">澳底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澳底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文聖商業設計廣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104<text:span text:style-name="T10">年度校園廣播改善維修暨無線室外天線規劃工程計畫</text:span></text:p>
          </table:table-cell>
          <table:table-cell office:value-type="string" table:style-name="ce24">
            <text:p><text:span text:style-name="T10">二重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8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二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湶貿興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38">
          <table:table-cell office:value-type="string" table:style-name="ce22">
            <text:p><text:span text:style-name="T10">廖正良</text:span></text:p>
          </table:table-cell>
          <table:table-cell office:value-type="string" table:style-name="ce70">
            <text:p>104<text:span text:style-name="T10">年度親師協會（長安柑仔店）空間節能改善實施計畫</text:span></text:p>
          </table:table-cell>
          <table:table-cell office:value-type="string" table:style-name="ce24">
            <text:p><text:span text:style-name="T10">長安國小</text:span></text:p>
          </table:table-cell>
          <table:table-cell office:value-type="float" office:value="108" table:style-name="ce5">
            <text:p>108<text:s/></text:p>
          </table:table-cell>
          <table:table-cell office:value-type="float" office:value="107.2" table:style-name="ce5">
            <text:p>107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長安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翔水電公司、</text:span></text:p>
            <text:p><text:span text:style-name="T10">僑巨資訊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翁月娥</text:span></text:p>
          </table:table-cell>
          <table:table-cell office:value-type="string" table:style-name="ce70">
            <text:p><text:span text:style-name="T10">空中花園改造實施計畫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115" table:style-name="ce5">
            <text:p>11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忠義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君芳景觀設計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104<text:span text:style-name="T10">年度宿舍設備改善計畫</text:span></text:p>
          </table:table-cell>
          <table:table-cell office:value-type="string" table:style-name="ce24">
            <text:p><text:span text:style-name="T10">三芝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芝國小</text:span></text:p>
          </table:table-cell>
          <table:table-cell office:value-type="string" table:style-name="ce23">
            <text:p><text:span text:style-name="T10">公開取得估價單比價</text:span></text:p>
          </table:table-cell>
          <table:table-cell office:value-type="string" table:style-name="ce23">
            <text:p><text:span text:style-name="T10">富安水電行</text:span><text:span text:style-name="T11">/</text:span><text:span text:style-name="T10">益松電料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<text:span text:style-name="T10">改善教學設備實施計畫</text:span></text:p>
          </table:table-cell>
          <table:table-cell office:value-type="string" table:style-name="ce24">
            <text:p><text:span text:style-name="T10">中和國小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90" table:style-name="ce5">
            <text:p>9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和國小</text:span></text:p>
          </table:table-cell>
          <table:table-cell office:value-type="string" table:style-name="ce23">
            <text:p><text:span text:style-name="T10">逕洽廠商辦理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60">
            <text:p><text:span text:style-name="T3">夷將‧拔路兒</text:span>Icyang<text:span text:style-name="T3">‧</text:span>Parod</text:p>
          </table:table-cell>
          <table:table-cell office:value-type="string" table:style-name="ce70">
            <text:p>104<text:span text:style-name="T10">年度改善教學設備（電動螢幕）實施計畫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float" office:value="361.625" table:style-name="ce5">
            <text:p>362<text:s/></text:p>
          </table:table-cell>
          <table:table-cell office:value-type="float" office:value="361.625" table:style-name="ce5">
            <text:p>36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北新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戴麗香</text:span></text:p>
          </table:table-cell>
          <table:table-cell office:value-type="string" table:style-name="ce70">
            <text:p><text:span text:style-name="T10">校園安全維護系統建置計畫</text:span></text:p>
          </table:table-cell>
          <table:table-cell office:value-type="string" table:style-name="ce24">
            <text:p><text:span text:style-name="T10">私立淡水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淡水高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伊展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錦賢</text:span></text:p>
          </table:table-cell>
          <table:table-cell office:value-type="string" table:style-name="ce70">
            <text:p>104<text:span text:style-name="T10">年度購置校園環境維護設備計畫</text:span></text:p>
          </table:table-cell>
          <table:table-cell office:value-type="string" table:style-name="ce24">
            <text:p><text:span text:style-name="T10">石門國小</text:span></text:p>
          </table:table-cell>
          <table:table-cell office:value-type="float" office:value="75" table:style-name="ce5">
            <text:p>75<text:s/></text:p>
          </table:table-cell>
          <table:table-cell office:value-type="float" office:value="75" table:style-name="ce5">
            <text:p>7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石門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賀基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鍾宏仁</text:span></text:p>
          </table:table-cell>
          <table:table-cell office:value-type="string" table:style-name="ce70">
            <text:p><text:span text:style-name="T10">仰山軒空調設備修繕計畫</text:span></text:p>
          </table:table-cell>
          <table:table-cell office:value-type="string" table:style-name="ce24">
            <text:p><text:span text:style-name="T10">平溪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平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天昌冷凍空調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70">
            <text:p><text:span text:style-name="T10">校園環境藝文空間改善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97.02" table:style-name="ce5">
            <text:p>97<text:s/></text:p>
          </table:table-cell>
          <table:table-cell office:value-type="float" office:value="97.02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龍豪美術事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70">
            <text:p><text:span text:style-name="T10">改善及充實教師辦公室環境設備申請計畫</text:span></text:p>
          </table:table-cell>
          <table:table-cell office:value-type="string" table:style-name="ce24">
            <text:p><text:span text:style-name="T10">二重國中</text:span></text:p>
          </table:table-cell>
          <table:table-cell office:value-type="float" office:value="526.20799999999997" table:style-name="ce5">
            <text:p>526<text:s/></text:p>
          </table:table-cell>
          <table:table-cell office:value-type="float" office:value="526.20799999999997" table:style-name="ce5">
            <text:p>52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二重國中</text:span></text:p>
          </table:table-cell>
          <table:table-cell office:value-type="string" table:style-name="ce23">
            <text:p><text:span text:style-name="T10">公開取得企畫書</text:span></text:p>
          </table:table-cell>
          <table:table-cell office:value-type="string" table:style-name="ce23">
            <text:p><text:span text:style-name="T10">設計家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賴秋媚</text:span></text:p>
          </table:table-cell>
          <table:table-cell office:value-type="string" table:style-name="ce70">
            <text:p><text:span text:style-name="T10">自然實驗室教學設備補充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99.7" table:style-name="ce5">
            <text:p>100<text:s/></text:p>
          </table:table-cell>
          <table:table-cell office:value-type="float" office:value="99.7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昭地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邱婷蔚</text:span></text:p>
          </table:table-cell>
          <table:table-cell office:value-type="string" table:style-name="ce70">
            <text:p>104<text:span text:style-name="T10">年度教學用投影布幕設備採購計畫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光興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冠成家電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104<text:span text:style-name="T10">年度改善總務處空調設備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75" table:style-name="ce5">
            <text:p>75<text:s/></text:p>
          </table:table-cell>
          <table:table-cell office:value-type="float" office:value="75" table:style-name="ce5">
            <text:p>7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東達興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劉美芳</text:span></text:p>
          </table:table-cell>
          <table:table-cell office:value-type="string" table:style-name="ce70">
            <text:p><text:span text:style-name="T10">監視器設備改善工程</text:span><text:span text:style-name="T11">(</text:span><text:span text:style-name="T10">第三期</text:span><text:span text:style-name="T11">)</text:span><text:span text:style-name="T10">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<text:span text:style-name="T10">提供學生安全環境設備更新計畫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淡江高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朋冠實業有限公司、傑立陞科技股份有限公司、賀眾企業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37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<text:span text:style-name="T10">設備更新改善計畫</text:span></text:p>
          </table:table-cell>
          <table:table-cell office:value-type="string" table:style-name="ce24">
            <text:p><text:span text:style-name="T10">貢寮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貢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合志公司、統穩冷氣冷凍設備公司、緯欣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改善環境教學計畫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厚德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賀眾企業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本煙</text:span></text:p>
          </table:table-cell>
          <table:table-cell office:value-type="string" table:style-name="ce70">
            <text:p>104<text:span text:style-name="T10">年度教學空間環境改善計畫</text:span></text:p>
          </table:table-cell>
          <table:table-cell office:value-type="string" table:style-name="ce24">
            <text:p><text:span text:style-name="T10">三峽國中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峽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進賢農機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70">
            <text:p><text:span text:style-name="T10">改善教學設備（</text:span><text:span text:style-name="T11">65</text:span><text:span text:style-name="T10">型觸控液晶顯示器）計畫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文聖國小</text:span></text:p>
          </table:table-cell>
          <table:table-cell office:value-type="string" table:style-name="ce23">
            <text:p><text:span text:style-name="T10">共同供應契約廠商</text:span></text:p>
          </table:table-cell>
          <table:table-cell office:value-type="string" table:style-name="ce53">
            <text:p>盛源精密工業股份有限公司</text:p>
          </table:table-cell>
          <table:table-cell table:style-name="ce61"/>
          <table:table-cell table:number-columns-repeated="16374" table:style-name="ce59"/>
        </table:table-row>
        <table:table-row table:style-name="ro39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103<text:span text:style-name="T10">學年度校園設備更新計畫</text:span></text:p>
          </table:table-cell>
          <table:table-cell office:value-type="string" table:style-name="ce24">
            <text:p><text:span text:style-name="T10">和美國小</text:span></text:p>
          </table:table-cell>
          <table:table-cell office:value-type="float" office:value="182" table:style-name="ce5">
            <text:p>182<text:s/></text:p>
          </table:table-cell>
          <table:table-cell office:value-type="float" office:value="182" table:style-name="ce5">
            <text:p>182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和美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睿瀅視覺設計有限公司</text:span><text:span text:style-name="T11">/</text:span></text:p>
            <text:p><text:span text:style-name="T10">柏翠工程行</text:span></text:p>
          </table:table-cell>
          <table:table-cell table:style-name="ce61"/>
          <table:table-cell table:number-columns-repeated="16374" table:style-name="ce59"/>
        </table:table-row>
        <table:table-row table:style-name="ro40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104<text:span text:style-name="T10">年度改善教學設施實施計畫</text:span></text:p>
          </table:table-cell>
          <table:table-cell office:value-type="string" table:style-name="ce24">
            <text:p><text:span text:style-name="T10">福隆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福隆國小</text:span></text:p>
          </table:table-cell>
          <table:table-cell office:value-type="string" table:style-name="ce23">
            <text:p><text:s/><text:span text:style-name="T10">議價</text:span></text:p>
            <text:p><text:span text:style-name="T10">（因本採購內容分成辦公器材、印刷設計、運動器材</text:span><text:span text:style-name="T11">3</text:span><text:span text:style-name="T10">大類，故簽准進行分批採購後逕予相關廠商進行議價辦理）</text:span></text:p>
          </table:table-cell>
          <table:table-cell office:value-type="string" table:style-name="ce23">
            <text:p><text:span text:style-name="T10">永康企業社、啟盟科技企業社、沃克面設計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70">
            <text:p>104<text:span text:style-name="T10">年度教室布置公布欄更新採購計畫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float" office:value="600" table:style-name="ce5">
            <text:p>600<text:s/></text:p>
          </table:table-cell>
          <table:table-cell office:value-type="float" office:value="600" table:style-name="ce5">
            <text:p>6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string" table:style-name="ce23">
            <text:p><text:span text:style-name="T10">公開取得報價單或企劃書</text:span></text:p>
          </table:table-cell>
          <table:table-cell office:value-type="string" table:style-name="ce23">
            <text:p><text:span text:style-name="T10">聯安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104<text:span text:style-name="T10">年度教職員辦公椅更新計畫</text:span></text:p>
          </table:table-cell>
          <table:table-cell office:value-type="string" table:style-name="ce24">
            <text:p><text:span text:style-name="T10">坪林國中</text:span></text:p>
          </table:table-cell>
          <table:table-cell office:value-type="float" office:value="128" table:style-name="ce5">
            <text:p>128<text:s/></text:p>
          </table:table-cell>
          <table:table-cell office:value-type="float" office:value="128" table:style-name="ce5">
            <text:p>12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坪林國中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帝迦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70">
            <text:p><text:span text:style-name="T10">改善環境設備</text:span><text:span text:style-name="T11">-</text:span><text:span text:style-name="T10">增設電扇計畫</text:span></text:p>
          </table:table-cell>
          <table:table-cell office:value-type="string" table:style-name="ce24">
            <text:p><text:span text:style-name="T10">沙崙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沙崙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慶裕室內裝修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<text:span text:style-name="T10">生態教室設備增置計畫</text:span></text:p>
          </table:table-cell>
          <table:table-cell office:value-type="string" table:style-name="ce24">
            <text:p><text:span text:style-name="T10">清水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3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清水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好運狗寵物用品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<text:span text:style-name="T10">改善教學設備計畫</text:span></text:p>
          </table:table-cell>
          <table:table-cell office:value-type="string" table:style-name="ce24">
            <text:p><text:span text:style-name="T10">三民高中</text:span></text:p>
          </table:table-cell>
          <table:table-cell office:value-type="float" office:value="350" table:style-name="ce5">
            <text:p>350<text:s/></text:p>
          </table:table-cell>
          <table:table-cell office:value-type="float" office:value="350" table:style-name="ce5">
            <text:p>3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民高中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<text:span text:style-name="T10">職務宿舍保全設備建置計畫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float" office:value="66" table:style-name="ce5">
            <text:p>66<text:s/></text:p>
          </table:table-cell>
          <table:table-cell office:value-type="float" office:value="65.625" table:style-name="ce5">
            <text:p>66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介壽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學成保全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劉美芳</text:span></text:p>
          </table:table-cell>
          <table:table-cell office:value-type="string" table:style-name="ce70">
            <text:p>104<text:span text:style-name="T10">年度監視器設備採購工程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瑞山</text:span></text:p>
          </table:table-cell>
          <table:table-cell office:value-type="string" table:style-name="ce70">
            <text:p>104<text:span text:style-name="T10">年度教學設備－電動銀幕改善計畫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錦和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宏得利貿易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70">
            <text:p><text:span text:style-name="T10">體育館多媒體環境改善計畫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易全影音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8">
          <table:table-cell office:value-type="string" table:style-name="ce20">
            <text:p><text:span text:style-name="T3">游輝宂</text:span></text:p>
          </table:table-cell>
          <table:table-cell office:value-type="string" table:style-name="ce70">
            <text:p><text:span text:style-name="T10">改善校園學習環境品質工程計畫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力順鋁門窗行、龍電電腦科技股份有限公司、金碧峰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<text:span text:style-name="T10">教室教學設備設施改善計畫</text:span></text:p>
          </table:table-cell>
          <table:table-cell office:value-type="string" table:style-name="ce24">
            <text:p><text:span text:style-name="T10">頂埔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25" table:style-name="ce5">
            <text:p>125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頂埔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合志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度監視器設備改善計畫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圓碩國際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度空調設備改善工程計畫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7.5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璟漢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文治</text:span></text:p>
          </table:table-cell>
          <table:table-cell office:value-type="string" table:style-name="ce70">
            <text:p>104<text:span text:style-name="T10">年度教學設備改善計畫</text:span></text:p>
          </table:table-cell>
          <table:table-cell office:value-type="string" table:style-name="ce24">
            <text:p><text:span text:style-name="T10">民安國小</text:span></text:p>
          </table:table-cell>
          <table:table-cell office:value-type="float" office:value="120" table:style-name="ce5">
            <text:p>120<text:s/></text:p>
          </table:table-cell>
          <table:table-cell office:value-type="float" office:value="120" table:style-name="ce5">
            <text:p>12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民安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緯泰電器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白珮茹</text:span></text:p>
          </table:table-cell>
          <table:table-cell office:value-type="string" table:style-name="ce70">
            <text:p>104<text:span text:style-name="T10">年度辦公傢俱採購計畫</text:span></text:p>
          </table:table-cell>
          <table:table-cell office:value-type="string" table:style-name="ce24">
            <text:p><text:span text:style-name="T10">北峰國小</text:span></text:p>
          </table:table-cell>
          <table:table-cell office:value-type="float" office:value="162.80000000000001" table:style-name="ce5">
            <text:p>163<text:s/></text:p>
          </table:table-cell>
          <table:table-cell office:value-type="float" office:value="162.80000000000001" table:style-name="ce5">
            <text:p>163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北峰國小</text:span></text:p>
          </table:table-cell>
          <table:table-cell office:value-type="string" table:style-name="ce23">
            <text:p><text:span text:style-name="T10">共同契約</text:span></text:p>
          </table:table-cell>
          <table:table-cell office:value-type="string" table:style-name="ce23">
            <text:p><text:span text:style-name="T10">萬達綠能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70">
            <text:p>104<text:span text:style-name="T10">年度充實學校設備計畫</text:span></text:p>
          </table:table-cell>
          <table:table-cell office:value-type="string" table:style-name="ce24">
            <text:p><text:span text:style-name="T10">直潭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直潭國小</text:span></text:p>
          </table:table-cell>
          <table:table-cell office:value-type="string" table:style-name="ce23">
            <text:p><text:span text:style-name="T10">逕洽廠商採購</text:span></text:p>
          </table:table-cell>
          <table:table-cell office:value-type="string" table:style-name="ce23">
            <text:p><text:span text:style-name="T10">翰星水電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104<text:span text:style-name="T10">年度改善教學設備－更換</text:span><text:span text:style-name="T11">250</text:span><text:span text:style-name="T10">吋銀幕計畫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萬達立新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0">
            <text:p><text:span text:style-name="T3">游輝宂</text:span></text:p>
          </table:table-cell>
          <table:table-cell office:value-type="string" table:style-name="ce70">
            <text:p><text:span text:style-name="T10">改善校園教學用事務設備計畫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string" table:style-name="ce23">
            <text:p><text:span text:style-name="T10">公開比價</text:span></text:p>
          </table:table-cell>
          <table:table-cell office:value-type="string" table:style-name="ce23">
            <text:p><text:span text:style-name="T10">拓智科技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<text:span text:style-name="T10">建置打擊樂團專科教室計畫</text:span></text:p>
          </table:table-cell>
          <table:table-cell office:value-type="string" table:style-name="ce24">
            <text:p><text:span text:style-name="T10">老梅國小</text:span></text:p>
          </table:table-cell>
          <table:table-cell office:value-type="float" office:value="100.8" table:style-name="ce5">
            <text:p>101<text:s/></text:p>
          </table:table-cell>
          <table:table-cell office:value-type="float" office:value="100.8" table:style-name="ce5">
            <text:p>101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老梅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東鈺室內裝修設計行、益松電料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<text:span text:style-name="T10">校園環境改善</text:span><text:span text:style-name="T11">-</text:span><text:span text:style-name="T10">滅蚊紗窗增設計畫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.96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圓碩國際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瑞山</text:span></text:p>
          </table:table-cell>
          <table:table-cell office:value-type="string" table:style-name="ce70">
            <text:p><text:span text:style-name="T10">校園與辦公設施計畫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萬大裝潢工程有限公司</text:span><text:span text:style-name="T11"><text:s/></text:span><text:span text:style-name="T10">、龍電電腦科技股份有限公司、大同加巨有限公司、凱創國際股份有險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本煙</text:span></text:p>
          </table:table-cell>
          <table:table-cell office:value-type="string" table:style-name="ce70">
            <text:p><text:span text:style-name="T10">改善教學環境</text:span><text:span text:style-name="T11">-</text:span><text:span text:style-name="T10">禮堂改善計畫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龍城窗飾有限公司、歐雅工程有限公司及精彩電腦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70">
            <text:p>104<text:span text:style-name="T10">年度教學設備改善計畫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string" table:style-name="ce23">
            <text:p><text:span text:style-name="T10">公開取得</text:span></text:p>
          </table:table-cell>
          <table:table-cell office:value-type="string" table:style-name="ce23">
            <text:p><text:span text:style-name="T10">富新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104<text:span text:style-name="T10">年度改善教學環境計畫</text:span></text:p>
          </table:table-cell>
          <table:table-cell office:value-type="string" table:style-name="ce24">
            <text:p><text:span text:style-name="T10">三芝國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芝國中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協榮鐵櫃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<text:span text:style-name="T10">更新校史室暨教師聯誼中心設備計畫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string" table:style-name="ce23">
            <text:p><text:span text:style-name="T10">逕洽優良廠商議價</text:span></text:p>
          </table:table-cell>
          <table:table-cell office:value-type="string" table:style-name="ce23">
            <text:p><text:span text:style-name="T10">冠成家電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文治</text:span></text:p>
          </table:table-cell>
          <table:table-cell office:value-type="string" table:style-name="ce70">
            <text:p><text:span text:style-name="T10">雲水軒改善及充實教學環境設備計畫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string" table:style-name="ce23">
            <text:p><text:span text:style-name="T10">共同供應契約及小額採購逕洽廠商</text:span></text:p>
          </table:table-cell>
          <table:table-cell office:value-type="string" table:style-name="ce23">
            <text:p><text:span text:style-name="T10">展羽工業有限公司、巧芝家視聽有限公司、廻龍松林窗簾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秀惠</text:span></text:p>
          </table:table-cell>
          <table:table-cell office:value-type="string" table:style-name="ce70">
            <text:p><text:span text:style-name="T10">改善教學與學習環境計畫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積穗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力順鋁門窗行、正韋有限公司、金碧峰實業有限公司、冠丞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<text:span text:style-name="T10">會議室辦公桌椅採購計畫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凱創興業有限公司</text:span><text:span text:style-name="T11"><text:s text:c="5"/></text:span><text:span text:style-name="T10">宇舜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羅文崇</text:span></text:p>
          </table:table-cell>
          <table:table-cell office:value-type="string" table:style-name="ce70">
            <text:p><text:span text:style-name="T10">視聽教學設備採購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洋拓企業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金結</text:span></text:p>
          </table:table-cell>
          <table:table-cell office:value-type="string" table:style-name="ce70">
            <text:p>104<text:span text:style-name="T10">年購置</text:span><text:span text:style-name="T11">LED</text:span><text:span text:style-name="T10">字幕機設備計畫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土城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鴻章通信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<text:span text:style-name="T10">冷氣設備裝設與更新計畫</text:span></text:p>
          </table:table-cell>
          <table:table-cell office:value-type="string" table:style-name="ce24">
            <text:p><text:span text:style-name="T10">橫山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橫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振盛電器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<text:span text:style-name="T10">教具室櫥櫃更新計畫</text:span></text:p>
          </table:table-cell>
          <table:table-cell office:value-type="string" table:style-name="ce24">
            <text:p><text:span text:style-name="T10">長坑國小</text:span></text:p>
          </table:table-cell>
          <table:table-cell office:value-type="float" office:value="99.4" table:style-name="ce5">
            <text:p>99<text:s/></text:p>
          </table:table-cell>
          <table:table-cell office:value-type="float" office:value="99.4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長坑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日盛圖書館設備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70">
            <text:p><text:span text:style-name="T10">觀海樓二樓辦公室設備更新計畫</text:span></text:p>
          </table:table-cell>
          <table:table-cell office:value-type="string" table:style-name="ce24">
            <text:p><text:span text:style-name="T10">中泰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中泰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向達企業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104<text:span text:style-name="T10">年度節能設備充實計畫</text:span></text:p>
          </table:table-cell>
          <table:table-cell office:value-type="string" table:style-name="ce24">
            <text:p><text:span text:style-name="T10">新北特殊教育學校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新北特殊教育學校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緯泰電器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俊哲</text:span></text:p>
          </table:table-cell>
          <table:table-cell office:value-type="string" table:style-name="ce70">
            <text:p>104<text:span text:style-name="T10">年度行政辦公環境設備採購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震旦行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70">
            <text:p><text:span text:style-name="T10">會議室空調設施改善計畫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昌福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佳欣冷凍空調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70">
            <text:p>104<text:span text:style-name="T10">年改善教學環境設備計畫</text:span></text:p>
          </table:table-cell>
          <table:table-cell office:value-type="string" table:style-name="ce24">
            <text:p><text:span text:style-name="T10">三芝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三芝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寶頡有限公司、順裕企業工程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70">
            <text:p><text:span text:style-name="T10">周邊交通廊道六棚設置實施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1000" table:style-name="ce5">
            <text:p>1,000<text:s/></text:p>
          </table:table-cell>
          <table:table-cell office:value-type="float" office:value="1000" table:style-name="ce5">
            <text:p>1,0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長清土木包工業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<text:span text:style-name="T10">新設校園陶板公告展示欄計畫</text:span></text:p>
          </table:table-cell>
          <table:table-cell office:value-type="string" table:style-name="ce24">
            <text:p><text:span text:style-name="T10">育德國小</text:span></text:p>
          </table:table-cell>
          <table:table-cell office:value-type="float" office:value="350" table:style-name="ce5">
            <text:p>350<text:s/></text:p>
          </table:table-cell>
          <table:table-cell office:value-type="float" office:value="350" table:style-name="ce5">
            <text:p>3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育德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鐘藝工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劉哲彰</text:span></text:p>
          </table:table-cell>
          <table:table-cell office:value-type="string" table:style-name="ce70">
            <text:p><text:span text:style-name="T10">食農教育農地整地及工具間建置工程</text:span></text:p>
          </table:table-cell>
          <table:table-cell office:value-type="string" table:style-name="ce24">
            <text:p><text:span text:style-name="T10">雙峰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雙峰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昱賢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高敏慧</text:span></text:p>
          </table:table-cell>
          <table:table-cell office:value-type="string" table:style-name="ce70">
            <text:p>104<text:span text:style-name="T10">年度牆壁改善工程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元昇土木工程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70">
            <text:p>104<text:span text:style-name="T10">年度二樓窗外護欄更新計畫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民義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名門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<text:span text:style-name="T10">改善教學環境</text:span><text:span text:style-name="T11">-</text:span><text:span text:style-name="T10">教室燈具更換計畫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float" office:value="168" table:style-name="ce5">
            <text:p>168<text:s/></text:p>
          </table:table-cell>
          <table:table-cell office:value-type="float" office:value="72" table:style-name="ce5">
            <text:p>72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茗紘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<text:span text:style-name="T10">改善教學環境</text:span><text:span text:style-name="T11">-</text:span><text:span text:style-name="T10">走廊及樓梯燈具更換計畫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float" office:value="97" table:style-name="ce5">
            <text:p>97<text:s/></text:p>
          </table:table-cell>
          <table:table-cell office:value-type="float" office:value="97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三多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五一四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70">
            <text:p><text:span text:style-name="T10">校園電力監控系統計畫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安康高中</text:span></text:p>
          </table:table-cell>
          <table:table-cell office:value-type="string" table:style-name="ce23">
            <text:p><text:span text:style-name="T10">公開取得企畫書</text:span></text:p>
          </table:table-cell>
          <table:table-cell office:value-type="string" table:style-name="ce23">
            <text:p><text:span text:style-name="T10">綠能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高敏慧</text:span></text:p>
          </table:table-cell>
          <table:table-cell office:value-type="string" table:style-name="ce70">
            <text:p>104<text:span text:style-name="T10">年度校園安全維護</text:span><text:span text:style-name="T11">(</text:span><text:span text:style-name="T10">改善教學環境設備</text:span><text:span text:style-name="T11">-</text:span><text:span text:style-name="T10">安全防撞護體</text:span><text:span text:style-name="T11">)</text:span><text:span text:style-name="T10">實施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7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王淑慧</text:span></text:p>
          </table:table-cell>
          <table:table-cell office:value-type="string" table:style-name="ce70">
            <text:p>104<text:span text:style-name="T10">年度維護老舊校舍安全衛生改善計畫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板橋國中</text:span></text:p>
          </table:table-cell>
          <table:table-cell office:value-type="string" table:style-name="ce23">
            <text:p><text:span text:style-name="T10">簽准同意經費新台幣</text:span><text:span text:style-name="T11">20</text:span><text:span text:style-name="T10">萬元整，擬依不同標的、不同施工、不同需求條件等分項辦理</text:span></text:p>
          </table:table-cell>
          <table:table-cell office:value-type="string" table:style-name="ce23">
            <text:p>1.<text:span text:style-name="T10">興勝油漆工程行</text:span><text:span text:style-name="T11">2.</text:span><text:span text:style-name="T10">永泉五金建材工程行</text:span><text:span text:style-name="T11">3.</text:span><text:span text:style-name="T10">金廣豐空間設計有限公司</text:span><text:span text:style-name="T11">4.</text:span><text:span text:style-name="T10">亞信電氣工程顧問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<text:span text:style-name="T10">老舊校舍油漆粉刷暨老舊燈具設備計畫</text:span></text:p>
          </table:table-cell>
          <table:table-cell office:value-type="string" table:style-name="ce24">
            <text:p><text:span text:style-name="T10">育林國中</text:span></text:p>
          </table:table-cell>
          <table:table-cell office:value-type="float" office:value="420" table:style-name="ce5">
            <text:p>420<text:s/></text:p>
          </table:table-cell>
          <table:table-cell office:value-type="float" office:value="420" table:style-name="ce5">
            <text:p>42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育林國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家新油漆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賴秋媚</text:span></text:p>
          </table:table-cell>
          <table:table-cell office:value-type="string" table:style-name="ce70">
            <text:p><text:span text:style-name="T10">風雨走廊通道改善計畫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童心園營造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<text:span text:style-name="T10">採購教學設備</text:span><text:span text:style-name="T11">-</text:span><text:span text:style-name="T10">教室紗窗計畫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float" office:value="96" table:style-name="ce5">
            <text:p>96<text:s/></text:p>
          </table:table-cell>
          <table:table-cell office:value-type="float" office:value="96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昌隆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窗霸王鋼鋁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104<text:span text:style-name="T10">年度國標舞教室後續改善計畫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和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<text:span text:style-name="T10">花園故事館空間活化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397.00200000000001" table:style-name="ce5">
            <text:p>3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公開取得書面報價單</text:span></text:p>
          </table:table-cell>
          <table:table-cell office:value-type="string" table:style-name="ce23">
            <text:p><text:span text:style-name="T10">童心園營造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永福</text:span></text:p>
          </table:table-cell>
          <table:table-cell office:value-type="string" table:style-name="ce70">
            <text:p>104<text:span text:style-name="T10">上半年改善校園教學環境設施計畫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石碇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伍唐室內設計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彭成龍</text:span></text:p>
          </table:table-cell>
          <table:table-cell office:value-type="string" table:style-name="ce70">
            <text:p>104<text:span text:style-name="T10">年度校舍防水防漏修繕工程計畫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299.70299999999997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廣福國小</text:span></text:p>
          </table:table-cell>
          <table:table-cell office:value-type="string" table:style-name="ce23">
            <text:p><text:span text:style-name="T10">公開取得廠商書面報價</text:span></text:p>
          </table:table-cell>
          <table:table-cell office:value-type="string" table:style-name="ce23">
            <text:p><text:span text:style-name="T10">芊盈營造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70">
            <text:p><text:span text:style-name="T10">西側門入口意象設置計畫</text:span></text:p>
          </table:table-cell>
          <table:table-cell office:value-type="string" table:style-name="ce24">
            <text:p><text:span text:style-name="T10">德音國小</text:span></text:p>
          </table:table-cell>
          <table:table-cell office:value-type="float" office:value="690" table:style-name="ce5">
            <text:p>690<text:s/></text:p>
          </table:table-cell>
          <table:table-cell office:value-type="float" office:value="690" table:style-name="ce5">
            <text:p>69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德音國小</text:span></text:p>
          </table:table-cell>
          <table:table-cell office:value-type="string" table:style-name="ce23">
            <text:p><text:span text:style-name="T10">公開取得企畫書</text:span></text:p>
          </table:table-cell>
          <table:table-cell office:value-type="string" table:style-name="ce23">
            <text:p><text:span text:style-name="T10">澳亞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筱清</text:span></text:p>
          </table:table-cell>
          <table:table-cell office:value-type="string" table:style-name="ce70">
            <text:p>104<text:span text:style-name="T10">年度改善教學環境－頂樓斜屋頂教室加裝隔熱紙工程計畫</text:span></text:p>
          </table:table-cell>
          <table:table-cell office:value-type="string" table:style-name="ce24">
            <text:p><text:span text:style-name="T10">達觀國中小</text:span></text:p>
          </table:table-cell>
          <table:table-cell office:value-type="float" office:value="94.861999999999995" table:style-name="ce5">
            <text:p>95<text:s/></text:p>
          </table:table-cell>
          <table:table-cell office:value-type="float" office:value="94.8619999999999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達觀國中小</text:span></text:p>
          </table:table-cell>
          <table:table-cell office:value-type="string" table:style-name="ce23">
            <text:p><text:span text:style-name="T10">逕洽廠商採購</text:span></text:p>
          </table:table-cell>
          <table:table-cell office:value-type="string" table:style-name="ce23">
            <text:p><text:span text:style-name="T10">昇驊玻璃隔熱紙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70">
            <text:p><text:span text:style-name="T10">校園周邊環境改善工程計畫</text:span></text:p>
          </table:table-cell>
          <table:table-cell office:value-type="string" table:style-name="ce24">
            <text:p><text:span text:style-name="T10">永定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.91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永定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廣怡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林玲玲</text:span></text:p>
          </table:table-cell>
          <table:table-cell office:value-type="string" table:style-name="ce70">
            <text:p><text:span text:style-name="T10">川堂增設展示造型牆實施計畫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新泰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童心園營造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104<text:span text:style-name="T10">年度校園安全防撞護條改善實施計畫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五華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路戰隊商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洪佳君</text:span></text:p>
          </table:table-cell>
          <table:table-cell office:value-type="string" table:style-name="ce70">
            <text:p><text:span text:style-name="T10">新建磚窯工程計畫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float" office:value="60" table:style-name="ce5">
            <text:p>60<text:s/></text:p>
          </table:table-cell>
          <table:table-cell office:value-type="float" office:value="60" table:style-name="ce5">
            <text:p>6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程達營造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裕德</text:span></text:p>
          </table:table-cell>
          <table:table-cell office:value-type="string" table:style-name="ce70">
            <text:p>104<text:span text:style-name="T10">年度教室窗簾及設備採購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台灣愛得力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金結</text:span></text:p>
          </table:table-cell>
          <table:table-cell office:value-type="string" table:style-name="ce70">
            <text:p>104<text:span text:style-name="T10">年度校園省水設備改善計畫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安溪國小</text:span></text:p>
          </table:table-cell>
          <table:table-cell office:value-type="string" table:style-name="ce23">
            <text:p><text:span text:style-name="T10">公開取得報價單或企劃書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度教室裝設紗網工程計畫</text:span></text:p>
          </table:table-cell>
          <table:table-cell office:value-type="string" table:style-name="ce24">
            <text:p><text:span text:style-name="T10">修德國小</text:span></text:p>
          </table:table-cell>
          <table:table-cell office:value-type="float" office:value="97" table:style-name="ce5">
            <text:p>97<text:s/></text:p>
          </table:table-cell>
          <table:table-cell office:value-type="float" office:value="96.8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修德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104<text:span text:style-name="T10">年度生態園區增設綠色走廊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90" table:style-name="ce5">
            <text:p>9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鹿野溫室企業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儀君</text:span></text:p>
          </table:table-cell>
          <table:table-cell office:value-type="string" table:style-name="ce70">
            <text:p><text:span text:style-name="T10">申請改善教學環境設備補助計畫</text:span></text:p>
          </table:table-cell>
          <table:table-cell office:value-type="string" table:style-name="ce24">
            <text:p><text:span text:style-name="T10">坪林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4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坪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鼎儮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104<text:span text:style-name="T10">年度校園節水設備改善計畫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float" office:value="97" table:style-name="ce5">
            <text:p>97<text:s/></text:p>
          </table:table-cell>
          <table:table-cell office:value-type="float" office:value="97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三重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金隆</text:span></text:p>
          </table:table-cell>
          <table:table-cell office:value-type="string" table:style-name="ce70">
            <text:p>104<text:span text:style-name="T10">年度校園環境改善－走廊地磚修繕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和洋工程行楊參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彭成龍</text:span></text:p>
          </table:table-cell>
          <table:table-cell office:value-type="string" table:style-name="ce70">
            <text:p><text:span text:style-name="T10">校園環境省水設備暨監視器設備改善計畫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建國國小</text:span></text:p>
          </table:table-cell>
          <table:table-cell office:value-type="string" table:style-name="ce23">
            <text:p><text:span text:style-name="T10">公開取得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倩萍</text:span></text:p>
          </table:table-cell>
          <table:table-cell office:value-type="string" table:style-name="ce70">
            <text:p><text:span text:style-name="T10">校園節水設備改善計畫</text:span></text:p>
          </table:table-cell>
          <table:table-cell office:value-type="string" table:style-name="ce24">
            <text:p><text:span text:style-name="T10">蘆洲國小</text:span></text:p>
          </table:table-cell>
          <table:table-cell office:value-type="float" office:value="96" table:style-name="ce5">
            <text:p>96<text:s/></text:p>
          </table:table-cell>
          <table:table-cell office:value-type="float" office:value="96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蘆洲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康保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2<text:span text:style-name="T10">樓廁所水管破裂修繕計畫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7.48" table:style-name="ce5">
            <text:p>97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鷺江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巨生水電工程行葉志昇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沈發惠</text:span></text:p>
          </table:table-cell>
          <table:table-cell office:value-type="string" table:style-name="ce70">
            <text:p><text:span text:style-name="T10">舊大樓與新大樓壁面整修實施計畫</text:span></text:p>
          </table:table-cell>
          <table:table-cell office:value-type="string" table:style-name="ce24">
            <text:p><text:span text:style-name="T10">澳底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75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澳底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聖和重機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<text:span text:style-name="T10">改善校園空間藝術彩繪實施計畫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成功國小</text:span></text:p>
          </table:table-cell>
          <table:table-cell office:value-type="string" table:style-name="ce23">
            <text:p><text:span text:style-name="T10">公開評選招標</text:span></text:p>
          </table:table-cell>
          <table:table-cell office:value-type="string" table:style-name="ce23">
            <text:p><text:span text:style-name="T10">鍾誠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本煙</text:span></text:p>
          </table:table-cell>
          <table:table-cell office:value-type="string" table:style-name="ce70">
            <text:p>104<text:span text:style-name="T10">年度透水磚步道改善工程計畫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武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志績土木包工業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周勝考</text:span></text:p>
          </table:table-cell>
          <table:table-cell office:value-type="string" table:style-name="ce70">
            <text:p><text:span text:style-name="T10">改善校園環境及教室燈具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共同供應契約</text:span></text:p>
            <text:p><text:span text:style-name="T10">逕洽廠商</text:span></text:p>
            <text:p><text:span text:style-name="T10">逕洽廠商</text:span></text:p>
          </table:table-cell>
          <table:table-cell office:value-type="string" table:style-name="ce23">
            <text:p><text:span text:style-name="T10">偉門工程有限公司</text:span></text:p>
            <text:p><text:span text:style-name="T10">翰星水電工程有限公司</text:span></text:p>
            <text:p><text:span text:style-name="T10">沃克面設計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104<text:span text:style-name="T10">年學校校史室空間活化改善計畫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貢寮國中</text:span></text:p>
          </table:table-cell>
          <table:table-cell office:value-type="string" table:style-name="ce23">
            <text:p><text:span text:style-name="T10">公開取得企劃書及報價單</text:span></text:p>
          </table:table-cell>
          <table:table-cell office:value-type="string" table:style-name="ce23">
            <text:p><text:span text:style-name="T10">台灣學聯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啟能</text:span></text:p>
          </table:table-cell>
          <table:table-cell office:value-type="string" table:style-name="ce70">
            <text:p>104<text:span text:style-name="T10">年度會議室彩繪美化工程實施計畫</text:span></text:p>
          </table:table-cell>
          <table:table-cell office:value-type="string" table:style-name="ce24">
            <text:p><text:span text:style-name="T10">十分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十分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澳亞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國春</text:span></text:p>
            <text:p><text:span text:style-name="T10">黃俊哲</text:span></text:p>
          </table:table-cell>
          <table:table-cell office:value-type="string" table:style-name="ce70">
            <text:p>104<text:span text:style-name="T10">年度後棟及前棟雨遮施作工程計畫</text:span></text:p>
          </table:table-cell>
          <table:table-cell office:value-type="string" table:style-name="ce24">
            <text:p><text:span text:style-name="T10">江翠國中</text:span></text:p>
          </table:table-cell>
          <table:table-cell office:value-type="float" office:value="700" table:style-name="ce5">
            <text:p>700<text:s/></text:p>
          </table:table-cell>
          <table:table-cell office:value-type="float" office:value="700" table:style-name="ce5">
            <text:p>7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江翠國中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預計本週上網公告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戴麗香</text:span></text:p>
          </table:table-cell>
          <table:table-cell office:value-type="string" table:style-name="ce70">
            <text:p>104<text:span text:style-name="T10">年度走廊地磚修補鋪設計畫</text:span></text:p>
          </table:table-cell>
          <table:table-cell office:value-type="string" table:style-name="ce24">
            <text:p><text:span text:style-name="T10">三芝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三芝國小</text:span></text:p>
          </table:table-cell>
          <table:table-cell office:value-type="string" table:style-name="ce23">
            <text:p><text:span text:style-name="T10">公開取得估價單比價</text:span></text:p>
          </table:table-cell>
          <table:table-cell office:value-type="string" table:style-name="ce23">
            <text:p><text:span text:style-name="T10">峻珈營造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<text:span text:style-name="T10">禮堂木地板修繕暨客家資源中心增設隔門工程計畫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float" office:value="60" table:style-name="ce5">
            <text:p>60<text:s/></text:p>
          </table:table-cell>
          <table:table-cell office:value-type="float" office:value="60" table:style-name="ce5">
            <text:p>6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五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豐上木材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銘仁</text:span></text:p>
          </table:table-cell>
          <table:table-cell office:value-type="string" table:style-name="ce70">
            <text:p>104<text:span text:style-name="T10">年度改善及充實音樂教室環境設備申請計畫</text:span></text:p>
          </table:table-cell>
          <table:table-cell office:value-type="string" table:style-name="ce24">
            <text:p><text:span text:style-name="T10">鶯歌高級工商職業學校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鶯歌高級工商職業學校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淨寶電器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俊哲</text:span></text:p>
          </table:table-cell>
          <table:table-cell office:value-type="string" table:style-name="ce70">
            <text:p><text:span text:style-name="T10">校園漏水處油漆補強修繕計畫</text:span></text:p>
          </table:table-cell>
          <table:table-cell office:value-type="string" table:style-name="ce24">
            <text:p><text:span text:style-name="T10">中山國小</text:span></text:p>
          </table:table-cell>
          <table:table-cell office:value-type="float" office:value="99.6" table:style-name="ce5">
            <text:p>100<text:s/></text:p>
          </table:table-cell>
          <table:table-cell office:value-type="float" office:value="99.6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中山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原泰油漆工程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104<text:span text:style-name="T10">年度水電設備汰換與增設工程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99.3" table:style-name="ce5">
            <text:p>99<text:s/></text:p>
          </table:table-cell>
          <table:table-cell office:value-type="float" office:value="99.3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崴泰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104<text:span text:style-name="T10">年度烹飪教室料理台設備汰換計畫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float" office:value="93.497" table:style-name="ce5">
            <text:p>93<text:s/></text:p>
          </table:table-cell>
          <table:table-cell office:value-type="float" office:value="93.497" table:style-name="ce5">
            <text:p>93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義學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滿意工程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70">
            <text:p>104<text:span text:style-name="T10">年度專科教室整修改善實施計畫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觀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宏樹土木包工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宏陸</text:span></text:p>
          </table:table-cell>
          <table:table-cell office:value-type="string" table:style-name="ce70">
            <text:p><text:span text:style-name="T10">紗網更新工程</text:span><text:span text:style-name="T11">(</text:span><text:span text:style-name="T10">第四期</text:span><text:span text:style-name="T11">)</text:span><text:span text:style-name="T10">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99.71" table:style-name="ce5">
            <text:p>100<text:s/></text:p>
          </table:table-cell>
          <table:table-cell office:value-type="float" office:value="99.71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叡陞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戴麗香</text:span></text:p>
          </table:table-cell>
          <table:table-cell office:value-type="string" table:style-name="ce70">
            <text:p>104<text:span text:style-name="T10">年度改善校舍走廊潑雨濕滑工程實施計畫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float" office:value="250" table:style-name="ce5">
            <text:p>250<text:s/></text:p>
          </table:table-cell>
          <table:table-cell office:value-type="float" office:value="250" table:style-name="ce5">
            <text:p>2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string" table:style-name="ce23">
            <text:p><text:span text:style-name="T10">公開招標，最低價標</text:span></text:p>
          </table:table-cell>
          <table:table-cell office:value-type="string" table:style-name="ce23">
            <text:p><text:span text:style-name="T10">保佳地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<text:span text:style-name="T10">校慶</text:span><text:span text:style-name="T11">60</text:span><text:span text:style-name="T10">週年校史室增建計畫</text:span></text:p>
          </table:table-cell>
          <table:table-cell office:value-type="string" table:style-name="ce24">
            <text:p><text:span text:style-name="T10">菁桐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菁桐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建築公坊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國春</text:span></text:p>
          </table:table-cell>
          <table:table-cell office:value-type="string" table:style-name="ce70">
            <text:p>104<text:span text:style-name="T10">年度教室改善照明設備採購計畫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float" office:value="540" table:style-name="ce5">
            <text:p>540<text:s/></text:p>
          </table:table-cell>
          <table:table-cell office:value-type="float" office:value="540" table:style-name="ce5">
            <text:p>54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上鑫科技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<text:span text:style-name="T10">入口兩側矮牆設計</text:span><text:span text:style-name="T11">(</text:span><text:span text:style-name="T10">含施作</text:span><text:span text:style-name="T11">)</text:span><text:span text:style-name="T10">實施計畫</text:span></text:p>
          </table:table-cell>
          <table:table-cell office:value-type="string" table:style-name="ce24">
            <text:p><text:span text:style-name="T10">鳳鳴國中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224999999999994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鳳鳴國中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經傳形象景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黃永昌</text:span></text:p>
          </table:table-cell>
          <table:table-cell office:value-type="string" table:style-name="ce70">
            <text:p>104<text:span text:style-name="T10">年度高壓設備故障汰換申請計畫</text:span></text:p>
          </table:table-cell>
          <table:table-cell office:value-type="string" table:style-name="ce24">
            <text:p><text:span text:style-name="T10">中信國小</text:span></text:p>
          </table:table-cell>
          <table:table-cell office:value-type="float" office:value="99" table:style-name="ce5">
            <text:p>99<text:s/></text:p>
          </table:table-cell>
          <table:table-cell office:value-type="float" office:value="98.95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中信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亮億工程有限公司、佳旺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104<text:span text:style-name="T10">年度多房間職務宿舍整修工程實施計畫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float" office:value="96" table:style-name="ce5">
            <text:p>96<text:s/></text:p>
          </table:table-cell>
          <table:table-cell office:value-type="float" office:value="95.68" table:style-name="ce5">
            <text:p>96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藝巧室內裝潢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104<text:span text:style-name="T10">年度警衛室修繕工程實施計畫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float" office:value="91.4" table:style-name="ce5">
            <text:p>91<text:s/></text:p>
          </table:table-cell>
          <table:table-cell office:value-type="float" office:value="91.4" table:style-name="ce5">
            <text:p>91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芊登設計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何博文</text:span></text:p>
          </table:table-cell>
          <table:table-cell office:value-type="string" table:style-name="ce70">
            <text:p>104<text:span text:style-name="T10">年度教室改善照明設備採購計畫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float" office:value="561.87" table:style-name="ce5">
            <text:p>562<text:s/></text:p>
          </table:table-cell>
          <table:table-cell office:value-type="float" office:value="561.87" table:style-name="ce5">
            <text:p>562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莒光國小</text:span></text:p>
          </table:table-cell>
          <table:table-cell office:value-type="string" table:style-name="ce23">
            <text:p><text:span text:style-name="T10">共同供應契約</text:span></text:p>
          </table:table-cell>
          <table:table-cell office:value-type="string" table:style-name="ce23">
            <text:p><text:span text:style-name="T10">上鑫科技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鄭宇恩</text:span></text:p>
          </table:table-cell>
          <table:table-cell office:value-type="string" table:style-name="ce70">
            <text:p><text:span text:style-name="T10">校園安全環境改善工程計畫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全棋鋁業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<text:span text:style-name="T10">改善校園夜間照明實施計畫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大崁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三通實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宋明宗</text:span></text:p>
          </table:table-cell>
          <table:table-cell office:value-type="string" table:style-name="ce70">
            <text:p><text:span text:style-name="T10">改善教學環境設備－省水龍頭裝置採購計畫</text:span></text:p>
          </table:table-cell>
          <table:table-cell office:value-type="string" table:style-name="ce24">
            <text:p><text:span text:style-name="T10">裕民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裕民國小</text:span></text:p>
          </table:table-cell>
          <table:table-cell office:value-type="string" table:style-name="ce23">
            <text:p><text:span text:style-name="T10">公開取得書面報價單</text:span></text:p>
          </table:table-cell>
          <table:table-cell office:value-type="string" table:style-name="ce23">
            <text:p><text:span text:style-name="T10">均輝國際工程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<text:span text:style-name="T10">校史室外牆增設展示櫃計畫</text:span></text:p>
          </table:table-cell>
          <table:table-cell office:value-type="string" table:style-name="ce24">
            <text:p><text:span text:style-name="T10">雙溪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雙溪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舊事創藝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坤城</text:span></text:p>
          </table:table-cell>
          <table:table-cell office:value-type="string" table:style-name="ce70">
            <text:p><text:span text:style-name="T10">改善變電站電容器汰換及水塔修繕計畫</text:span></text:p>
          </table:table-cell>
          <table:table-cell office:value-type="string" table:style-name="ce24">
            <text:p><text:span text:style-name="T10">光榮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15000000000001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光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1.<text:span text:style-name="T10">正水工程原有限公司</text:span><text:span text:style-name="T11">2.</text:span><text:span text:style-name="T10">元眾機電顧問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<text:span text:style-name="T10">摘星樓新建圍牆工程計畫</text:span></text:p>
          </table:table-cell>
          <table:table-cell office:value-type="string" table:style-name="ce24">
            <text:p><text:span text:style-name="T10">竹圍國小</text:span></text:p>
          </table:table-cell>
          <table:table-cell office:value-type="float" office:value="500" table:style-name="ce5">
            <text:p>500<text:s/></text:p>
          </table:table-cell>
          <table:table-cell office:value-type="float" office:value="500" table:style-name="ce5">
            <text:p>5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竹圍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超巨消防安全設備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明堂</text:span></text:p>
          </table:table-cell>
          <table:table-cell office:value-type="string" table:style-name="ce70">
            <text:p><text:span text:style-name="T10">視聽教室連結椅更新計畫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重陽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泓惟興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<text:span text:style-name="T10">校園設備更新計畫</text:span></text:p>
          </table:table-cell>
          <table:table-cell office:value-type="string" table:style-name="ce24">
            <text:p><text:span text:style-name="T10">和美國小</text:span></text:p>
          </table:table-cell>
          <table:table-cell office:value-type="float" office:value="98" table:style-name="ce5">
            <text:p>98<text:s/></text:p>
          </table:table-cell>
          <table:table-cell office:value-type="float" office:value="98" table:style-name="ce5">
            <text:p>98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和美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合力電氣工程有限公司、柏翠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104<text:span text:style-name="T10">年度升旗台落差設置意象欄杆工程計畫</text:span></text:p>
          </table:table-cell>
          <table:table-cell office:value-type="string" table:style-name="ce24">
            <text:p><text:span text:style-name="T10">坪頂國小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90" table:style-name="ce5">
            <text:p>9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坪頂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成功廣告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李余典</text:span></text:p>
          </table:table-cell>
          <table:table-cell office:value-type="string" table:style-name="ce70">
            <text:p><text:span text:style-name="T10">遮雨棚建置計畫</text:span></text:p>
          </table:table-cell>
          <table:table-cell office:value-type="string" table:style-name="ce24">
            <text:p><text:span text:style-name="T10">修德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修德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長昱企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蘇有仁</text:span></text:p>
          </table:table-cell>
          <table:table-cell office:value-type="string" table:style-name="ce70">
            <text:p><text:span text:style-name="T10">柏油路面損壞修繕工程計畫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8.61" table:style-name="ce5">
            <text:p>99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天生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桔原企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文治</text:span></text:p>
          </table:table-cell>
          <table:table-cell office:value-type="string" table:style-name="ce70">
            <text:p><text:span text:style-name="T10">丹鼎樓、鳳翔樓男廁改善工程計畫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float" office:value="450" table:style-name="ce5">
            <text:p>450<text:s/></text:p>
          </table:table-cell>
          <table:table-cell office:value-type="float" office:value="450" table:style-name="ce5">
            <text:p>4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丹鳳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福邦營造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蘇有仁</text:span></text:p>
          </table:table-cell>
          <table:table-cell office:value-type="string" table:style-name="ce70">
            <text:p><text:span text:style-name="T10">改善教學場域照明設備計畫</text:span></text:p>
          </table:table-cell>
          <table:table-cell office:value-type="string" table:style-name="ce24">
            <text:p><text:span text:style-name="T10">中湖國小</text:span></text:p>
          </table:table-cell>
          <table:table-cell office:value-type="float" office:value="50" table:style-name="ce5">
            <text:p>50<text:s/></text:p>
          </table:table-cell>
          <table:table-cell office:value-type="float" office:value="50" table:style-name="ce5">
            <text:p>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中湖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清文實業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<text:span text:style-name="T10">輕鋼架循環扇安裝工程計畫</text:span></text:p>
          </table:table-cell>
          <table:table-cell office:value-type="string" table:style-name="ce24">
            <text:p><text:span text:style-name="T10">柑林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柑林國小</text:span></text:p>
          </table:table-cell>
          <table:table-cell office:value-type="string" table:style-name="ce23">
            <text:p><text:span text:style-name="T10">限制性招標</text:span><text:span text:style-name="T11">(</text:span><text:span text:style-name="T10">議約</text:span><text:span text:style-name="T11">)</text:span></text:p>
          </table:table-cell>
          <table:table-cell office:value-type="string" table:style-name="ce23">
            <text:p><text:span text:style-name="T10">山泰水電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正良</text:span></text:p>
          </table:table-cell>
          <table:table-cell office:value-type="string" table:style-name="ce70">
            <text:p><text:span text:style-name="T10">操場暨遊戲區照明節能燈具設置實施計畫</text:span></text:p>
          </table:table-cell>
          <table:table-cell office:value-type="string" table:style-name="ce24">
            <text:p><text:span text:style-name="T10">青山國中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99.5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青山國中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綠能國際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104<text:span text:style-name="T10">年度改善及充實教學環境設備計畫</text:span></text:p>
          </table:table-cell>
          <table:table-cell office:value-type="string" table:style-name="ce24">
            <text:p><text:span text:style-name="T10">瑞芳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瑞芳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1.<text:span text:style-name="T10">陶自在陶藝行</text:span><text:span text:style-name="T11"><text:s text:c="6"/>2.</text:span><text:span text:style-name="T10">安南科技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林裔綺</text:span></text:p>
          </table:table-cell>
          <table:table-cell office:value-type="string" table:style-name="ce70">
            <text:p><text:span text:style-name="T10">校園環境設備改善計畫</text:span></text:p>
          </table:table-cell>
          <table:table-cell office:value-type="string" table:style-name="ce24">
            <text:p><text:span text:style-name="T10">瑞芳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瑞芳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亮宇室內裝修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蔡葉偉</text:span></text:p>
          </table:table-cell>
          <table:table-cell office:value-type="string" table:style-name="ce70">
            <text:p><text:span text:style-name="T10">明德樓窗戶修繕工程計畫</text:span></text:p>
          </table:table-cell>
          <table:table-cell office:value-type="string" table:style-name="ce24">
            <text:p><text:span text:style-name="T10">石門國小</text:span></text:p>
          </table:table-cell>
          <table:table-cell office:value-type="float" office:value="100" table:style-name="ce5">
            <text:p>100<text:s/></text:p>
          </table:table-cell>
          <table:table-cell office:value-type="float" office:value="100" table:style-name="ce5">
            <text:p>1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石門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仕鑫工業社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羅文崇</text:span></text:p>
          </table:table-cell>
          <table:table-cell office:value-type="string" table:style-name="ce70">
            <text:p><text:span text:style-name="T10">改善及充實教學環境設備申請計畫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網溪國小</text:span></text:p>
          </table:table-cell>
          <table:table-cell office:value-type="string" table:style-name="ce23">
            <text:p><text:span text:style-name="T10">公開取得報價單</text:span></text:p>
          </table:table-cell>
          <table:table-cell office:value-type="string" table:style-name="ce23">
            <text:p><text:span text:style-name="T10">鼎上豐興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裕德</text:span></text:p>
          </table:table-cell>
          <table:table-cell office:value-type="string" table:style-name="ce70">
            <text:p><text:span text:style-name="T10">改善創客教室機電設施計畫</text:span></text:p>
          </table:table-cell>
          <table:table-cell office:value-type="string" table:style-name="ce24">
            <text:p><text:span text:style-name="T10">板橋高中</text:span></text:p>
          </table:table-cell>
          <table:table-cell office:value-type="float" office:value="300" table:style-name="ce5">
            <text:p>300<text:s/></text:p>
          </table:table-cell>
          <table:table-cell office:value-type="float" office:value="300" table:style-name="ce5">
            <text:p>3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板橋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尊銳室內裝修工程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劉哲彰</text:span></text:p>
          </table:table-cell>
          <table:table-cell office:value-type="string" table:style-name="ce70">
            <text:p><text:span text:style-name="T10">漁光校區走廊地板整建工程計畫</text:span></text:p>
          </table:table-cell>
          <table:table-cell office:value-type="string" table:style-name="ce24">
            <text:p><text:span text:style-name="T10">坪林國小</text:span></text:p>
          </table:table-cell>
          <table:table-cell office:value-type="float" office:value="95" table:style-name="ce5">
            <text:p>95<text:s/></text:p>
          </table:table-cell>
          <table:table-cell office:value-type="float" office:value="95" table:style-name="ce5">
            <text:p>95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坪林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德倫興業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蔣根煌</text:span></text:p>
          </table:table-cell>
          <table:table-cell office:value-type="string" table:style-name="ce70">
            <text:p><text:span text:style-name="T10">明志藝廊計畫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明志國小</text:span></text:p>
          </table:table-cell>
          <table:table-cell office:value-type="string" table:style-name="ce23">
            <text:p><text:span text:style-name="T10">公開取得企劃書</text:span></text:p>
          </table:table-cell>
          <table:table-cell office:value-type="string" table:style-name="ce23">
            <text:p><text:span text:style-name="T10">澄意室內裝修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邱烽堯</text:span></text:p>
          </table:table-cell>
          <table:table-cell office:value-type="string" table:style-name="ce70">
            <text:p>104<text:span text:style-name="T10">年度改善校園環境設備－教學大樓男女廁整修計畫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float" office:value="214" table:style-name="ce5">
            <text:p>214<text:s/></text:p>
          </table:table-cell>
          <table:table-cell office:value-type="float" office:value="214" table:style-name="ce5">
            <text:p>214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鎧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廖正良</text:span></text:p>
          </table:table-cell>
          <table:table-cell office:value-type="string" table:style-name="ce70">
            <text:p>104<text:span text:style-name="T10">年度教學環境照明設備第一期更新計畫</text:span></text:p>
          </table:table-cell>
          <table:table-cell office:value-type="string" table:style-name="ce24">
            <text:p><text:span text:style-name="T10">重慶國小</text:span></text:p>
          </table:table-cell>
          <table:table-cell office:value-type="float" office:value="400" table:style-name="ce5">
            <text:p>400<text:s/></text:p>
          </table:table-cell>
          <table:table-cell office:value-type="float" office:value="400" table:style-name="ce5">
            <text:p>4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重慶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鎧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錦錠</text:span></text:p>
          </table:table-cell>
          <table:table-cell office:value-type="string" table:style-name="ce70">
            <text:p>104<text:span text:style-name="T10">年度改善校園環境設備</text:span><text:span text:style-name="T11">-</text:span><text:span text:style-name="T10">校隊球員淋浴間計畫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float" office:value="200" table:style-name="ce5">
            <text:p>200<text:s/></text:p>
          </table:table-cell>
          <table:table-cell office:value-type="float" office:value="200" table:style-name="ce5">
            <text:p>20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私立竹林高中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鎧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70">
            <text:p>104<text:span text:style-name="T10">年度環境設備改善計畫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float" office:value="160" table:style-name="ce5">
            <text:p>160<text:s/></text:p>
          </table:table-cell>
          <table:table-cell office:value-type="float" office:value="160" table:style-name="ce5">
            <text:p>16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精鎧工程行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金中玉</text:span></text:p>
          </table:table-cell>
          <table:table-cell office:value-type="string" table:style-name="ce70">
            <text:p><text:span text:style-name="T10">購置教學相關設備申請計畫</text:span></text:p>
          </table:table-cell>
          <table:table-cell office:value-type="string" table:style-name="ce24">
            <text:p><text:span text:style-name="T10">和平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和平國小</text:span></text:p>
          </table:table-cell>
          <table:table-cell office:value-type="string" table:style-name="ce23">
            <text:p><text:span text:style-name="T10">限制性招標</text:span></text:p>
          </table:table-cell>
          <table:table-cell office:value-type="string" table:style-name="ce23">
            <text:p><text:span text:style-name="T10">阿瓦塔國際有限公司、巨登科技有限公司、威方資訊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陳世榮</text:span></text:p>
          </table:table-cell>
          <table:table-cell office:value-type="string" table:style-name="ce70">
            <text:p><text:span text:style-name="T10">改善日新樓廁所門板計畫</text:span></text:p>
          </table:table-cell>
          <table:table-cell office:value-type="string" table:style-name="ce24">
            <text:p><text:span text:style-name="T10">柑園國小</text:span></text:p>
          </table:table-cell>
          <table:table-cell office:value-type="float" office:value="150" table:style-name="ce5">
            <text:p>150<text:s/></text:p>
          </table:table-cell>
          <table:table-cell office:value-type="float" office:value="150" table:style-name="ce5">
            <text:p>15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柑園國小</text:span></text:p>
          </table:table-cell>
          <table:table-cell office:value-type="string" table:style-name="ce23">
            <text:p><text:span text:style-name="T10">公開招標</text:span></text:p>
          </table:table-cell>
          <table:table-cell office:value-type="string" table:style-name="ce23">
            <text:p><text:span text:style-name="T10">臺灣學聯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25">
          <table:table-cell office:value-type="string" table:style-name="ce22">
            <text:p><text:span text:style-name="T10">張晉婷</text:span></text:p>
          </table:table-cell>
          <table:table-cell office:value-type="string" table:style-name="ce70">
            <text:p><text:span text:style-name="T10">教學設備改善計畫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float" office:value="90" table:style-name="ce5">
            <text:p>90<text:s/></text:p>
          </table:table-cell>
          <table:table-cell office:value-type="float" office:value="90" table:style-name="ce5">
            <text:p>90<text:s/></text:p>
          </table:table-cell>
          <table:table-cell office:value-type="string" table:style-name="ce23">
            <text:p>5M<text:span text:style-name="T10">建築及設備計畫</text:span><text:span text:style-name="T11">-5M2</text:span><text:span text:style-name="T10">營建及修建工程計畫</text:span><text:span text:style-name="T11">-5M200102</text:span><text:span text:style-name="T10">環教科</text:span><text:span text:style-name="T11">-5-</text:span><text:span text:style-name="T10">購建固定資產、無形資產及長期投資</text:span><text:span text:style-name="T11">-513</text:span><text:span text:style-name="T10">擴充改良房屋建築及設備</text:span><text:span text:style-name="T11">-</text:span><text:span text:style-name="T10">補助各級學校等廁所及校舍修繕、各項活動設施及環境改善等</text:span></text:p>
          </table:table-cell>
          <table:table-cell office:value-type="string" table:style-name="ce24">
            <text:p><text:span text:style-name="T10">更寮國小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23">
            <text:p><text:span text:style-name="T10">伍強水電行、鄭文凱股份有限公司</text:span></text:p>
          </table:table-cell>
          <table:table-cell table:style-name="ce61"/>
          <table:table-cell table:number-columns-repeated="16374" table:style-name="ce59"/>
        </table:table-row>
        <table:table-row table:style-name="ro41">
          <table:table-cell office:value-type="string" table:style-name="ce60">
            <text:p><text:span text:style-name="T3">夷將‧拔路兒</text:span>Icyang<text:span text:style-name="T3">‧</text:span>Parod</text:p>
          </table:table-cell>
          <table:table-cell office:value-type="string" table:style-name="ce69">
            <text:p><text:span text:style-name="T10">數位互動教學評量系統設備計畫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float" office:value="451.3" table:style-name="ce5">
            <text:p>451<text:s/></text:p>
          </table:table-cell>
          <table:table-cell office:value-type="float" office:value="451.3" table:style-name="ce5">
            <text:p>451<text:s/></text:p>
          </table:table-cell>
          <table:table-cell office:value-type="string" table:style-name="ce23">
            <text:p>5M<text:span text:style-name="T10">建築及設備計畫</text:span><text:span text:style-name="T11">-5M4</text:span><text:span text:style-name="T10">其他設備計畫</text:span><text:span text:style-name="T11">-5M400102</text:span><text:span text:style-name="T10">環教科</text:span><text:span text:style-name="T11">-5-</text:span><text:span text:style-name="T10">購建固定資產、無形資產及非理財目的長期投資</text:span><text:span text:style-name="T11">-516</text:span><text:span text:style-name="T10">購置什項設備</text:span><text:span text:style-name="T11">-</text:span><text:span text:style-name="T10">補助各級學校等充實辦公設備、活動設備、各項教學設備等</text:span></text:p>
            <text:p><text:span text:style-name="T11">5M</text:span><text:span text:style-name="T10">建築及設備計畫</text:span><text:span text:style-name="T11">-5M4</text:span><text:span text:style-name="T10">其他設備計畫</text:span><text:span text:style-name="T11">-5M500102</text:span><text:span text:style-name="T10">環教科</text:span><text:span text:style-name="T11">-5-</text:span><text:span text:style-name="T10">購建固定資產、無形資產及非理財目的之長期投資</text:span><text:span text:style-name="T11">-521</text:span><text:span text:style-name="T10">購置電腦軟體</text:span><text:span text:style-name="T11">-</text:span><text:span text:style-name="T10">補助各級學校等充實辦公設備、活動設備、各項教學設備等</text:span></text:p>
          </table:table-cell>
          <table:table-cell office:value-type="string" table:style-name="ce24">
            <text:p><text:span text:style-name="T10">實踐國小</text:span></text:p>
          </table:table-cell>
          <table:table-cell office:value-type="string" table:style-name="ce23">
            <text:p><text:span text:style-name="T10">共同契約</text:span><text:span text:style-name="T11">(</text:span><text:span text:style-name="T10">軟體</text:span><text:span text:style-name="T11">)</text:span></text:p>
            <text:p><text:span text:style-name="T10">逕洽廠商</text:span><text:span text:style-name="T11">(</text:span><text:span text:style-name="T10">硬體</text:span><text:span text:style-name="T11">)</text:span></text:p>
          </table:table-cell>
          <table:table-cell office:value-type="string" table:style-name="ce23">
            <text:p><text:span text:style-name="T10">彩達科技有限公司、萬達立新企業社</text:span></text:p>
          </table:table-cell>
          <table:table-cell table:style-name="ce61"/>
          <table:table-cell table:number-columns-repeated="16374" table:style-name="ce59"/>
        </table:table-row>
        <table:table-row table:style-name="ro42">
          <table:table-cell office:value-type="string" table:style-name="ce30">
            <text:p><text:span text:style-name="T3">陳儀君</text:span></text:p>
          </table:table-cell>
          <table:table-cell office:value-type="string" table:style-name="ce9">
            <text:p><text:span text:style-name="T3">新店分局頂城派出所購置</text:span>LED<text:span text:style-name="T3">電子看板</text:span></text:p>
          </table:table-cell>
          <table:table-cell office:value-type="string" table:style-name="ce41">
            <text:p>頂城派出所</text:p>
          </table:table-cell>
          <table:table-cell office:value-type="float" office:value="100" table:style-name="ce3">
            <text:p><text:s/>100<text:s/></text:p>
          </table:table-cell>
          <table:table-cell office:value-type="float" office:value="100" table:style-name="ce3">
            <text:p><text:s/>100<text:s/></text:p>
          </table:table-cell>
          <table:table-cell office:value-type="string" table:style-name="ce31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1">
            <text:p><text:span text:style-name="T3">新店分局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32">
            <text:p><text:span text:style-name="T3">新耀光電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43">
          <table:table-cell office:value-type="string" table:style-name="ce30">
            <text:p><text:span text:style-name="T3">蔣根煌</text:span></text:p>
          </table:table-cell>
          <table:table-cell office:value-type="string" table:style-name="ce33">
            <text:p><text:span text:style-name="T10">新莊分局購硬碟式數位攝影機</text:span></text:p>
          </table:table-cell>
          <table:table-cell office:value-type="string" table:style-name="ce41">
            <text:p>新莊分局</text:p>
          </table:table-cell>
          <table:table-cell office:value-type="float" office:value="97" table:style-name="ce3">
            <text:p><text:s/>97<text:s/></text:p>
          </table:table-cell>
          <table:table-cell office:value-type="float" office:value="97" table:style-name="ce3">
            <text:p><text:s/>97<text:s/></text:p>
          </table:table-cell>
          <table:table-cell office:value-type="string" table:style-name="ce31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1">
            <text:p><text:span text:style-name="T3">新莊分局</text:span></text:p>
          </table:table-cell>
          <table:table-cell office:value-type="string" table:style-name="ce23">
            <text:p><text:span text:style-name="T10">逕洽廠商</text:span></text:p>
          </table:table-cell>
          <table:table-cell office:value-type="string" table:style-name="ce32">
            <text:p><text:span text:style-name="T3">強亞貿易股份有限公司</text:span></text:p>
          </table:table-cell>
          <table:table-cell table:style-name="ce61"/>
          <table:table-cell table:number-columns-repeated="16374" table:style-name="ce57"/>
        </table:table-row>
        <table:table-row table:style-name="ro44">
          <table:table-cell office:value-type="string" table:style-name="ce34">
            <text:p><text:span text:style-name="T9">陳文治</text:span></text:p>
          </table:table-cell>
          <table:table-cell office:value-type="string" table:style-name="ce35">
            <text:p>104<text:span text:style-name="T3">年度本局暨所屬老舊廳舍整修工程</text:span>(<text:span text:style-name="T3">分局本部、光華所、泰山所</text:span>)</text:p>
          </table:table-cell>
          <table:table-cell office:value-type="string" table:style-name="ce36">
            <text:p><text:span text:style-name="T3">新莊分局本部、光華所、泰山所</text:span></text:p>
          </table:table-cell>
          <table:table-cell office:value-type="float" office:value="1000" table:style-name="ce3">
            <text:p><text:s/>1,000<text:s/></text:p>
          </table:table-cell>
          <table:table-cell office:value-type="float" office:value="1000" table:style-name="ce3">
            <text:p><text:s/>1,000<text:s/></text:p>
          </table:table-cell>
          <table:table-cell office:value-type="string" table:style-name="ce31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1">
            <text:p><text:span text:style-name="T3">新北市政府警察局</text:span></text:p>
          </table:table-cell>
          <table:table-cell office:value-type="string" table:style-name="ce31">
            <text:p><text:span text:style-name="T3">公開招標</text:span></text:p>
          </table:table-cell>
          <table:table-cell office:value-type="string" table:style-name="ce37">
            <text:p><text:span text:style-name="T3">松寶營造有限公司</text:span></text:p>
          </table:table-cell>
          <table:table-cell table:style-name="ce61"/>
          <table:table-cell table:number-columns-repeated="16374" table:style-name="ce57"/>
        </table:table-row>
        <table:table-row table:number-rows-repeated="1048063" table:style-name="ro45">
          <table:table-cell table:number-columns-repeated="16384"/>
        </table:table-row>
      </table:table>
      <table:database-ranges>
        <table:database-range table:target-range-address="公告.A5:公告.J5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標楷體" svg:font-family="標楷體"/>
    <style:font-face style:name="Helv" svg:font-family="Helv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Sheet1" style:display-name="一般_Sheet1" style:family="table-cell" style:data-style-name="N0">
      <style:table-cell-properties style:vertical-align="automatic" fo:background-color="transparent"/>
    </style:style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33"/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cf1" style:family="table-cell">
      <style:table-cell-properties fo:background-color="#FFFFFF"/>
    </style:style>
    <style:style style:name="cf2" style:family="table-cell">
      <style:table-cell-properties fo:background-color="#FFFFFF"/>
      <style:text-properties fo:color="#000000"/>
    </style:style>
    <style:style style:name="cf3" style:family="table-cell">
      <style:table-cell-properties fo:background-color="#FFC7CE"/>
    </style:style>
    <style:style style:name="cf4" style:family="table-cell">
      <style:table-cell-properties fo:background-color="#CCFFCC"/>
    </style:style>
    <style:style style:name="cf5" style:family="table-cell">
      <style:table-cell-properties fo:background-color="#FFEB9C"/>
      <style:text-properties fo:color="#9C6500"/>
    </style:style>
    <style:style style:name="cf6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93700787401575in" fo:margin-bottom="0.393700787401575in" fo:margin-left="0.31496062992126in" fo:margin-right="0.31496062992126in" style:print-orientation="landscape" style:print-page-order="ttb" style:first-page-number="continue" style:scale-to="7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郭鎮豪</meta:initial-creator>
    <dc:creator>許品晨</dc:creator>
    <meta:creation-date>2015-07-13T01:58:05Z</meta:creation-date>
    <dc:date>2017-04-11T08:26:38Z</dc:date>
    <meta:print-date>2017-04-11T06:43:53Z</meta:print-date>
  </office:meta>
</office:document-meta>
</file>